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4.45pt"/>
    </style:style>
    <style:style style:name="co2" style:family="table-column">
      <style:table-column-properties fo:break-before="auto" style:column-width="119.85pt"/>
    </style:style>
    <style:style style:name="co3" style:family="table-column">
      <style:table-column-properties fo:break-before="auto" style:column-width="114.29pt"/>
    </style:style>
    <style:style style:name="co4" style:family="table-column">
      <style:table-column-properties fo:break-before="auto" style:column-width="35.69pt"/>
    </style:style>
    <style:style style:name="co5" style:family="table-column">
      <style:table-column-properties fo:break-before="auto" style:column-width="32.54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98.39pt"/>
    </style:style>
    <style:style style:name="co8" style:family="table-column">
      <style:table-column-properties fo:break-before="auto" style:column-width="95.19pt"/>
    </style:style>
    <style:style style:name="co9" style:family="table-column">
      <style:table-column-properties fo:break-before="auto" style:column-width="25.4pt"/>
    </style:style>
    <style:style style:name="co10" style:family="table-column">
      <style:table-column-properties fo:break-before="auto" style:column-width="27.81pt"/>
    </style:style>
    <style:style style:name="co11" style:family="table-column">
      <style:table-column-properties fo:break-before="auto" style:column-width="46.86pt"/>
    </style:style>
    <style:style style:name="co1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/>
          <table:table-cell table:style-name="ce2" office:value-type="string" calcext:value-type="string">
            <text:p>inv. % of uncommented</text:p>
          </table:table-cell>
          <table:table-cell table:style-name="ce2" office:value-type="string" calcext:value-type="string">
            <text:p>normalized valu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style-name="ce2" office:value-type="string" calcext:value-type="string">
            <text:p>average comments</text:p>
          </table:table-cell>
          <table:table-cell table:style-name="ce2" office:value-type="string" calcext:value-type="string">
            <text:p>normilized values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style-name="ce2" office:value-type="string" calcext:value-type="string">
            <text:p>num issues</text:p>
          </table:table-cell>
          <table:table-cell table:style-name="ce2" office:value-type="string" calcext:value-type="string">
            <text:p>normalized valu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rank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ta store</text:p>
          </table:table-cell>
          <table:table-cell table:style-name="ce3" table:number-columns-repeated="2"/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96" calcext:value-type="float">
            <text:p>0.96</text:p>
          </table:table-cell>
          <table:table-cell table:style-name="ce3" table:formula="of:=[.E2]-[.D2]" office:value-type="float" office:value="0.17" calcext:value-type="float">
            <text:p>0.17</text:p>
          </table:table-cell>
          <table:table-cell table:style-name="ce3" table:number-columns-repeated="2"/>
          <table:table-cell table:style-name="ce1" office:value-type="float" office:value="2.59" calcext:value-type="float">
            <text:p>2.59</text:p>
          </table:table-cell>
          <table:table-cell table:style-name="ce1" office:value-type="float" office:value="13.53" calcext:value-type="float">
            <text:p>13.53</text:p>
          </table:table-cell>
          <table:table-cell table:style-name="ce3" table:formula="of:=[.J2]-[.I2]" office:value-type="float" office:value="10.94" calcext:value-type="float">
            <text:p>10.94</text:p>
          </table:table-cell>
          <table:table-cell table:style-name="ce3" table:number-columns-repeated="2"/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23669" calcext:value-type="float">
            <text:p>23669</text:p>
          </table:table-cell>
          <table:table-cell table:style-name="ce3" table:formula="of:=[.O2]-[.N2]" office:value-type="float" office:value="23446" calcext:value-type="float">
            <text:p>23446</text:p>
          </table:table-cell>
          <table:table-cell table:style-name="ce3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Derby</text:p>
          </table:table-cell>
          <table:table-cell table:style-name="ce4" table:formula="of:=1-0.04" office:value-type="float" office:value="0.96" calcext:value-type="float">
            <text:p>0.96</text:p>
          </table:table-cell>
          <table:table-cell table:style-name="ce4" table:formula="of:=([.B3]-[.$D$2])/[.$F$2]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9.03" calcext:value-type="float">
            <text:p>9.03</text:p>
          </table:table-cell>
          <table:table-cell table:style-name="ce4" table:formula="of:=([.G3]-[.$I$2])/[.$K$2]" office:value-type="float" office:value="0.588665447897623" calcext:value-type="float">
            <text:p>0.588665447897623</text:p>
          </table:table-cell>
          <table:table-cell table:number-columns-repeated="3"/>
          <table:table-cell table:style-name="ce2" office:value-type="float" office:value="7059" calcext:value-type="float">
            <text:p>7059</text:p>
          </table:table-cell>
          <table:table-cell table:style-name="ce4" table:formula="of:=([.L3]-[.$N$2])/[.$P$2]" office:value-type="float" office:value="0.291563592936962" calcext:value-type="float">
            <text:p>0.291563592936962</text:p>
          </table:table-cell>
          <table:table-cell table:number-columns-repeated="3"/>
          <table:table-cell table:style-name="ce4" table:formula="of:=[.H3]+[.C3]" office:value-type="float" office:value="1.58866544789762" calcext:value-type="float">
            <text:p>1.58866544789762</text:p>
          </table:table-cell>
          <table:table-cell table:style-name="ce2" table:formula="of:=RANK([.Q3];[.$Q$3:.$Q$10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HBase</text:p>
          </table:table-cell>
          <table:table-cell table:style-name="ce4" table:formula="of:=1-0.05" office:value-type="float" office:value="0.95" calcext:value-type="float">
            <text:p>0.95</text:p>
          </table:table-cell>
          <table:table-cell table:style-name="ce4" table:formula="of:=([.B4]-[.$D$2])/[.$F$2]" office:value-type="float" office:value="0.941176470588235" calcext:value-type="float">
            <text:p>0.941176470588235</text:p>
          </table:table-cell>
          <table:table-cell table:number-columns-repeated="3"/>
          <table:table-cell table:style-name="ce2" office:value-type="float" office:value="13.53" calcext:value-type="float">
            <text:p>13.53</text:p>
          </table:table-cell>
          <table:table-cell table:style-name="ce4" table:formula="of:=([.G4]-[.$I$2])/[.$K$2]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23669" calcext:value-type="float">
            <text:p>23669</text:p>
          </table:table-cell>
          <table:table-cell table:style-name="ce4" table:formula="of:=([.L4]-[.$N$2])/[.$P$2]" office:value-type="float" office:value="1" calcext:value-type="float">
            <text:p>1</text:p>
          </table:table-cell>
          <table:table-cell table:number-columns-repeated="3"/>
          <table:table-cell table:style-name="ce4" table:formula="of:=[.H4]+[.C4]" office:value-type="float" office:value="1.94117647058824" calcext:value-type="float">
            <text:p>1.94117647058824</text:p>
          </table:table-cell>
          <table:table-cell table:style-name="ce2" table:formula="of:=RANK([.Q4];[.$Q$3:.$Q$10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assandra</text:p>
          </table:table-cell>
          <table:table-cell table:style-name="ce4" table:formula="of:=1-0.06" office:value-type="float" office:value="0.94" calcext:value-type="float">
            <text:p>0.94</text:p>
          </table:table-cell>
          <table:table-cell table:style-name="ce4" table:formula="of:=([.B5]-[.$D$2])/[.$F$2]" office:value-type="float" office:value="0.882352941176471" calcext:value-type="float">
            <text:p>0.882352941176471</text:p>
          </table:table-cell>
          <table:table-cell table:number-columns-repeated="3"/>
          <table:table-cell table:style-name="ce2" office:value-type="float" office:value="7.27" calcext:value-type="float">
            <text:p>7.27</text:p>
          </table:table-cell>
          <table:table-cell table:style-name="ce4" table:formula="of:=([.G5]-[.$I$2])/[.$K$2]" office:value-type="float" office:value="0.427787934186472" calcext:value-type="float">
            <text:p>0.427787934186472</text:p>
          </table:table-cell>
          <table:table-cell table:number-columns-repeated="3"/>
          <table:table-cell table:style-name="ce2" office:value-type="float" office:value="15493" calcext:value-type="float">
            <text:p>15493</text:p>
          </table:table-cell>
          <table:table-cell table:style-name="ce4" table:formula="of:=([.L5]-[.$N$2])/[.$P$2]" office:value-type="float" office:value="0.65128380107481" calcext:value-type="float">
            <text:p>0.65128380107481</text:p>
          </table:table-cell>
          <table:table-cell table:number-columns-repeated="3"/>
          <table:table-cell table:style-name="ce4" table:formula="of:=[.H5]+[.C5]" office:value-type="float" office:value="1.31014087536294" calcext:value-type="float">
            <text:p>1.31014087536294</text:p>
          </table:table-cell>
          <table:table-cell table:style-name="ce2" table:formula="of:=RANK([.Q5];[.$Q$3:.$Q$10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ccumulo</text:p>
          </table:table-cell>
          <table:table-cell table:style-name="ce4" table:formula="of:=1-0.21" office:value-type="float" office:value="0.79" calcext:value-type="float">
            <text:p>0.79</text:p>
          </table:table-cell>
          <table:table-cell table:style-name="ce4" table:formula="of:=([.B6]-[.$D$2])/[.$F$2]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6.08" calcext:value-type="float">
            <text:p>6.08</text:p>
          </table:table-cell>
          <table:table-cell table:style-name="ce4" table:formula="of:=([.G6]-[.$I$2])/[.$K$2]" office:value-type="float" office:value="0.319012797074954" calcext:value-type="float">
            <text:p>0.319012797074954</text:p>
          </table:table-cell>
          <table:table-cell table:number-columns-repeated="3"/>
          <table:table-cell table:style-name="ce2" office:value-type="float" office:value="4745" calcext:value-type="float">
            <text:p>4745</text:p>
          </table:table-cell>
          <table:table-cell table:style-name="ce4" table:formula="of:=([.L6]-[.$N$2])/[.$P$2]" office:value-type="float" office:value="0.192868719611021" calcext:value-type="float">
            <text:p>0.192868719611021</text:p>
          </table:table-cell>
          <table:table-cell table:number-columns-repeated="3"/>
          <table:table-cell table:style-name="ce4" table:formula="of:=[.H6]+[.C6]" office:value-type="float" office:value="0.319012797074954" calcext:value-type="float">
            <text:p>0.319012797074954</text:p>
          </table:table-cell>
          <table:table-cell table:style-name="ce2" table:formula="of:=RANK([.Q6];[.$Q$3:.$Q$10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irectory</text:p>
          </table:table-cell>
          <table:table-cell table:style-name="ce4" table:formula="of:=1-0.08" office:value-type="float" office:value="0.92" calcext:value-type="float">
            <text:p>0.92</text:p>
          </table:table-cell>
          <table:table-cell table:style-name="ce4" table:formula="of:=([.B7]-[.$D$2])/[.$F$2]" office:value-type="float" office:value="0.764705882352941" calcext:value-type="float">
            <text:p>0.764705882352941</text:p>
          </table:table-cell>
          <table:table-cell table:number-columns-repeated="3"/>
          <table:table-cell table:style-name="ce2" office:value-type="float" office:value="2.59" calcext:value-type="float">
            <text:p>2.59</text:p>
          </table:table-cell>
          <table:table-cell table:style-name="ce4" table:formula="of:=([.G7]-[.$I$2])/[.$K$2]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223" calcext:value-type="float">
            <text:p>223</text:p>
          </table:table-cell>
          <table:table-cell table:style-name="ce4" table:formula="of:=([.L7]-[.$N$2])/[.$P$2]" office:value-type="float" office:value="0" calcext:value-type="float">
            <text:p>0</text:p>
          </table:table-cell>
          <table:table-cell table:number-columns-repeated="3"/>
          <table:table-cell table:style-name="ce4" table:formula="of:=[.H7]+[.C7]" office:value-type="float" office:value="0.764705882352941" calcext:value-type="float">
            <text:p>0.764705882352941</text:p>
          </table:table-cell>
          <table:table-cell table:style-name="ce2" table:formula="of:=RANK([.Q7];[.$Q$3:.$Q$10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irectory Studio</text:p>
          </table:table-cell>
          <table:table-cell table:style-name="ce4" table:formula="of:=1-0.1" office:value-type="float" office:value="0.9" calcext:value-type="float">
            <text:p>0.9</text:p>
          </table:table-cell>
          <table:table-cell table:style-name="ce4" table:formula="of:=([.B8]-[.$D$2])/[.$F$2]" office:value-type="float" office:value="0.647058823529412" calcext:value-type="float">
            <text:p>0.647058823529412</text:p>
          </table:table-cell>
          <table:table-cell table:number-columns-repeated="3"/>
          <table:table-cell table:style-name="ce2" office:value-type="float" office:value="3.5" calcext:value-type="float">
            <text:p>3.5</text:p>
          </table:table-cell>
          <table:table-cell table:style-name="ce4" table:formula="of:=([.G8]-[.$I$2])/[.$K$2]" office:value-type="float" office:value="0.0831809872029251" calcext:value-type="float">
            <text:p>0.083180987202925</text:p>
          </table:table-cell>
          <table:table-cell table:number-columns-repeated="3"/>
          <table:table-cell table:style-name="ce2" office:value-type="float" office:value="1231" calcext:value-type="float">
            <text:p>1231</text:p>
          </table:table-cell>
          <table:table-cell table:style-name="ce4" table:formula="of:=([.L8]-[.$N$2])/[.$P$2]" office:value-type="float" office:value="0.0429924080866672" calcext:value-type="float">
            <text:p>0.042992408086667</text:p>
          </table:table-cell>
          <table:table-cell table:number-columns-repeated="3"/>
          <table:table-cell table:style-name="ce4" table:formula="of:=[.H8]+[.C8]" office:value-type="float" office:value="0.730239810732337" calcext:value-type="float">
            <text:p>0.730239810732337</text:p>
          </table:table-cell>
          <table:table-cell table:style-name="ce2" table:formula="of:=RANK([.Q8];[.$Q$3:.$Q$10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Hive</text:p>
          </table:table-cell>
          <table:table-cell table:style-name="ce4" table:formula="of:=1-0.13" office:value-type="float" office:value="0.87" calcext:value-type="float">
            <text:p>0.87</text:p>
          </table:table-cell>
          <table:table-cell table:style-name="ce4" table:formula="of:=([.B9]-[.$D$2])/[.$F$2]" office:value-type="float" office:value="0.470588235294117" calcext:value-type="float">
            <text:p>0.470588235294117</text:p>
          </table:table-cell>
          <table:table-cell table:number-columns-repeated="3"/>
          <table:table-cell table:style-name="ce2" office:value-type="float" office:value="8.9" calcext:value-type="float">
            <text:p>8.9</text:p>
          </table:table-cell>
          <table:table-cell table:style-name="ce4" table:formula="of:=([.G9]-[.$I$2])/[.$K$2]" office:value-type="float" office:value="0.576782449725777" calcext:value-type="float">
            <text:p>0.576782449725777</text:p>
          </table:table-cell>
          <table:table-cell table:number-columns-repeated="3"/>
          <table:table-cell table:style-name="ce2" office:value-type="float" office:value="22838" calcext:value-type="float">
            <text:p>22838</text:p>
          </table:table-cell>
          <table:table-cell table:style-name="ce4" table:formula="of:=([.L9]-[.$N$2])/[.$P$2]" office:value-type="float" office:value="0.964556854047599" calcext:value-type="float">
            <text:p>0.964556854047599</text:p>
          </table:table-cell>
          <table:table-cell table:number-columns-repeated="3"/>
          <table:table-cell table:style-name="ce4" table:formula="of:=[.H9]+[.C9]" office:value-type="float" office:value="1.04737068501989" calcext:value-type="float">
            <text:p>1.04737068501989</text:p>
          </table:table-cell>
          <table:table-cell table:style-name="ce2" table:formula="of:=RANK([.Q9];[.$Q$3:.$Q$10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ajo</text:p>
          </table:table-cell>
          <table:table-cell table:style-name="ce4" table:formula="of:=1-0.12" office:value-type="float" office:value="0.88" calcext:value-type="float">
            <text:p>0.88</text:p>
          </table:table-cell>
          <table:table-cell table:style-name="ce4" table:formula="of:=([.B10]-[.$D$2])/[.$F$2]" office:value-type="float" office:value="0.529411764705882" calcext:value-type="float">
            <text:p>0.529411764705882</text:p>
          </table:table-cell>
          <table:table-cell table:number-columns-repeated="3"/>
          <table:table-cell table:style-name="ce2" office:value-type="float" office:value="8.44" calcext:value-type="float">
            <text:p>8.44</text:p>
          </table:table-cell>
          <table:table-cell table:style-name="ce4" table:formula="of:=([.G10]-[.$I$2])/[.$K$2]" office:value-type="float" office:value="0.53473491773309" calcext:value-type="float">
            <text:p>0.53473491773309</text:p>
          </table:table-cell>
          <table:table-cell table:number-columns-repeated="3"/>
          <table:table-cell table:style-name="ce2" office:value-type="float" office:value="2182" calcext:value-type="float">
            <text:p>2182</text:p>
          </table:table-cell>
          <table:table-cell table:style-name="ce4" table:formula="of:=([.L10]-[.$N$2])/[.$P$2]" office:value-type="float" office:value="0.0835536978589098" calcext:value-type="float">
            <text:p>0.08355369785891</text:p>
          </table:table-cell>
          <table:table-cell table:number-columns-repeated="3"/>
          <table:table-cell table:style-name="ce4" table:formula="of:=[.H10]+[.C10]" office:value-type="float" office:value="1.06414668243897" calcext:value-type="float">
            <text:p>1.06414668243897</text:p>
          </table:table-cell>
          <table:table-cell table:style-name="ce2" table:formula="of:=RANK([.Q10];[.$Q$3:.$Q$10])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nv. % of uncommented</text:p>
          </table:table-cell>
          <table:table-cell table:style-name="ce2" office:value-type="string" calcext:value-type="string">
            <text:p>normalized valu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style-name="ce2" office:value-type="string" calcext:value-type="string">
            <text:p>average comments</text:p>
          </table:table-cell>
          <table:table-cell table:style-name="ce2" office:value-type="string" calcext:value-type="string">
            <text:p>normilized values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style-name="ce2" office:value-type="string" calcext:value-type="string">
            <text:p>num issues</text:p>
          </table:table-cell>
          <table:table-cell table:style-name="ce2" office:value-type="string" calcext:value-type="string">
            <text:p>normalized valu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rank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ddleware</text:p>
          </table:table-cell>
          <table:table-cell table:style-name="ce3" table:number-columns-repeated="2"/>
          <table:table-cell table:style-name="ce3" table:formula="of:=1-0.21" office:value-type="float" office:value="0.79" calcext:value-type="float">
            <text:p>0.79</text:p>
          </table:table-cell>
          <table:table-cell table:style-name="ce3" table:formula="of:=1-0.05" office:value-type="float" office:value="0.95" calcext:value-type="float">
            <text:p>0.95</text:p>
          </table:table-cell>
          <table:table-cell table:style-name="ce3" table:formula="of:=[.E13]-[.D13]" office:value-type="float" office:value="0.16" calcext:value-type="float">
            <text:p>0.16</text:p>
          </table:table-cell>
          <table:table-cell table:style-name="ce3" table:number-columns-repeated="2"/>
          <table:table-cell table:style-name="ce1" office:value-type="float" office:value="1.92" calcext:value-type="float">
            <text:p>1.92</text:p>
          </table:table-cell>
          <table:table-cell table:style-name="ce1" office:value-type="float" office:value="6.12" calcext:value-type="float">
            <text:p>6.12</text:p>
          </table:table-cell>
          <table:table-cell table:style-name="ce3" table:formula="of:=[.J13]-[.I13]" office:value-type="float" office:value="4.2" calcext:value-type="float">
            <text:p>4.2</text:p>
          </table:table-cell>
          <table:table-cell table:style-name="ce3" table:number-columns-repeated="2"/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4570" calcext:value-type="float">
            <text:p>14570</text:p>
          </table:table-cell>
          <table:table-cell table:style-name="ce3" table:formula="of:=[.O13]-[.N13]" office:value-type="float" office:value="14354" calcext:value-type="float">
            <text:p>14354</text:p>
          </table:table-cell>
          <table:table-cell table:style-name="ce3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ActiveMQ</text:p>
          </table:table-cell>
          <table:table-cell table:style-name="ce4" table:formula="of:=1-0.09" office:value-type="float" office:value="0.91" calcext:value-type="float">
            <text:p>0.91</text:p>
          </table:table-cell>
          <table:table-cell table:style-name="ce2" table:formula="of:=([.B14]-[.$D$13])/[.$F$13]" office:value-type="float" office:value="0.75" calcext:value-type="float">
            <text:p>0.75</text:p>
          </table:table-cell>
          <table:table-cell table:number-columns-repeated="3"/>
          <table:table-cell table:style-name="ce2" office:value-type="float" office:value="3.47" calcext:value-type="float">
            <text:p>3.47</text:p>
          </table:table-cell>
          <table:table-cell table:style-name="ce4" table:formula="of:=([.G14]-[.$I$13])/[.$K$13]" office:value-type="float" office:value="0.369047619047619" calcext:value-type="float">
            <text:p>0.369047619047619</text:p>
          </table:table-cell>
          <table:table-cell table:number-columns-repeated="3"/>
          <table:table-cell table:style-name="ce2" office:value-type="float" office:value="7140" calcext:value-type="float">
            <text:p>7140</text:p>
          </table:table-cell>
          <table:table-cell table:style-name="ce4" table:formula="of:=([.L14]-[.$N$13])/[.$P$13]" office:value-type="float" office:value="0.482374251079838" calcext:value-type="float">
            <text:p>0.482374251079838</text:p>
          </table:table-cell>
          <table:table-cell table:number-columns-repeated="3"/>
          <table:table-cell table:style-name="ce4" table:formula="of:=[.H14]+[.C14]" office:value-type="float" office:value="1.11904761904762" calcext:value-type="float">
            <text:p>1.11904761904762</text:p>
          </table:table-cell>
          <table:table-cell table:style-name="ce2" table:formula="of:=RANK([.Q14];[.$Q$14:.$Q$24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xis2</text:p>
          </table:table-cell>
          <table:table-cell table:style-name="ce4" table:formula="of:=1-0.08" office:value-type="float" office:value="0.92" calcext:value-type="float">
            <text:p>0.92</text:p>
          </table:table-cell>
          <table:table-cell table:style-name="ce2" table:formula="of:=([.B15]-[.$D$13])/[.$F$13]" office:value-type="float" office:value="0.8125" calcext:value-type="float">
            <text:p>0.8125</text:p>
          </table:table-cell>
          <table:table-cell table:number-columns-repeated="3"/>
          <table:table-cell table:style-name="ce2" office:value-type="float" office:value="3.25" calcext:value-type="float">
            <text:p>3.25</text:p>
          </table:table-cell>
          <table:table-cell table:style-name="ce4" table:formula="of:=([.G15]-[.$I$13])/[.$K$13]" office:value-type="float" office:value="0.316666666666667" calcext:value-type="float">
            <text:p>0.316666666666667</text:p>
          </table:table-cell>
          <table:table-cell table:number-columns-repeated="3"/>
          <table:table-cell table:style-name="ce2" office:value-type="float" office:value="5877" calcext:value-type="float">
            <text:p>5877</text:p>
          </table:table-cell>
          <table:table-cell table:style-name="ce4" table:formula="of:=([.L15]-[.$N$13])/[.$P$13]" office:value-type="float" office:value="0.394384840462589" calcext:value-type="float">
            <text:p>0.394384840462589</text:p>
          </table:table-cell>
          <table:table-cell table:number-columns-repeated="3"/>
          <table:table-cell table:style-name="ce4" table:formula="of:=[.H15]+[.C15]" office:value-type="float" office:value="1.12916666666667" calcext:value-type="float">
            <text:p>1.12916666666667</text:p>
          </table:table-cell>
          <table:table-cell table:style-name="ce2" table:formula="of:=RANK([.Q15];[.$Q$14:.$Q$24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amel</text:p>
          </table:table-cell>
          <table:table-cell table:style-name="ce4" table:formula="of:=1-0.2" office:value-type="float" office:value="0.8" calcext:value-type="float">
            <text:p>0.8</text:p>
          </table:table-cell>
          <table:table-cell table:style-name="ce2" table:formula="of:=([.B16]-[.$D$13])/[.$F$13]" office:value-type="float" office:value="0.0625000000000001" calcext:value-type="float">
            <text:p>0.0625</text:p>
          </table:table-cell>
          <table:table-cell table:number-columns-repeated="3"/>
          <table:table-cell table:style-name="ce2" office:value-type="float" office:value="4.03" calcext:value-type="float">
            <text:p>4.03</text:p>
          </table:table-cell>
          <table:table-cell table:style-name="ce4" table:formula="of:=([.G16]-[.$I$13])/[.$K$13]" office:value-type="float" office:value="0.502380952380952" calcext:value-type="float">
            <text:p>0.502380952380952</text:p>
          </table:table-cell>
          <table:table-cell table:number-columns-repeated="3"/>
          <table:table-cell table:style-name="ce2" office:value-type="float" office:value="14570" calcext:value-type="float">
            <text:p>14570</text:p>
          </table:table-cell>
          <table:table-cell table:style-name="ce4" table:formula="of:=([.L16]-[.$N$13])/[.$P$13]" office:value-type="float" office:value="1" calcext:value-type="float">
            <text:p>1</text:p>
          </table:table-cell>
          <table:table-cell table:number-columns-repeated="3"/>
          <table:table-cell table:style-name="ce4" table:formula="of:=[.H16]+[.C16]" office:value-type="float" office:value="0.564880952380953" calcext:value-type="float">
            <text:p>0.564880952380953</text:p>
          </table:table-cell>
          <table:table-cell table:style-name="ce2" table:formula="of:=RANK([.Q16];[.$Q$14:.$Q$24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FtpServer</text:p>
          </table:table-cell>
          <table:table-cell table:style-name="ce4" table:formula="of:=1-0.12" office:value-type="float" office:value="0.88" calcext:value-type="float">
            <text:p>0.88</text:p>
          </table:table-cell>
          <table:table-cell table:style-name="ce2" table:formula="of:=([.B17]-[.$D$13])/[.$F$13]" office:value-type="float" office:value="0.5625" calcext:value-type="float">
            <text:p>0.5625</text:p>
          </table:table-cell>
          <table:table-cell table:number-columns-repeated="3"/>
          <table:table-cell table:style-name="ce2" office:value-type="float" office:value="2.81" calcext:value-type="float">
            <text:p>2.81</text:p>
          </table:table-cell>
          <table:table-cell table:style-name="ce4" table:formula="of:=([.G17]-[.$I$13])/[.$K$13]" office:value-type="float" office:value="0.211904761904762" calcext:value-type="float">
            <text:p>0.211904761904762</text:p>
          </table:table-cell>
          <table:table-cell table:number-columns-repeated="3"/>
          <table:table-cell table:style-name="ce2" office:value-type="float" office:value="491" calcext:value-type="float">
            <text:p>491</text:p>
          </table:table-cell>
          <table:table-cell table:style-name="ce4" table:formula="of:=([.L17]-[.$N$13])/[.$P$13]" office:value-type="float" office:value="0.0191584227393061" calcext:value-type="float">
            <text:p>0.019158422739306</text:p>
          </table:table-cell>
          <table:table-cell table:number-columns-repeated="3"/>
          <table:table-cell table:style-name="ce4" table:formula="of:=[.H17]+[.C17]" office:value-type="float" office:value="0.774404761904762" calcext:value-type="float">
            <text:p>0.774404761904762</text:p>
          </table:table-cell>
          <table:table-cell table:style-name="ce2" table:formula="of:=RANK([.Q17];[.$Q$14:.$Q$24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Guacamole</text:p>
          </table:table-cell>
          <table:table-cell table:style-name="ce4" table:formula="of:=1-0.21" office:value-type="float" office:value="0.79" calcext:value-type="float">
            <text:p>0.79</text:p>
          </table:table-cell>
          <table:table-cell table:style-name="ce2" table:formula="of:=([.B18]-[.$D$13])/[.$F$13]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3.91" calcext:value-type="float">
            <text:p>3.91</text:p>
          </table:table-cell>
          <table:table-cell table:style-name="ce4" table:formula="of:=([.G18]-[.$I$13])/[.$K$13]" office:value-type="float" office:value="0.473809523809524" calcext:value-type="float">
            <text:p>0.473809523809524</text:p>
          </table:table-cell>
          <table:table-cell table:number-columns-repeated="3"/>
          <table:table-cell table:style-name="ce2" office:value-type="float" office:value="964" calcext:value-type="float">
            <text:p>964</text:p>
          </table:table-cell>
          <table:table-cell table:style-name="ce4" table:formula="of:=([.L18]-[.$N$13])/[.$P$13]" office:value-type="float" office:value="0.0521109098509126" calcext:value-type="float">
            <text:p>0.052110909850913</text:p>
          </table:table-cell>
          <table:table-cell table:number-columns-repeated="3"/>
          <table:table-cell table:style-name="ce4" table:formula="of:=[.H18]+[.C18]" office:value-type="float" office:value="0.473809523809524" calcext:value-type="float">
            <text:p>0.473809523809524</text:p>
          </table:table-cell>
          <table:table-cell table:style-name="ce2" table:formula="of:=RANK([.Q18];[.$Q$14:.$Q$24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INA</text:p>
          </table:table-cell>
          <table:table-cell table:style-name="ce4" table:formula="of:=1-0.07" office:value-type="float" office:value="0.93" calcext:value-type="float">
            <text:p>0.93</text:p>
          </table:table-cell>
          <table:table-cell table:style-name="ce2" table:formula="of:=([.B19]-[.$D$13])/[.$F$13]" office:value-type="float" office:value="0.875" calcext:value-type="float">
            <text:p>0.875</text:p>
          </table:table-cell>
          <table:table-cell table:number-columns-repeated="3"/>
          <table:table-cell table:style-name="ce2" office:value-type="float" office:value="4.66" calcext:value-type="float">
            <text:p>4.66</text:p>
          </table:table-cell>
          <table:table-cell table:style-name="ce4" table:formula="of:=([.G19]-[.$I$13])/[.$K$13]" office:value-type="float" office:value="0.652380952380952" calcext:value-type="float">
            <text:p>0.652380952380952</text:p>
          </table:table-cell>
          <table:table-cell table:number-columns-repeated="3"/>
          <table:table-cell table:style-name="ce2" office:value-type="float" office:value="1083" calcext:value-type="float">
            <text:p>1083</text:p>
          </table:table-cell>
          <table:table-cell table:style-name="ce4" table:formula="of:=([.L19]-[.$N$13])/[.$P$13]" office:value-type="float" office:value="0.0604012818726487" calcext:value-type="float">
            <text:p>0.060401281872649</text:p>
          </table:table-cell>
          <table:table-cell table:number-columns-repeated="3"/>
          <table:table-cell table:style-name="ce4" table:formula="of:=[.H19]+[.C19]" office:value-type="float" office:value="1.52738095238095" calcext:value-type="float">
            <text:p>1.52738095238095</text:p>
          </table:table-cell>
          <table:table-cell table:style-name="ce2" table:formula="of:=RANK([.Q19];[.$Q$14:.$Q$24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Qpid</text:p>
          </table:table-cell>
          <table:table-cell table:style-name="ce4" table:formula="of:=1-0.11" office:value-type="float" office:value="0.89" calcext:value-type="float">
            <text:p>0.89</text:p>
          </table:table-cell>
          <table:table-cell table:style-name="ce2" table:formula="of:=([.B20]-[.$D$13])/[.$F$13]" office:value-type="float" office:value="0.625" calcext:value-type="float">
            <text:p>0.625</text:p>
          </table:table-cell>
          <table:table-cell table:number-columns-repeated="3"/>
          <table:table-cell table:style-name="ce2" office:value-type="float" office:value="3.55" calcext:value-type="float">
            <text:p>3.55</text:p>
          </table:table-cell>
          <table:table-cell table:style-name="ce4" table:formula="of:=([.G20]-[.$I$13])/[.$K$13]" office:value-type="float" office:value="0.388095238095238" calcext:value-type="float">
            <text:p>0.388095238095238</text:p>
          </table:table-cell>
          <table:table-cell table:number-columns-repeated="3"/>
          <table:table-cell table:style-name="ce2" office:value-type="float" office:value="8314" calcext:value-type="float">
            <text:p>8314</text:p>
          </table:table-cell>
          <table:table-cell table:style-name="ce4" table:formula="of:=([.L20]-[.$N$13])/[.$P$13]" office:value-type="float" office:value="0.564163299428731" calcext:value-type="float">
            <text:p>0.564163299428731</text:p>
          </table:table-cell>
          <table:table-cell table:number-columns-repeated="3"/>
          <table:table-cell table:style-name="ce4" table:formula="of:=[.H20]+[.C20]" office:value-type="float" office:value="1.01309523809524" calcext:value-type="float">
            <text:p>1.01309523809524</text:p>
          </table:table-cell>
          <table:table-cell table:style-name="ce2" table:formula="of:=RANK([.Q20];[.$Q$14:.$Q$24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andesha2</text:p>
          </table:table-cell>
          <table:table-cell table:style-name="ce4" table:formula="of:=1-0.2" office:value-type="float" office:value="0.8" calcext:value-type="float">
            <text:p>0.8</text:p>
          </table:table-cell>
          <table:table-cell table:style-name="ce2" table:formula="of:=([.B21]-[.$D$13])/[.$F$13]" office:value-type="float" office:value="0.0625000000000001" calcext:value-type="float">
            <text:p>0.0625</text:p>
          </table:table-cell>
          <table:table-cell table:number-columns-repeated="3"/>
          <table:table-cell table:style-name="ce2" office:value-type="float" office:value="2.69" calcext:value-type="float">
            <text:p>2.69</text:p>
          </table:table-cell>
          <table:table-cell table:style-name="ce4" table:formula="of:=([.G21]-[.$I$13])/[.$K$13]" office:value-type="float" office:value="0.183333333333333" calcext:value-type="float">
            <text:p>0.183333333333333</text:p>
          </table:table-cell>
          <table:table-cell table:number-columns-repeated="3"/>
          <table:table-cell table:style-name="ce2" office:value-type="float" office:value="216" calcext:value-type="float">
            <text:p>216</text:p>
          </table:table-cell>
          <table:table-cell table:style-name="ce4" table:formula="of:=([.L21]-[.$N$13])/[.$P$13]" office:value-type="float" office:value="0" calcext:value-type="float">
            <text:p>0</text:p>
          </table:table-cell>
          <table:table-cell table:number-columns-repeated="3"/>
          <table:table-cell table:style-name="ce4" table:formula="of:=[.H21]+[.C21]" office:value-type="float" office:value="0.245833333333333" calcext:value-type="float">
            <text:p>0.245833333333333</text:p>
          </table:table-cell>
          <table:table-cell table:style-name="ce2" table:formula="of:=RANK([.Q21];[.$Q$14:.$Q$24])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erviceMix</text:p>
          </table:table-cell>
          <table:table-cell table:style-name="ce4" table:formula="of:=1-0.14" office:value-type="float" office:value="0.86" calcext:value-type="float">
            <text:p>0.86</text:p>
          </table:table-cell>
          <table:table-cell table:style-name="ce2" table:formula="of:=([.B22]-[.$D$13])/[.$F$13]" office:value-type="float" office:value="0.4375" calcext:value-type="float">
            <text:p>0.4375</text:p>
          </table:table-cell>
          <table:table-cell table:number-columns-repeated="3"/>
          <table:table-cell table:style-name="ce2" office:value-type="float" office:value="1.92" calcext:value-type="float">
            <text:p>1.92</text:p>
          </table:table-cell>
          <table:table-cell table:style-name="ce4" table:formula="of:=([.G22]-[.$I$13])/[.$K$13]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3662" calcext:value-type="float">
            <text:p>3662</text:p>
          </table:table-cell>
          <table:table-cell table:style-name="ce4" table:formula="of:=([.L22]-[.$N$13])/[.$P$13]" office:value-type="float" office:value="0.24007245367145" calcext:value-type="float">
            <text:p>0.24007245367145</text:p>
          </table:table-cell>
          <table:table-cell table:number-columns-repeated="3"/>
          <table:table-cell table:style-name="ce4" table:formula="of:=[.H22]+[.C22]" office:value-type="float" office:value="0.4375" calcext:value-type="float">
            <text:p>0.4375</text:p>
          </table:table-cell>
          <table:table-cell table:style-name="ce2" table:formula="of:=RANK([.Q22];[.$Q$14:.$Q$24])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qoop</text:p>
          </table:table-cell>
          <table:table-cell table:style-name="ce4" table:formula="of:=1-0.17" office:value-type="float" office:value="0.83" calcext:value-type="float">
            <text:p>0.83</text:p>
          </table:table-cell>
          <table:table-cell table:style-name="ce2" table:formula="of:=([.B23]-[.$D$13])/[.$F$13]" office:value-type="float" office:value="0.25" calcext:value-type="float">
            <text:p>0.25</text:p>
          </table:table-cell>
          <table:table-cell table:number-columns-repeated="3"/>
          <table:table-cell table:style-name="ce2" office:value-type="float" office:value="6.12" calcext:value-type="float">
            <text:p>6.12</text:p>
          </table:table-cell>
          <table:table-cell table:style-name="ce4" table:formula="of:=([.G23]-[.$I$13])/[.$K$13]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3130" calcext:value-type="float">
            <text:p>3130</text:p>
          </table:table-cell>
          <table:table-cell table:style-name="ce4" table:formula="of:=([.L23]-[.$N$13])/[.$P$13]" office:value-type="float" office:value="0.203009614044866" calcext:value-type="float">
            <text:p>0.203009614044866</text:p>
          </table:table-cell>
          <table:table-cell table:number-columns-repeated="3"/>
          <table:table-cell table:style-name="ce4" table:formula="of:=[.H23]+[.C23]" office:value-type="float" office:value="1.25" calcext:value-type="float">
            <text:p>1.25</text:p>
          </table:table-cell>
          <table:table-cell table:style-name="ce2" table:formula="of:=RANK([.Q23];[.$Q$14:.$Q$24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ynapse</text:p>
          </table:table-cell>
          <table:table-cell table:style-name="ce4" table:formula="of:=1-0.05" office:value-type="float" office:value="0.95" calcext:value-type="float">
            <text:p>0.95</text:p>
          </table:table-cell>
          <table:table-cell table:style-name="ce2" table:formula="of:=([.B24]-[.$D$13])/[.$F$13]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3.25" calcext:value-type="float">
            <text:p>3.25</text:p>
          </table:table-cell>
          <table:table-cell table:style-name="ce4" table:formula="of:=([.G24]-[.$I$13])/[.$K$13]" office:value-type="float" office:value="0.316666666666667" calcext:value-type="float">
            <text:p>0.316666666666667</text:p>
          </table:table-cell>
          <table:table-cell table:number-columns-repeated="3"/>
          <table:table-cell table:style-name="ce2" office:value-type="float" office:value="1109" calcext:value-type="float">
            <text:p>1109</text:p>
          </table:table-cell>
          <table:table-cell table:style-name="ce4" table:formula="of:=([.L24]-[.$N$13])/[.$P$13]" office:value-type="float" office:value="0.0622126236589104" calcext:value-type="float">
            <text:p>0.06221262365891</text:p>
          </table:table-cell>
          <table:table-cell table:number-columns-repeated="3"/>
          <table:table-cell table:style-name="ce4" table:formula="of:=[.H24]+[.C24]" office:value-type="float" office:value="1.31666666666667" calcext:value-type="float">
            <text:p>1.31666666666667</text:p>
          </table:table-cell>
          <table:table-cell table:style-name="ce2" table:formula="of:=RANK([.Q24];[.$Q$14:.$Q$24])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nv. % of uncommented</text:p>
          </table:table-cell>
          <table:table-cell table:style-name="ce2" office:value-type="string" calcext:value-type="string">
            <text:p>normalized valu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style-name="ce2" office:value-type="string" calcext:value-type="string">
            <text:p>average comments</text:p>
          </table:table-cell>
          <table:table-cell table:style-name="ce2" office:value-type="string" calcext:value-type="string">
            <text:p>normilized values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style-name="ce2" office:value-type="string" calcext:value-type="string">
            <text:p>num issues</text:p>
          </table:table-cell>
          <table:table-cell table:style-name="ce2" office:value-type="string" calcext:value-type="string">
            <text:p>normalized valu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rank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amework</text:p>
          </table:table-cell>
          <table:table-cell table:style-name="ce3" table:number-columns-repeated="2"/>
          <table:table-cell table:style-name="ce3" table:formula="of:=1-0.45" office:value-type="float" office:value="0.55" calcext:value-type="float">
            <text:p>0.55</text:p>
          </table:table-cell>
          <table:table-cell table:style-name="ce3" table:formula="of:=1-0.03" office:value-type="float" office:value="0.97" calcext:value-type="float">
            <text:p>0.97</text:p>
          </table:table-cell>
          <table:table-cell table:style-name="ce3" table:formula="of:=[.E27]-[.D27]" office:value-type="float" office:value="0.42" calcext:value-type="float">
            <text:p>0.42</text:p>
          </table:table-cell>
          <table:table-cell table:style-name="ce3" table:number-columns-repeated="2"/>
          <table:table-cell table:style-name="ce1" office:value-type="float" office:value="1.46" calcext:value-type="float">
            <text:p>1.46</text:p>
          </table:table-cell>
          <table:table-cell table:style-name="ce1" office:value-type="float" office:value="11.06" calcext:value-type="float">
            <text:p>11.06</text:p>
          </table:table-cell>
          <table:table-cell table:style-name="ce3" table:formula="of:=[.J27]-[.I27]" office:value-type="float" office:value="9.6" calcext:value-type="float">
            <text:p>9.6</text:p>
          </table:table-cell>
          <table:table-cell table:style-name="ce3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186" calcext:value-type="float">
            <text:p>25186</text:p>
          </table:table-cell>
          <table:table-cell table:style-name="ce3" table:formula="of:=[.O27]-[.N27]" office:value-type="float" office:value="25162" calcext:value-type="float">
            <text:p>25162</text:p>
          </table:table-cell>
          <table:table-cell table:style-name="ce3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Airavata</text:p>
          </table:table-cell>
          <table:table-cell table:style-name="ce4" table:formula="of:=1-0.18" office:value-type="float" office:value="0.82" calcext:value-type="float">
            <text:p>0.82</text:p>
          </table:table-cell>
          <table:table-cell table:style-name="ce4" table:formula="of:=([.B28]-[.$D$27])/[.$F$27]" office:value-type="float" office:value="0.642857142857143" calcext:value-type="float">
            <text:p>0.642857142857143</text:p>
          </table:table-cell>
          <table:table-cell table:number-columns-repeated="3"/>
          <table:table-cell table:style-name="ce2" office:value-type="float" office:value="3.26" calcext:value-type="float">
            <text:p>3.26</text:p>
          </table:table-cell>
          <table:table-cell table:style-name="ce4" table:formula="of:=([.G28]-[.$I$27])/[.$K$27]" office:value-type="float" office:value="0.1875" calcext:value-type="float">
            <text:p>0.1875</text:p>
          </table:table-cell>
          <table:table-cell table:number-columns-repeated="3"/>
          <table:table-cell table:style-name="ce2" office:value-type="float" office:value="3282" calcext:value-type="float">
            <text:p>3282</text:p>
          </table:table-cell>
          <table:table-cell table:style-name="ce4" table:formula="of:=([.L28]-[.$N$27])/[.$P$27]" office:value-type="float" office:value="0.129480963357444" calcext:value-type="float">
            <text:p>0.129480963357444</text:p>
          </table:table-cell>
          <table:table-cell table:number-columns-repeated="3"/>
          <table:table-cell table:style-name="ce4" table:formula="of:=[.H28]+[.C28]" office:value-type="float" office:value="0.830357142857143" calcext:value-type="float">
            <text:p>0.830357142857143</text:p>
          </table:table-cell>
          <table:table-cell table:style-name="ce4" table:formula="of:=RANK([.Q28];[.$Q$28:.$Q$54])" office:value-type="float" office:value="19" calcext:value-type="float">
            <text:p>1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mbari</text:p>
          </table:table-cell>
          <table:table-cell table:style-name="ce4" table:formula="of:=1-0.09" office:value-type="float" office:value="0.91" calcext:value-type="float">
            <text:p>0.91</text:p>
          </table:table-cell>
          <table:table-cell table:style-name="ce4" table:formula="of:=([.B29]-[.$D$27])/[.$F$27]" office:value-type="float" office:value="0.857142857142857" calcext:value-type="float">
            <text:p>0.857142857142857</text:p>
          </table:table-cell>
          <table:table-cell table:number-columns-repeated="3"/>
          <table:table-cell table:style-name="ce2" office:value-type="float" office:value="3.6" calcext:value-type="float">
            <text:p>3.6</text:p>
          </table:table-cell>
          <table:table-cell table:style-name="ce4" table:formula="of:=([.G29]-[.$I$27])/[.$K$27]" office:value-type="float" office:value="0.222916666666667" calcext:value-type="float">
            <text:p>0.222916666666667</text:p>
          </table:table-cell>
          <table:table-cell table:number-columns-repeated="3"/>
          <table:table-cell table:style-name="ce2" office:value-type="float" office:value="25186" calcext:value-type="float">
            <text:p>25186</text:p>
          </table:table-cell>
          <table:table-cell table:style-name="ce4" table:formula="of:=([.L29]-[.$N$27])/[.$P$27]" office:value-type="float" office:value="1" calcext:value-type="float">
            <text:p>1</text:p>
          </table:table-cell>
          <table:table-cell table:number-columns-repeated="3"/>
          <table:table-cell table:style-name="ce4" table:formula="of:=[.H29]+[.C29]" office:value-type="float" office:value="1.08005952380952" calcext:value-type="float">
            <text:p>1.08005952380952</text:p>
          </table:table-cell>
          <table:table-cell table:style-name="ce4" table:formula="of:=RANK([.Q29];[.$Q$28:.$Q$54])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igtop</text:p>
          </table:table-cell>
          <table:table-cell table:style-name="ce4" table:formula="of:=1-0.08" office:value-type="float" office:value="0.92" calcext:value-type="float">
            <text:p>0.92</text:p>
          </table:table-cell>
          <table:table-cell table:style-name="ce4" table:formula="of:=([.B30]-[.$D$27])/[.$F$27]" office:value-type="float" office:value="0.880952380952381" calcext:value-type="float">
            <text:p>0.880952380952381</text:p>
          </table:table-cell>
          <table:table-cell table:number-columns-repeated="3"/>
          <table:table-cell table:style-name="ce2" office:value-type="float" office:value="6.02" calcext:value-type="float">
            <text:p>6.02</text:p>
          </table:table-cell>
          <table:table-cell table:style-name="ce4" table:formula="of:=([.G30]-[.$I$27])/[.$K$27]" office:value-type="float" office:value="0.475" calcext:value-type="float">
            <text:p>0.475</text:p>
          </table:table-cell>
          <table:table-cell table:number-columns-repeated="3"/>
          <table:table-cell table:style-name="ce2" office:value-type="float" office:value="3313" calcext:value-type="float">
            <text:p>3313</text:p>
          </table:table-cell>
          <table:table-cell table:style-name="ce4" table:formula="of:=([.L30]-[.$N$27])/[.$P$27]" office:value-type="float" office:value="0.130712979890311" calcext:value-type="float">
            <text:p>0.130712979890311</text:p>
          </table:table-cell>
          <table:table-cell table:number-columns-repeated="3"/>
          <table:table-cell table:style-name="ce4" table:formula="of:=[.H30]+[.C30]" office:value-type="float" office:value="1.35595238095238" calcext:value-type="float">
            <text:p>1.35595238095238</text:p>
          </table:table-cell>
          <table:table-cell table:style-name="ce4" table:formula="of:=RANK([.Q30];[.$Q$28:.$Q$54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ayenne</text:p>
          </table:table-cell>
          <table:table-cell table:style-name="ce4" table:formula="of:=1-0.29" office:value-type="float" office:value="0.71" calcext:value-type="float">
            <text:p>0.71</text:p>
          </table:table-cell>
          <table:table-cell table:style-name="ce4" table:formula="of:=([.B31]-[.$D$27])/[.$F$27]" office:value-type="float" office:value="0.380952380952381" calcext:value-type="float">
            <text:p>0.380952380952381</text:p>
          </table:table-cell>
          <table:table-cell table:number-columns-repeated="3"/>
          <table:table-cell table:style-name="ce2" office:value-type="float" office:value="2.75" calcext:value-type="float">
            <text:p>2.75</text:p>
          </table:table-cell>
          <table:table-cell table:style-name="ce4" table:formula="of:=([.G31]-[.$I$27])/[.$K$27]" office:value-type="float" office:value="0.134375" calcext:value-type="float">
            <text:p>0.134375</text:p>
          </table:table-cell>
          <table:table-cell table:number-columns-repeated="3"/>
          <table:table-cell table:style-name="ce2" office:value-type="float" office:value="2639" calcext:value-type="float">
            <text:p>2639</text:p>
          </table:table-cell>
          <table:table-cell table:style-name="ce4" table:formula="of:=([.L31]-[.$N$27])/[.$P$27]" office:value-type="float" office:value="0.103926555917654" calcext:value-type="float">
            <text:p>0.103926555917654</text:p>
          </table:table-cell>
          <table:table-cell table:number-columns-repeated="3"/>
          <table:table-cell table:style-name="ce4" table:formula="of:=[.H31]+[.C31]" office:value-type="float" office:value="0.515327380952381" calcext:value-type="float">
            <text:p>0.515327380952381</text:p>
          </table:table-cell>
          <table:table-cell table:style-name="ce4" table:formula="of:=RANK([.Q31];[.$Q$28:.$Q$54])" office:value-type="float" office:value="23" calcext:value-type="float">
            <text:p>2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coon</text:p>
          </table:table-cell>
          <table:table-cell table:style-name="ce4" table:formula="of:=1-0.08" office:value-type="float" office:value="0.92" calcext:value-type="float">
            <text:p>0.92</text:p>
          </table:table-cell>
          <table:table-cell table:style-name="ce4" table:formula="of:=([.B32]-[.$D$27])/[.$F$27]" office:value-type="float" office:value="0.880952380952381" calcext:value-type="float">
            <text:p>0.880952380952381</text:p>
          </table:table-cell>
          <table:table-cell table:number-columns-repeated="3"/>
          <table:table-cell table:style-name="ce2" office:value-type="float" office:value="3.83" calcext:value-type="float">
            <text:p>3.83</text:p>
          </table:table-cell>
          <table:table-cell table:style-name="ce4" table:formula="of:=([.G32]-[.$I$27])/[.$K$27]" office:value-type="float" office:value="0.246875" calcext:value-type="float">
            <text:p>0.246875</text:p>
          </table:table-cell>
          <table:table-cell table:number-columns-repeated="3"/>
          <table:table-cell table:style-name="ce2" office:value-type="float" office:value="2362" calcext:value-type="float">
            <text:p>2362</text:p>
          </table:table-cell>
          <table:table-cell table:style-name="ce4" table:formula="of:=([.L32]-[.$N$27])/[.$P$27]" office:value-type="float" office:value="0.0929178920594547" calcext:value-type="float">
            <text:p>0.092917892059455</text:p>
          </table:table-cell>
          <table:table-cell table:number-columns-repeated="3"/>
          <table:table-cell table:style-name="ce4" table:formula="of:=[.H32]+[.C32]" office:value-type="float" office:value="1.12782738095238" calcext:value-type="float">
            <text:p>1.12782738095238</text:p>
          </table:table-cell>
          <table:table-cell table:style-name="ce4" table:formula="of:=RANK([.Q32];[.$Q$28:.$Q$54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runch</text:p>
          </table:table-cell>
          <table:table-cell table:style-name="ce4" table:formula="of:=1-0.04" office:value-type="float" office:value="0.96" calcext:value-type="float">
            <text:p>0.96</text:p>
          </table:table-cell>
          <table:table-cell table:style-name="ce4" table:formula="of:=([.B33]-[.$D$27])/[.$F$27]" office:value-type="float" office:value="0.976190476190476" calcext:value-type="float">
            <text:p>0.976190476190476</text:p>
          </table:table-cell>
          <table:table-cell table:number-columns-repeated="3"/>
          <table:table-cell table:style-name="ce2" office:value-type="float" office:value="5.95" calcext:value-type="float">
            <text:p>5.95</text:p>
          </table:table-cell>
          <table:table-cell table:style-name="ce4" table:formula="of:=([.G33]-[.$I$27])/[.$K$27]" office:value-type="float" office:value="0.467708333333333" calcext:value-type="float">
            <text:p>0.467708333333333</text:p>
          </table:table-cell>
          <table:table-cell table:number-columns-repeated="3"/>
          <table:table-cell table:style-name="ce2" office:value-type="float" office:value="693" calcext:value-type="float">
            <text:p>693</text:p>
          </table:table-cell>
          <table:table-cell table:style-name="ce4" table:formula="of:=([.L33]-[.$N$27])/[.$P$27]" office:value-type="float" office:value="0.0265877116286464" calcext:value-type="float">
            <text:p>0.026587711628646</text:p>
          </table:table-cell>
          <table:table-cell table:number-columns-repeated="3"/>
          <table:table-cell table:style-name="ce4" table:formula="of:=[.H33]+[.C33]" office:value-type="float" office:value="1.44389880952381" calcext:value-type="float">
            <text:p>1.44389880952381</text:p>
          </table:table-cell>
          <table:table-cell table:style-name="ce4" table:formula="of:=RANK([.Q33];[.$Q$28:.$Q$54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XF</text:p>
          </table:table-cell>
          <table:table-cell table:style-name="ce4" table:formula="of:=1-0.29" office:value-type="float" office:value="0.71" calcext:value-type="float">
            <text:p>0.71</text:p>
          </table:table-cell>
          <table:table-cell table:style-name="ce4" table:formula="of:=([.B34]-[.$D$27])/[.$F$27]" office:value-type="float" office:value="0.380952380952381" calcext:value-type="float">
            <text:p>0.380952380952381</text:p>
          </table:table-cell>
          <table:table-cell table:number-columns-repeated="3"/>
          <table:table-cell table:style-name="ce2" office:value-type="float" office:value="3.74" calcext:value-type="float">
            <text:p>3.74</text:p>
          </table:table-cell>
          <table:table-cell table:style-name="ce4" table:formula="of:=([.G34]-[.$I$27])/[.$K$27]" office:value-type="float" office:value="0.2375" calcext:value-type="float">
            <text:p>0.2375</text:p>
          </table:table-cell>
          <table:table-cell table:number-columns-repeated="3"/>
          <table:table-cell table:style-name="ce2" office:value-type="float" office:value="8125" calcext:value-type="float">
            <text:p>8125</text:p>
          </table:table-cell>
          <table:table-cell table:style-name="ce4" table:formula="of:=([.L34]-[.$N$27])/[.$P$27]" office:value-type="float" office:value="0.321953739766314" calcext:value-type="float">
            <text:p>0.321953739766314</text:p>
          </table:table-cell>
          <table:table-cell table:number-columns-repeated="3"/>
          <table:table-cell table:style-name="ce4" table:formula="of:=[.H34]+[.C34]" office:value-type="float" office:value="0.618452380952381" calcext:value-type="float">
            <text:p>0.618452380952381</text:p>
          </table:table-cell>
          <table:table-cell table:style-name="ce4" table:formula="of:=RANK([.Q34];[.$Q$28:.$Q$54])"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Felix</text:p>
          </table:table-cell>
          <table:table-cell table:style-name="ce4" table:formula="of:=1-0.1" office:value-type="float" office:value="0.9" calcext:value-type="float">
            <text:p>0.9</text:p>
          </table:table-cell>
          <table:table-cell table:style-name="ce4" table:formula="of:=([.B35]-[.$D$27])/[.$F$27]" office:value-type="float" office:value="0.833333333333333" calcext:value-type="float">
            <text:p>0.833333333333333</text:p>
          </table:table-cell>
          <table:table-cell table:number-columns-repeated="3"/>
          <table:table-cell table:style-name="ce2" office:value-type="float" office:value="3.3" calcext:value-type="float">
            <text:p>3.3</text:p>
          </table:table-cell>
          <table:table-cell table:style-name="ce4" table:formula="of:=([.G35]-[.$I$27])/[.$K$27]" office:value-type="float" office:value="0.191666666666667" calcext:value-type="float">
            <text:p>0.191666666666667</text:p>
          </table:table-cell>
          <table:table-cell table:number-columns-repeated="3"/>
          <table:table-cell table:style-name="ce2" office:value-type="float" office:value="6120" calcext:value-type="float">
            <text:p>6120</text:p>
          </table:table-cell>
          <table:table-cell table:style-name="ce4" table:formula="of:=([.L35]-[.$N$27])/[.$P$27]" office:value-type="float" office:value="0.242270089817979" calcext:value-type="float">
            <text:p>0.242270089817979</text:p>
          </table:table-cell>
          <table:table-cell table:number-columns-repeated="3"/>
          <table:table-cell table:style-name="ce4" table:formula="of:=[.H35]+[.C35]" office:value-type="float" office:value="1.025" calcext:value-type="float">
            <text:p>1.025</text:p>
          </table:table-cell>
          <table:table-cell table:style-name="ce4" table:formula="of:=RANK([.Q35];[.$Q$28:.$Q$54])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Geronimo</text:p>
          </table:table-cell>
          <table:table-cell table:style-name="ce4" table:formula="of:=1-0.14" office:value-type="float" office:value="0.86" calcext:value-type="float">
            <text:p>0.86</text:p>
          </table:table-cell>
          <table:table-cell table:style-name="ce4" table:formula="of:=([.B36]-[.$D$27])/[.$F$27]" office:value-type="float" office:value="0.738095238095238" calcext:value-type="float">
            <text:p>0.738095238095238</text:p>
          </table:table-cell>
          <table:table-cell table:number-columns-repeated="3"/>
          <table:table-cell table:style-name="ce2" office:value-type="float" office:value="2.68" calcext:value-type="float">
            <text:p>2.68</text:p>
          </table:table-cell>
          <table:table-cell table:style-name="ce4" table:formula="of:=([.G36]-[.$I$27])/[.$K$27]" office:value-type="float" office:value="0.127083333333333" calcext:value-type="float">
            <text:p>0.127083333333333</text:p>
          </table:table-cell>
          <table:table-cell table:number-columns-repeated="3"/>
          <table:table-cell table:style-name="ce2" office:value-type="float" office:value="6660" calcext:value-type="float">
            <text:p>6660</text:p>
          </table:table-cell>
          <table:table-cell table:style-name="ce4" table:formula="of:=([.L36]-[.$N$27])/[.$P$27]" office:value-type="float" office:value="0.263731022971147" calcext:value-type="float">
            <text:p>0.263731022971147</text:p>
          </table:table-cell>
          <table:table-cell table:number-columns-repeated="3"/>
          <table:table-cell table:style-name="ce4" table:formula="of:=[.H36]+[.C36]" office:value-type="float" office:value="0.865178571428571" calcext:value-type="float">
            <text:p>0.865178571428571</text:p>
          </table:table-cell>
          <table:table-cell table:style-name="ce4" table:formula="of:=RANK([.Q36];[.$Q$28:.$Q$54])"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Isis</text:p>
          </table:table-cell>
          <table:table-cell table:style-name="ce4" table:formula="of:=1-0.14" office:value-type="float" office:value="0.86" calcext:value-type="float">
            <text:p>0.86</text:p>
          </table:table-cell>
          <table:table-cell table:style-name="ce4" table:formula="of:=([.B37]-[.$D$27])/[.$F$27]" office:value-type="float" office:value="0.738095238095238" calcext:value-type="float">
            <text:p>0.738095238095238</text:p>
          </table:table-cell>
          <table:table-cell table:number-columns-repeated="3"/>
          <table:table-cell table:style-name="ce2" office:value-type="float" office:value="6.42" calcext:value-type="float">
            <text:p>6.42</text:p>
          </table:table-cell>
          <table:table-cell table:style-name="ce4" table:formula="of:=([.G37]-[.$I$27])/[.$K$27]" office:value-type="float" office:value="0.516666666666667" calcext:value-type="float">
            <text:p>0.516666666666667</text:p>
          </table:table-cell>
          <table:table-cell table:number-columns-repeated="3"/>
          <table:table-cell table:style-name="ce2" office:value-type="float" office:value="2298" calcext:value-type="float">
            <text:p>2298</text:p>
          </table:table-cell>
          <table:table-cell table:style-name="ce4" table:formula="of:=([.L37]-[.$N$27])/[.$P$27]" office:value-type="float" office:value="0.0903743740561164" calcext:value-type="float">
            <text:p>0.090374374056116</text:p>
          </table:table-cell>
          <table:table-cell table:number-columns-repeated="3"/>
          <table:table-cell table:style-name="ce4" table:formula="of:=[.H37]+[.C37]" office:value-type="float" office:value="1.2547619047619" calcext:value-type="float">
            <text:p>1.2547619047619</text:p>
          </table:table-cell>
          <table:table-cell table:style-name="ce4" table:formula="of:=RANK([.Q37];[.$Q$28:.$Q$54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jclouds</text:p>
          </table:table-cell>
          <table:table-cell table:style-name="ce4" table:formula="of:=1-0.17" office:value-type="float" office:value="0.83" calcext:value-type="float">
            <text:p>0.83</text:p>
          </table:table-cell>
          <table:table-cell table:style-name="ce4" table:formula="of:=([.B38]-[.$D$27])/[.$F$27]" office:value-type="float" office:value="0.666666666666667" calcext:value-type="float">
            <text:p>0.666666666666667</text:p>
          </table:table-cell>
          <table:table-cell table:number-columns-repeated="3"/>
          <table:table-cell table:style-name="ce2" office:value-type="float" office:value="4.78" calcext:value-type="float">
            <text:p>4.78</text:p>
          </table:table-cell>
          <table:table-cell table:style-name="ce4" table:formula="of:=([.G38]-[.$I$27])/[.$K$27]" office:value-type="float" office:value="0.345833333333333" calcext:value-type="float">
            <text:p>0.345833333333333</text:p>
          </table:table-cell>
          <table:table-cell table:number-columns-repeated="3"/>
          <table:table-cell table:style-name="ce2" office:value-type="float" office:value="1537" calcext:value-type="float">
            <text:p>1537</text:p>
          </table:table-cell>
          <table:table-cell table:style-name="ce4" table:formula="of:=([.L38]-[.$N$27])/[.$P$27]" office:value-type="float" office:value="0.0601303552976711" calcext:value-type="float">
            <text:p>0.060130355297671</text:p>
          </table:table-cell>
          <table:table-cell table:number-columns-repeated="3"/>
          <table:table-cell table:style-name="ce4" table:formula="of:=[.H38]+[.C38]" office:value-type="float" office:value="1.0125" calcext:value-type="float">
            <text:p>1.0125</text:p>
          </table:table-cell>
          <table:table-cell table:style-name="ce4" table:formula="of:=RANK([.Q38];[.$Q$28:.$Q$54])"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Karaf</text:p>
          </table:table-cell>
          <table:table-cell table:style-name="ce4" table:formula="of:=1-0.13" office:value-type="float" office:value="0.87" calcext:value-type="float">
            <text:p>0.87</text:p>
          </table:table-cell>
          <table:table-cell table:style-name="ce4" table:formula="of:=([.B39]-[.$D$27])/[.$F$27]" office:value-type="float" office:value="0.761904761904762" calcext:value-type="float">
            <text:p>0.761904761904762</text:p>
          </table:table-cell>
          <table:table-cell table:number-columns-repeated="3"/>
          <table:table-cell table:style-name="ce2" office:value-type="float" office:value="3.75" calcext:value-type="float">
            <text:p>3.75</text:p>
          </table:table-cell>
          <table:table-cell table:style-name="ce4" table:formula="of:=([.G39]-[.$I$27])/[.$K$27]" office:value-type="float" office:value="0.238541666666667" calcext:value-type="float">
            <text:p>0.238541666666667</text:p>
          </table:table-cell>
          <table:table-cell table:number-columns-repeated="3"/>
          <table:table-cell table:style-name="ce2" office:value-type="float" office:value="6588" calcext:value-type="float">
            <text:p>6588</text:p>
          </table:table-cell>
          <table:table-cell table:style-name="ce4" table:formula="of:=([.L39]-[.$N$27])/[.$P$27]" office:value-type="float" office:value="0.260869565217391" calcext:value-type="float">
            <text:p>0.260869565217391</text:p>
          </table:table-cell>
          <table:table-cell table:number-columns-repeated="3"/>
          <table:table-cell table:style-name="ce4" table:formula="of:=[.H39]+[.C39]" office:value-type="float" office:value="1.00044642857143" calcext:value-type="float">
            <text:p>1.00044642857143</text:p>
          </table:table-cell>
          <table:table-cell table:style-name="ce4" table:formula="of:=RANK([.Q39];[.$Q$28:.$Q$54])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anifoldCF</text:p>
          </table:table-cell>
          <table:table-cell table:style-name="ce4" table:formula="of:=1-0.03" office:value-type="float" office:value="0.97" calcext:value-type="float">
            <text:p>0.97</text:p>
          </table:table-cell>
          <table:table-cell table:style-name="ce4" table:formula="of:=([.B40]-[.$D$27])/[.$F$27]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6.04" calcext:value-type="float">
            <text:p>6.04</text:p>
          </table:table-cell>
          <table:table-cell table:style-name="ce4" table:formula="of:=([.G40]-[.$I$27])/[.$K$27]" office:value-type="float" office:value="0.477083333333333" calcext:value-type="float">
            <text:p>0.477083333333333</text:p>
          </table:table-cell>
          <table:table-cell table:number-columns-repeated="3"/>
          <table:table-cell table:style-name="ce2" office:value-type="float" office:value="1635" calcext:value-type="float">
            <text:p>1635</text:p>
          </table:table-cell>
          <table:table-cell table:style-name="ce4" table:formula="of:=([.L40]-[.$N$27])/[.$P$27]" office:value-type="float" office:value="0.064025117240283" calcext:value-type="float">
            <text:p>0.064025117240283</text:p>
          </table:table-cell>
          <table:table-cell table:number-columns-repeated="3"/>
          <table:table-cell table:style-name="ce4" table:formula="of:=[.H40]+[.C40]" office:value-type="float" office:value="1.47708333333333" calcext:value-type="float">
            <text:p>1.47708333333333</text:p>
          </table:table-cell>
          <table:table-cell table:style-name="ce4" table:formula="of:=RANK([.Q40];[.$Q$28:.$Q$54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armotta</text:p>
          </table:table-cell>
          <table:table-cell table:style-name="ce4" table:formula="of:=1-0.15" office:value-type="float" office:value="0.85" calcext:value-type="float">
            <text:p>0.85</text:p>
          </table:table-cell>
          <table:table-cell table:style-name="ce4" table:formula="of:=([.B41]-[.$D$27])/[.$F$27]" office:value-type="float" office:value="0.714285714285714" calcext:value-type="float">
            <text:p>0.714285714285714</text:p>
          </table:table-cell>
          <table:table-cell table:number-columns-repeated="3"/>
          <table:table-cell table:style-name="ce2" office:value-type="float" office:value="4.14" calcext:value-type="float">
            <text:p>4.14</text:p>
          </table:table-cell>
          <table:table-cell table:style-name="ce4" table:formula="of:=([.G41]-[.$I$27])/[.$K$27]" office:value-type="float" office:value="0.279166666666667" calcext:value-type="float">
            <text:p>0.279166666666667</text:p>
          </table:table-cell>
          <table:table-cell table:number-columns-repeated="3"/>
          <table:table-cell table:style-name="ce2" office:value-type="float" office:value="678" calcext:value-type="float">
            <text:p>678</text:p>
          </table:table-cell>
          <table:table-cell table:style-name="ce4" table:formula="of:=([.L41]-[.$N$27])/[.$P$27]" office:value-type="float" office:value="0.0259915745966139" calcext:value-type="float">
            <text:p>0.025991574596614</text:p>
          </table:table-cell>
          <table:table-cell table:number-columns-repeated="3"/>
          <table:table-cell table:style-name="ce4" table:formula="of:=[.H41]+[.C41]" office:value-type="float" office:value="0.993452380952381" calcext:value-type="float">
            <text:p>0.993452380952381</text:p>
          </table:table-cell>
          <table:table-cell table:style-name="ce4" table:formula="of:=RANK([.Q41];[.$Q$28:.$Q$54])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Nutch</text:p>
          </table:table-cell>
          <table:table-cell table:style-name="ce4" table:formula="of:=1-0.04" office:value-type="float" office:value="0.96" calcext:value-type="float">
            <text:p>0.96</text:p>
          </table:table-cell>
          <table:table-cell table:style-name="ce4" table:formula="of:=([.B42]-[.$D$27])/[.$F$27]" office:value-type="float" office:value="0.976190476190476" calcext:value-type="float">
            <text:p>0.976190476190476</text:p>
          </table:table-cell>
          <table:table-cell table:number-columns-repeated="3"/>
          <table:table-cell table:style-name="ce2" office:value-type="float" office:value="6.53" calcext:value-type="float">
            <text:p>6.53</text:p>
          </table:table-cell>
          <table:table-cell table:style-name="ce4" table:formula="of:=([.G42]-[.$I$27])/[.$K$27]" office:value-type="float" office:value="0.528125" calcext:value-type="float">
            <text:p>0.528125</text:p>
          </table:table-cell>
          <table:table-cell table:number-columns-repeated="3"/>
          <table:table-cell table:style-name="ce2" office:value-type="float" office:value="2750" calcext:value-type="float">
            <text:p>2750</text:p>
          </table:table-cell>
          <table:table-cell table:style-name="ce4" table:formula="of:=([.L42]-[.$N$27])/[.$P$27]" office:value-type="float" office:value="0.108337969954694" calcext:value-type="float">
            <text:p>0.108337969954694</text:p>
          </table:table-cell>
          <table:table-cell table:number-columns-repeated="3"/>
          <table:table-cell table:style-name="ce4" table:formula="of:=[.H42]+[.C42]" office:value-type="float" office:value="1.50431547619048" calcext:value-type="float">
            <text:p>1.50431547619048</text:p>
          </table:table-cell>
          <table:table-cell table:style-name="ce4" table:formula="of:=RANK([.Q42];[.$Q$28:.$Q$54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OFBiz</text:p>
          </table:table-cell>
          <table:table-cell table:style-name="ce4" table:formula="of:=1-0.05" office:value-type="float" office:value="0.95" calcext:value-type="float">
            <text:p>0.95</text:p>
          </table:table-cell>
          <table:table-cell table:style-name="ce4" table:formula="of:=([.B43]-[.$D$27])/[.$F$27]" office:value-type="float" office:value="0.952380952380952" calcext:value-type="float">
            <text:p>0.952380952380952</text:p>
          </table:table-cell>
          <table:table-cell table:number-columns-repeated="3"/>
          <table:table-cell table:style-name="ce2" office:value-type="float" office:value="4.91" calcext:value-type="float">
            <text:p>4.91</text:p>
          </table:table-cell>
          <table:table-cell table:style-name="ce4" table:formula="of:=([.G43]-[.$I$27])/[.$K$27]" office:value-type="float" office:value="0.359375" calcext:value-type="float">
            <text:p>0.359375</text:p>
          </table:table-cell>
          <table:table-cell table:number-columns-repeated="3"/>
          <table:table-cell table:style-name="ce2" office:value-type="float" office:value="11348" calcext:value-type="float">
            <text:p>11348</text:p>
          </table:table-cell>
          <table:table-cell table:style-name="ce4" table:formula="of:=([.L43]-[.$N$27])/[.$P$27]" office:value-type="float" office:value="0.450043716715682" calcext:value-type="float">
            <text:p>0.450043716715682</text:p>
          </table:table-cell>
          <table:table-cell table:number-columns-repeated="3"/>
          <table:table-cell table:style-name="ce4" table:formula="of:=[.H43]+[.C43]" office:value-type="float" office:value="1.31175595238095" calcext:value-type="float">
            <text:p>1.31175595238095</text:p>
          </table:table-cell>
          <table:table-cell table:style-name="ce4" table:formula="of:=RANK([.Q43];[.$Q$28:.$Q$54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ortals</text:p>
          </table:table-cell>
          <table:table-cell table:style-name="ce4" table:formula="of:=1-0.45" office:value-type="float" office:value="0.55" calcext:value-type="float">
            <text:p>0.55</text:p>
          </table:table-cell>
          <table:table-cell table:style-name="ce4" table:formula="of:=([.B44]-[.$D$27])/[.$F$27]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.46" calcext:value-type="float">
            <text:p>1.46</text:p>
          </table:table-cell>
          <table:table-cell table:style-name="ce4" table:formula="of:=([.G44]-[.$I$27])/[.$K$27]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24" calcext:value-type="float">
            <text:p>24</text:p>
          </table:table-cell>
          <table:table-cell table:style-name="ce4" table:formula="of:=([.L44]-[.$N$27])/[.$P$27]" office:value-type="float" office:value="0" calcext:value-type="float">
            <text:p>0</text:p>
          </table:table-cell>
          <table:table-cell table:number-columns-repeated="3"/>
          <table:table-cell table:style-name="ce4" table:formula="of:=[.H44]+[.C44]" office:value-type="float" office:value="0" calcext:value-type="float">
            <text:p>0</text:p>
          </table:table-cell>
          <table:table-cell table:style-name="ce4" table:formula="of:=RANK([.Q44];[.$Q$28:.$Q$54])" office:value-type="float" office:value="27" calcext:value-type="float">
            <text:p>2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River</text:p>
          </table:table-cell>
          <table:table-cell table:style-name="ce4" table:formula="of:=1-0.42" office:value-type="float" office:value="0.58" calcext:value-type="float">
            <text:p>0.58</text:p>
          </table:table-cell>
          <table:table-cell table:style-name="ce4" table:formula="of:=([.B45]-[.$D$27])/[.$F$27]" office:value-type="float" office:value="0.0714285714285712" calcext:value-type="float">
            <text:p>0.071428571428571</text:p>
          </table:table-cell>
          <table:table-cell table:number-columns-repeated="3"/>
          <table:table-cell table:style-name="ce2" office:value-type="float" office:value="3.36" calcext:value-type="float">
            <text:p>3.36</text:p>
          </table:table-cell>
          <table:table-cell table:style-name="ce4" table:formula="of:=([.G45]-[.$I$27])/[.$K$27]" office:value-type="float" office:value="0.197916666666667" calcext:value-type="float">
            <text:p>0.197916666666667</text:p>
          </table:table-cell>
          <table:table-cell table:number-columns-repeated="3"/>
          <table:table-cell table:style-name="ce2" office:value-type="float" office:value="465" calcext:value-type="float">
            <text:p>465</text:p>
          </table:table-cell>
          <table:table-cell table:style-name="ce4" table:formula="of:=([.L45]-[.$N$27])/[.$P$27]" office:value-type="float" office:value="0.0175264287417534" calcext:value-type="float">
            <text:p>0.017526428741754</text:p>
          </table:table-cell>
          <table:table-cell table:number-columns-repeated="3"/>
          <table:table-cell table:style-name="ce4" table:formula="of:=[.H45]+[.C45]" office:value-type="float" office:value="0.269345238095238" calcext:value-type="float">
            <text:p>0.269345238095238</text:p>
          </table:table-cell>
          <table:table-cell table:style-name="ce4" table:formula="of:=RANK([.Q45];[.$Q$28:.$Q$54])" office:value-type="float" office:value="26" calcext:value-type="float">
            <text:p>2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hiro</text:p>
          </table:table-cell>
          <table:table-cell table:style-name="ce4" table:formula="of:=1-0.24" office:value-type="float" office:value="0.76" calcext:value-type="float">
            <text:p>0.76</text:p>
          </table:table-cell>
          <table:table-cell table:style-name="ce4" table:formula="of:=([.B46]-[.$D$27])/[.$F$27]" office:value-type="float" office:value="0.5" calcext:value-type="float">
            <text:p>0.5</text:p>
          </table:table-cell>
          <table:table-cell table:number-columns-repeated="3"/>
          <table:table-cell table:style-name="ce2" office:value-type="float" office:value="3.65" calcext:value-type="float">
            <text:p>3.65</text:p>
          </table:table-cell>
          <table:table-cell table:style-name="ce4" table:formula="of:=([.G46]-[.$I$27])/[.$K$27]" office:value-type="float" office:value="0.228125" calcext:value-type="float">
            <text:p>0.228125</text:p>
          </table:table-cell>
          <table:table-cell table:number-columns-repeated="3"/>
          <table:table-cell table:style-name="ce2" office:value-type="float" office:value="740" calcext:value-type="float">
            <text:p>740</text:p>
          </table:table-cell>
          <table:table-cell table:style-name="ce4" table:formula="of:=([.L46]-[.$N$27])/[.$P$27]" office:value-type="float" office:value="0.028455607662348" calcext:value-type="float">
            <text:p>0.028455607662348</text:p>
          </table:table-cell>
          <table:table-cell table:number-columns-repeated="3"/>
          <table:table-cell table:style-name="ce4" table:formula="of:=[.H46]+[.C46]" office:value-type="float" office:value="0.728125" calcext:value-type="float">
            <text:p>0.728125</text:p>
          </table:table-cell>
          <table:table-cell table:style-name="ce4" table:formula="of:=RANK([.Q46];[.$Q$28:.$Q$54])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ling</text:p>
          </table:table-cell>
          <table:table-cell table:style-name="ce4" table:formula="of:=1-0.09" office:value-type="float" office:value="0.91" calcext:value-type="float">
            <text:p>0.91</text:p>
          </table:table-cell>
          <table:table-cell table:style-name="ce4" table:formula="of:=([.B47]-[.$D$27])/[.$F$27]" office:value-type="float" office:value="0.857142857142857" calcext:value-type="float">
            <text:p>0.857142857142857</text:p>
          </table:table-cell>
          <table:table-cell table:number-columns-repeated="3"/>
          <table:table-cell table:style-name="ce2" office:value-type="float" office:value="3.32" calcext:value-type="float">
            <text:p>3.32</text:p>
          </table:table-cell>
          <table:table-cell table:style-name="ce4" table:formula="of:=([.G47]-[.$I$27])/[.$K$27]" office:value-type="float" office:value="0.19375" calcext:value-type="float">
            <text:p>0.19375</text:p>
          </table:table-cell>
          <table:table-cell table:number-columns-repeated="3"/>
          <table:table-cell table:style-name="ce2" office:value-type="float" office:value="9064" calcext:value-type="float">
            <text:p>9064</text:p>
          </table:table-cell>
          <table:table-cell table:style-name="ce4" table:formula="of:=([.L47]-[.$N$27])/[.$P$27]" office:value-type="float" office:value="0.359271917971544" calcext:value-type="float">
            <text:p>0.359271917971544</text:p>
          </table:table-cell>
          <table:table-cell table:number-columns-repeated="3"/>
          <table:table-cell table:style-name="ce4" table:formula="of:=[.H47]+[.C47]" office:value-type="float" office:value="1.05089285714286" calcext:value-type="float">
            <text:p>1.05089285714286</text:p>
          </table:table-cell>
          <table:table-cell table:style-name="ce4" table:formula="of:=RANK([.Q47];[.$Q$28:.$Q$54])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apestry</text:p>
          </table:table-cell>
          <table:table-cell table:style-name="ce4" table:formula="of:=1-0.25" office:value-type="float" office:value="0.75" calcext:value-type="float">
            <text:p>0.75</text:p>
          </table:table-cell>
          <table:table-cell table:style-name="ce4" table:formula="of:=([.B48]-[.$D$27])/[.$F$27]" office:value-type="float" office:value="0.476190476190476" calcext:value-type="float">
            <text:p>0.476190476190476</text:p>
          </table:table-cell>
          <table:table-cell table:number-columns-repeated="3"/>
          <table:table-cell table:style-name="ce2" office:value-type="float" office:value="2.39" calcext:value-type="float">
            <text:p>2.39</text:p>
          </table:table-cell>
          <table:table-cell table:style-name="ce4" table:formula="of:=([.G48]-[.$I$27])/[.$K$27]" office:value-type="float" office:value="0.096875" calcext:value-type="float">
            <text:p>0.096875</text:p>
          </table:table-cell>
          <table:table-cell table:number-columns-repeated="3"/>
          <table:table-cell table:style-name="ce2" office:value-type="float" office:value="2499" calcext:value-type="float">
            <text:p>2499</text:p>
          </table:table-cell>
          <table:table-cell table:style-name="ce4" table:formula="of:=([.L48]-[.$N$27])/[.$P$27]" office:value-type="float" office:value="0.0983626102853509" calcext:value-type="float">
            <text:p>0.098362610285351</text:p>
          </table:table-cell>
          <table:table-cell table:number-columns-repeated="3"/>
          <table:table-cell table:style-name="ce4" table:formula="of:=[.H48]+[.C48]" office:value-type="float" office:value="0.573065476190476" calcext:value-type="float">
            <text:p>0.573065476190476</text:p>
          </table:table-cell>
          <table:table-cell table:style-name="ce4" table:formula="of:=RANK([.Q48];[.$Q$28:.$Q$54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hrift</text:p>
          </table:table-cell>
          <table:table-cell table:style-name="ce4" table:formula="of:=1-0.1" office:value-type="float" office:value="0.9" calcext:value-type="float">
            <text:p>0.9</text:p>
          </table:table-cell>
          <table:table-cell table:style-name="ce4" table:formula="of:=([.B49]-[.$D$27])/[.$F$27]" office:value-type="float" office:value="0.833333333333333" calcext:value-type="float">
            <text:p>0.833333333333333</text:p>
          </table:table-cell>
          <table:table-cell table:number-columns-repeated="3"/>
          <table:table-cell table:style-name="ce2" office:value-type="float" office:value="5.92" calcext:value-type="float">
            <text:p>5.92</text:p>
          </table:table-cell>
          <table:table-cell table:style-name="ce4" table:formula="of:=([.G49]-[.$I$27])/[.$K$27]" office:value-type="float" office:value="0.464583333333333" calcext:value-type="float">
            <text:p>0.464583333333333</text:p>
          </table:table-cell>
          <table:table-cell table:number-columns-repeated="3"/>
          <table:table-cell table:style-name="ce2" office:value-type="float" office:value="5102" calcext:value-type="float">
            <text:p>5102</text:p>
          </table:table-cell>
          <table:table-cell table:style-name="ce4" table:formula="of:=([.L49]-[.$N$27])/[.$P$27]" office:value-type="float" office:value="0.201812256577379" calcext:value-type="float">
            <text:p>0.201812256577379</text:p>
          </table:table-cell>
          <table:table-cell table:number-columns-repeated="3"/>
          <table:table-cell table:style-name="ce4" table:formula="of:=[.H49]+[.C49]" office:value-type="float" office:value="1.29791666666667" calcext:value-type="float">
            <text:p>1.29791666666667</text:p>
          </table:table-cell>
          <table:table-cell table:style-name="ce4" table:formula="of:=RANK([.Q49];[.$Q$28:.$Q$54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orque</text:p>
          </table:table-cell>
          <table:table-cell table:style-name="ce4" table:formula="of:=1-0.36" office:value-type="float" office:value="0.64" calcext:value-type="float">
            <text:p>0.64</text:p>
          </table:table-cell>
          <table:table-cell table:style-name="ce4" table:formula="of:=([.B50]-[.$D$27])/[.$F$27]" office:value-type="float" office:value="0.214285714285714" calcext:value-type="float">
            <text:p>0.214285714285714</text:p>
          </table:table-cell>
          <table:table-cell table:number-columns-repeated="3"/>
          <table:table-cell table:style-name="ce2" office:value-type="float" office:value="2.7" calcext:value-type="float">
            <text:p>2.7</text:p>
          </table:table-cell>
          <table:table-cell table:style-name="ce4" table:formula="of:=([.G50]-[.$I$27])/[.$K$27]" office:value-type="float" office:value="0.129166666666667" calcext:value-type="float">
            <text:p>0.129166666666667</text:p>
          </table:table-cell>
          <table:table-cell table:number-columns-repeated="3"/>
          <table:table-cell table:style-name="ce2" office:value-type="float" office:value="359" calcext:value-type="float">
            <text:p>359</text:p>
          </table:table-cell>
          <table:table-cell table:style-name="ce4" table:formula="of:=([.L50]-[.$N$27])/[.$P$27]" office:value-type="float" office:value="0.0133137270487243" calcext:value-type="float">
            <text:p>0.013313727048724</text:p>
          </table:table-cell>
          <table:table-cell table:number-columns-repeated="3"/>
          <table:table-cell table:style-name="ce4" table:formula="of:=[.H50]+[.C50]" office:value-type="float" office:value="0.343452380952381" calcext:value-type="float">
            <text:p>0.343452380952381</text:p>
          </table:table-cell>
          <table:table-cell table:style-name="ce4" table:formula="of:=RANK([.Q50];[.$Q$28:.$Q$54])" office:value-type="float" office:value="25" calcext:value-type="float">
            <text:p>2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urbine</text:p>
          </table:table-cell>
          <table:table-cell table:style-name="ce4" table:formula="of:=1-0.1" office:value-type="float" office:value="0.9" calcext:value-type="float">
            <text:p>0.9</text:p>
          </table:table-cell>
          <table:table-cell table:style-name="ce4" table:formula="of:=([.B51]-[.$D$27])/[.$F$27]" office:value-type="float" office:value="0.833333333333333" calcext:value-type="float">
            <text:p>0.833333333333333</text:p>
          </table:table-cell>
          <table:table-cell table:number-columns-repeated="3"/>
          <table:table-cell table:style-name="ce2" office:value-type="float" office:value="2.58" calcext:value-type="float">
            <text:p>2.58</text:p>
          </table:table-cell>
          <table:table-cell table:style-name="ce4" table:formula="of:=([.G51]-[.$I$27])/[.$K$27]" office:value-type="float" office:value="0.116666666666667" calcext:value-type="float">
            <text:p>0.116666666666667</text:p>
          </table:table-cell>
          <table:table-cell table:number-columns-repeated="3"/>
          <table:table-cell table:style-name="ce2" office:value-type="float" office:value="100" calcext:value-type="float">
            <text:p>100</text:p>
          </table:table-cell>
          <table:table-cell table:style-name="ce4" table:formula="of:=([.L51]-[.$N$27])/[.$P$27]" office:value-type="float" office:value="0.00302042762896431" calcext:value-type="float">
            <text:p>0.003020427628964</text:p>
          </table:table-cell>
          <table:table-cell table:number-columns-repeated="3"/>
          <table:table-cell table:style-name="ce4" table:formula="of:=[.H51]+[.C51]" office:value-type="float" office:value="0.95" calcext:value-type="float">
            <text:p>0.95</text:p>
          </table:table-cell>
          <table:table-cell table:style-name="ce4" table:formula="of:=RANK([.Q51];[.$Q$28:.$Q$54])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UIMA</text:p>
          </table:table-cell>
          <table:table-cell table:style-name="ce4" table:formula="of:=1-0.31" office:value-type="float" office:value="0.69" calcext:value-type="float">
            <text:p>0.69</text:p>
          </table:table-cell>
          <table:table-cell table:style-name="ce4" table:formula="of:=([.B52]-[.$D$27])/[.$F$27]" office:value-type="float" office:value="0.333333333333333" calcext:value-type="float">
            <text:p>0.333333333333333</text:p>
          </table:table-cell>
          <table:table-cell table:number-columns-repeated="3"/>
          <table:table-cell table:style-name="ce2" office:value-type="float" office:value="2.63" calcext:value-type="float">
            <text:p>2.63</text:p>
          </table:table-cell>
          <table:table-cell table:style-name="ce4" table:formula="of:=([.G52]-[.$I$27])/[.$K$27]" office:value-type="float" office:value="0.121875" calcext:value-type="float">
            <text:p>0.121875</text:p>
          </table:table-cell>
          <table:table-cell table:number-columns-repeated="3"/>
          <table:table-cell table:style-name="ce2" office:value-type="float" office:value="6182" calcext:value-type="float">
            <text:p>6182</text:p>
          </table:table-cell>
          <table:table-cell table:style-name="ce4" table:formula="of:=([.L52]-[.$N$27])/[.$P$27]" office:value-type="float" office:value="0.244734122883714" calcext:value-type="float">
            <text:p>0.244734122883714</text:p>
          </table:table-cell>
          <table:table-cell table:number-columns-repeated="3"/>
          <table:table-cell table:style-name="ce4" table:formula="of:=[.H52]+[.C52]" office:value-type="float" office:value="0.455208333333333" calcext:value-type="float">
            <text:p>0.455208333333333</text:p>
          </table:table-cell>
          <table:table-cell table:style-name="ce4" table:formula="of:=RANK([.Q52];[.$Q$28:.$Q$54])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Wicket</text:p>
          </table:table-cell>
          <table:table-cell table:style-name="ce4" table:formula="of:=1-0.12" office:value-type="float" office:value="0.88" calcext:value-type="float">
            <text:p>0.88</text:p>
          </table:table-cell>
          <table:table-cell table:style-name="ce4" table:formula="of:=([.B53]-[.$D$27])/[.$F$27]" office:value-type="float" office:value="0.785714285714286" calcext:value-type="float">
            <text:p>0.785714285714286</text:p>
          </table:table-cell>
          <table:table-cell table:number-columns-repeated="3"/>
          <table:table-cell table:style-name="ce2" office:value-type="float" office:value="4.39" calcext:value-type="float">
            <text:p>4.39</text:p>
          </table:table-cell>
          <table:table-cell table:style-name="ce4" table:formula="of:=([.G53]-[.$I$27])/[.$K$27]" office:value-type="float" office:value="0.305208333333333" calcext:value-type="float">
            <text:p>0.305208333333333</text:p>
          </table:table-cell>
          <table:table-cell table:number-columns-repeated="3"/>
          <table:table-cell table:style-name="ce2" office:value-type="float" office:value="6741" calcext:value-type="float">
            <text:p>6741</text:p>
          </table:table-cell>
          <table:table-cell table:style-name="ce4" table:formula="of:=([.L53]-[.$N$27])/[.$P$27]" office:value-type="float" office:value="0.266950162944122" calcext:value-type="float">
            <text:p>0.266950162944122</text:p>
          </table:table-cell>
          <table:table-cell table:number-columns-repeated="3"/>
          <table:table-cell table:style-name="ce4" table:formula="of:=[.H53]+[.C53]" office:value-type="float" office:value="1.09092261904762" calcext:value-type="float">
            <text:p>1.09092261904762</text:p>
          </table:table-cell>
          <table:table-cell table:style-name="ce4" table:formula="of:=RANK([.Q53];[.$Q$28:.$Q$54])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ZooKeeper</text:p>
          </table:table-cell>
          <table:table-cell table:style-name="ce4" table:formula="of:=1-0.13" office:value-type="float" office:value="0.87" calcext:value-type="float">
            <text:p>0.87</text:p>
          </table:table-cell>
          <table:table-cell table:style-name="ce4" table:formula="of:=([.B54]-[.$D$27])/[.$F$27]" office:value-type="float" office:value="0.761904761904762" calcext:value-type="float">
            <text:p>0.761904761904762</text:p>
          </table:table-cell>
          <table:table-cell table:number-columns-repeated="3"/>
          <table:table-cell table:style-name="ce2" office:value-type="float" office:value="11.06" calcext:value-type="float">
            <text:p>11.06</text:p>
          </table:table-cell>
          <table:table-cell table:style-name="ce4" table:formula="of:=([.G54]-[.$I$27])/[.$K$27]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3688" calcext:value-type="float">
            <text:p>3688</text:p>
          </table:table-cell>
          <table:table-cell table:style-name="ce4" table:formula="of:=([.L54]-[.$N$27])/[.$P$27]" office:value-type="float" office:value="0.145616405691122" calcext:value-type="float">
            <text:p>0.145616405691122</text:p>
          </table:table-cell>
          <table:table-cell table:number-columns-repeated="3"/>
          <table:table-cell table:style-name="ce4" table:formula="of:=[.H54]+[.C54]" office:value-type="float" office:value="1.76190476190476" calcext:value-type="float">
            <text:p>1.76190476190476</text:p>
          </table:table-cell>
          <table:table-cell table:style-name="ce4" table:formula="of:=RANK([.Q54];[.$Q$28:.$Q$54])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nv. % of uncommented</text:p>
          </table:table-cell>
          <table:table-cell table:style-name="ce2" office:value-type="string" calcext:value-type="string">
            <text:p>normalized valu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style-name="ce2" office:value-type="string" calcext:value-type="string">
            <text:p>average comments</text:p>
          </table:table-cell>
          <table:table-cell table:style-name="ce2" office:value-type="string" calcext:value-type="string">
            <text:p>normilized values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style-name="ce2" office:value-type="string" calcext:value-type="string">
            <text:p>num issues</text:p>
          </table:table-cell>
          <table:table-cell table:style-name="ce2" office:value-type="string" calcext:value-type="string">
            <text:p>normalized valu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rank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alytic tool</text:p>
          </table:table-cell>
          <table:table-cell table:style-name="ce3" table:number-columns-repeated="2"/>
          <table:table-cell table:style-name="ce3" table:formula="of:=MIN([.B58:.B83])" office:value-type="float" office:value="0.25" calcext:value-type="float">
            <text:p>0.25</text:p>
          </table:table-cell>
          <table:table-cell table:style-name="ce3" table:formula="of:=MAX([.B58:.B83])" office:value-type="float" office:value="0.98" calcext:value-type="float">
            <text:p>0.98</text:p>
          </table:table-cell>
          <table:table-cell table:style-name="ce3" table:formula="of:=[.E57]-[.D57]" office:value-type="float" office:value="0.73" calcext:value-type="float">
            <text:p>0.73</text:p>
          </table:table-cell>
          <table:table-cell table:style-name="ce3" table:number-columns-repeated="2"/>
          <table:table-cell table:style-name="ce3" table:formula="of:=MIN([.G58:.G83])" office:value-type="float" office:value="2.27" calcext:value-type="float">
            <text:p>2.27</text:p>
          </table:table-cell>
          <table:table-cell table:style-name="ce3" table:formula="of:=MAX([.G58:.G83])" office:value-type="float" office:value="14.5" calcext:value-type="float">
            <text:p>14.5</text:p>
          </table:table-cell>
          <table:table-cell table:style-name="ce3" table:formula="of:=([.J57]-[.I57])" office:value-type="float" office:value="12.23" calcext:value-type="float">
            <text:p>12.23</text:p>
          </table:table-cell>
          <table:table-cell table:style-name="ce3" table:number-columns-repeated="2"/>
          <table:table-cell table:style-name="ce3" table:formula="of:=MIN([.L58:.L83])" office:value-type="float" office:value="63" calcext:value-type="float">
            <text:p>63</text:p>
          </table:table-cell>
          <table:table-cell table:style-name="ce3" table:formula="of:=MAX([.L58:.L83])" office:value-type="float" office:value="30512" calcext:value-type="float">
            <text:p>30512</text:p>
          </table:table-cell>
          <table:table-cell table:style-name="ce3" table:formula="of:=([.O57]-[.N57])" office:value-type="float" office:value="30449" calcext:value-type="float">
            <text:p>30449</text:p>
          </table:table-cell>
          <table:table-cell table:style-name="ce3" table:number-columns-repeated="10"/>
          <table:table-cell table:number-columns-repeated="998"/>
        </table:table-row>
        <table:table-row table:style-name="ro1">
          <table:table-cell table:style-name="ce2" office:value-type="string" calcext:value-type="string">
            <text:p>Beam</text:p>
          </table:table-cell>
          <table:table-cell table:style-name="ce4" table:formula="of:=1-0.4" office:value-type="float" office:value="0.6" calcext:value-type="float">
            <text:p>0.6</text:p>
          </table:table-cell>
          <table:table-cell table:style-name="ce4" table:formula="of:=([.B58]-[.$D$57])/[.$F$57]" office:value-type="float" office:value="0.479452054794521" calcext:value-type="float">
            <text:p>0.479452054794521</text:p>
          </table:table-cell>
          <table:table-cell table:number-columns-repeated="3"/>
          <table:table-cell table:style-name="ce2" office:value-type="float" office:value="3.8" calcext:value-type="float">
            <text:p>3.8</text:p>
          </table:table-cell>
          <table:table-cell table:style-name="ce4" table:formula="of:=([.G58]-[.$I$57])/[.$K$57]" office:value-type="float" office:value="0.125102207686018" calcext:value-type="float">
            <text:p>0.125102207686018</text:p>
          </table:table-cell>
          <table:table-cell table:number-columns-repeated="3"/>
          <table:table-cell table:style-name="ce2" office:value-type="float" office:value="9358" calcext:value-type="float">
            <text:p>9358</text:p>
          </table:table-cell>
          <table:table-cell table:style-name="ce4" table:formula="of:=([.L58]-[.$N$57])/[.$P$57]" office:value-type="float" office:value="0.305264540707412" calcext:value-type="float">
            <text:p>0.305264540707412</text:p>
          </table:table-cell>
          <table:table-cell table:number-columns-repeated="3"/>
          <table:table-cell table:style-name="ce4" table:formula="of:=[.H58]+[.C58]" office:value-type="float" office:value="0.604554262480539" calcext:value-type="float">
            <text:p>0.604554262480539</text:p>
          </table:table-cell>
          <table:table-cell table:style-name="ce4" table:formula="of:=RANK([.Q58];[.$Q$58:.$Q$83])" office:value-type="float" office:value="25" calcext:value-type="float">
            <text:p>2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alcite</text:p>
          </table:table-cell>
          <table:table-cell table:style-name="ce4" table:formula="of:=1-0.1" office:value-type="float" office:value="0.9" calcext:value-type="float">
            <text:p>0.9</text:p>
          </table:table-cell>
          <table:table-cell table:style-name="ce4" table:formula="of:=([.B59]-[.$D$57])/[.$F$57]" office:value-type="float" office:value="0.89041095890411" calcext:value-type="float">
            <text:p>0.89041095890411</text:p>
          </table:table-cell>
          <table:table-cell table:number-columns-repeated="3"/>
          <table:table-cell table:style-name="ce2" office:value-type="float" office:value="5.63" calcext:value-type="float">
            <text:p>5.63</text:p>
          </table:table-cell>
          <table:table-cell table:style-name="ce4" table:formula="of:=([.G59]-[.$I$57])/[.$K$57]" office:value-type="float" office:value="0.274734260016353" calcext:value-type="float">
            <text:p>0.274734260016353</text:p>
          </table:table-cell>
          <table:table-cell table:number-columns-repeated="3"/>
          <table:table-cell table:style-name="ce2" office:value-type="float" office:value="3809" calcext:value-type="float">
            <text:p>3809</text:p>
          </table:table-cell>
          <table:table-cell table:style-name="ce4" table:formula="of:=([.L59]-[.$N$57])/[.$P$57]" office:value-type="float" office:value="0.123025386712207" calcext:value-type="float">
            <text:p>0.123025386712207</text:p>
          </table:table-cell>
          <table:table-cell table:number-columns-repeated="3"/>
          <table:table-cell table:style-name="ce4" table:formula="of:=[.H59]+[.C59]" office:value-type="float" office:value="1.16514521892046" calcext:value-type="float">
            <text:p>1.16514521892046</text:p>
          </table:table-cell>
          <table:table-cell table:style-name="ce4" table:formula="of:=RANK([.Q59];[.$Q$58:.$Q$83])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arbonData</text:p>
          </table:table-cell>
          <table:table-cell table:style-name="ce4" table:formula="of:=1-0.75" office:value-type="float" office:value="0.25" calcext:value-type="float">
            <text:p>0.25</text:p>
          </table:table-cell>
          <table:table-cell table:style-name="ce4" table:formula="of:=([.B60]-[.$D$57])/[.$F$57]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2.53" calcext:value-type="float">
            <text:p>2.53</text:p>
          </table:table-cell>
          <table:table-cell table:style-name="ce4" table:formula="of:=([.G60]-[.$I$57])/[.$K$57]" office:value-type="float" office:value="0.0212591986917416" calcext:value-type="float">
            <text:p>0.021259198691742</text:p>
          </table:table-cell>
          <table:table-cell table:number-columns-repeated="3"/>
          <table:table-cell table:style-name="ce2" office:value-type="float" office:value="3716" calcext:value-type="float">
            <text:p>3716</text:p>
          </table:table-cell>
          <table:table-cell table:style-name="ce4" table:formula="of:=([.L60]-[.$N$57])/[.$P$57]" office:value-type="float" office:value="0.119971099215081" calcext:value-type="float">
            <text:p>0.119971099215081</text:p>
          </table:table-cell>
          <table:table-cell table:number-columns-repeated="3"/>
          <table:table-cell table:style-name="ce4" table:formula="of:=[.H60]+[.C60]" office:value-type="float" office:value="0.0212591986917416" calcext:value-type="float">
            <text:p>0.021259198691742</text:p>
          </table:table-cell>
          <table:table-cell table:style-name="ce4" table:formula="of:=RANK([.Q60];[.$Q$58:.$Q$83])" office:value-type="float" office:value="26" calcext:value-type="float">
            <text:p>2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hukwa</text:p>
          </table:table-cell>
          <table:table-cell table:style-name="ce4" table:formula="of:=1-0.09" office:value-type="float" office:value="0.91" calcext:value-type="float">
            <text:p>0.91</text:p>
          </table:table-cell>
          <table:table-cell table:style-name="ce4" table:formula="of:=([.B61]-[.$D$57])/[.$F$57]" office:value-type="float" office:value="0.904109589041096" calcext:value-type="float">
            <text:p>0.904109589041096</text:p>
          </table:table-cell>
          <table:table-cell table:number-columns-repeated="3"/>
          <table:table-cell table:style-name="ce2" office:value-type="float" office:value="4.91" calcext:value-type="float">
            <text:p>4.91</text:p>
          </table:table-cell>
          <table:table-cell table:style-name="ce4" table:formula="of:=([.G61]-[.$I$57])/[.$K$57]" office:value-type="float" office:value="0.215862632869992" calcext:value-type="float">
            <text:p>0.215862632869992</text:p>
          </table:table-cell>
          <table:table-cell table:number-columns-repeated="3"/>
          <table:table-cell table:style-name="ce2" office:value-type="float" office:value="822" calcext:value-type="float">
            <text:p>822</text:p>
          </table:table-cell>
          <table:table-cell table:style-name="ce4" table:formula="of:=([.L61]-[.$N$57])/[.$P$57]" office:value-type="float" office:value="0.0249269269926763" calcext:value-type="float">
            <text:p>0.024926926992676</text:p>
          </table:table-cell>
          <table:table-cell table:number-columns-repeated="3"/>
          <table:table-cell table:style-name="ce4" table:formula="of:=[.H61]+[.C61]" office:value-type="float" office:value="1.11997222191109" calcext:value-type="float">
            <text:p>1.11997222191109</text:p>
          </table:table-cell>
          <table:table-cell table:style-name="ce4" table:formula="of:=RANK([.Q61];[.$Q$58:.$Q$83])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TAKES</text:p>
          </table:table-cell>
          <table:table-cell table:style-name="ce4" table:formula="of:=1-0.22" office:value-type="float" office:value="0.78" calcext:value-type="float">
            <text:p>0.78</text:p>
          </table:table-cell>
          <table:table-cell table:style-name="ce4" table:formula="of:=([.B62]-[.$D$57])/[.$F$57]" office:value-type="float" office:value="0.726027397260274" calcext:value-type="float">
            <text:p>0.726027397260274</text:p>
          </table:table-cell>
          <table:table-cell table:number-columns-repeated="3"/>
          <table:table-cell table:style-name="ce2" office:value-type="float" office:value="3.62" calcext:value-type="float">
            <text:p>3.62</text:p>
          </table:table-cell>
          <table:table-cell table:style-name="ce4" table:formula="of:=([.G62]-[.$I$57])/[.$K$57]" office:value-type="float" office:value="0.110384300899428" calcext:value-type="float">
            <text:p>0.110384300899428</text:p>
          </table:table-cell>
          <table:table-cell table:number-columns-repeated="3"/>
          <table:table-cell table:style-name="ce2" office:value-type="float" office:value="539" calcext:value-type="float">
            <text:p>539</text:p>
          </table:table-cell>
          <table:table-cell table:style-name="ce4" table:formula="of:=([.L62]-[.$N$57])/[.$P$57]" office:value-type="float" office:value="0.0156326972971198" calcext:value-type="float">
            <text:p>0.01563269729712</text:p>
          </table:table-cell>
          <table:table-cell table:number-columns-repeated="3"/>
          <table:table-cell table:style-name="ce4" table:formula="of:=[.H62]+[.C62]" office:value-type="float" office:value="0.836411698159702" calcext:value-type="float">
            <text:p>0.836411698159702</text:p>
          </table:table-cell>
          <table:table-cell table:style-name="ce4" table:formula="of:=RANK([.Q62];[.$Q$58:.$Q$83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affodil</text:p>
          </table:table-cell>
          <table:table-cell table:style-name="ce4" table:formula="of:=1-0.11" office:value-type="float" office:value="0.89" calcext:value-type="float">
            <text:p>0.89</text:p>
          </table:table-cell>
          <table:table-cell table:style-name="ce4" table:formula="of:=([.B63]-[.$D$57])/[.$F$57]" office:value-type="float" office:value="0.876712328767123" calcext:value-type="float">
            <text:p>0.876712328767123</text:p>
          </table:table-cell>
          <table:table-cell table:number-columns-repeated="3"/>
          <table:table-cell table:style-name="ce2" office:value-type="float" office:value="3.38" calcext:value-type="float">
            <text:p>3.38</text:p>
          </table:table-cell>
          <table:table-cell table:style-name="ce4" table:formula="of:=([.G63]-[.$I$57])/[.$K$57]" office:value-type="float" office:value="0.0907604251839738" calcext:value-type="float">
            <text:p>0.090760425183974</text:p>
          </table:table-cell>
          <table:table-cell table:number-columns-repeated="3"/>
          <table:table-cell table:style-name="ce2" office:value-type="float" office:value="2247" calcext:value-type="float">
            <text:p>2247</text:p>
          </table:table-cell>
          <table:table-cell table:style-name="ce4" table:formula="of:=([.L63]-[.$N$57])/[.$P$57]" office:value-type="float" office:value="0.0717264934809025" calcext:value-type="float">
            <text:p>0.071726493480903</text:p>
          </table:table-cell>
          <table:table-cell table:number-columns-repeated="3"/>
          <table:table-cell table:style-name="ce4" table:formula="of:=[.H63]+[.C63]" office:value-type="float" office:value="0.967472753951097" calcext:value-type="float">
            <text:p>0.967472753951097</text:p>
          </table:table-cell>
          <table:table-cell table:style-name="ce4" table:formula="of:=RANK([.Q63];[.$Q$58:.$Q$83])" office:value-type="float" office:value="19" calcext:value-type="float">
            <text:p>1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Edgent</text:p>
          </table:table-cell>
          <table:table-cell table:style-name="ce4" table:formula="of:=1-0.19" office:value-type="float" office:value="0.81" calcext:value-type="float">
            <text:p>0.81</text:p>
          </table:table-cell>
          <table:table-cell table:style-name="ce4" table:formula="of:=([.B64]-[.$D$57])/[.$F$57]" office:value-type="float" office:value="0.767123287671233" calcext:value-type="float">
            <text:p>0.767123287671233</text:p>
          </table:table-cell>
          <table:table-cell table:number-columns-repeated="3"/>
          <table:table-cell table:style-name="ce2" office:value-type="float" office:value="4.35" calcext:value-type="float">
            <text:p>4.35</text:p>
          </table:table-cell>
          <table:table-cell table:style-name="ce4" table:formula="of:=([.G64]-[.$I$57])/[.$K$57]" office:value-type="float" office:value="0.170073589533933" calcext:value-type="float">
            <text:p>0.170073589533933</text:p>
          </table:table-cell>
          <table:table-cell table:number-columns-repeated="3"/>
          <table:table-cell table:style-name="ce2" office:value-type="float" office:value="450" calcext:value-type="float">
            <text:p>450</text:p>
          </table:table-cell>
          <table:table-cell table:style-name="ce4" table:formula="of:=([.L64]-[.$N$57])/[.$P$57]" office:value-type="float" office:value="0.0127097770041709" calcext:value-type="float">
            <text:p>0.012709777004171</text:p>
          </table:table-cell>
          <table:table-cell table:number-columns-repeated="3"/>
          <table:table-cell table:style-name="ce4" table:formula="of:=[.H64]+[.C64]" office:value-type="float" office:value="0.937196877205166" calcext:value-type="float">
            <text:p>0.937196877205166</text:p>
          </table:table-cell>
          <table:table-cell table:style-name="ce4" table:formula="of:=RANK([.Q64];[.$Q$58:.$Q$83])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Flink</text:p>
          </table:table-cell>
          <table:table-cell table:style-name="ce4" table:formula="of:=1-0.11" office:value-type="float" office:value="0.89" calcext:value-type="float">
            <text:p>0.89</text:p>
          </table:table-cell>
          <table:table-cell table:style-name="ce4" table:formula="of:=([.B65]-[.$D$57])/[.$F$57]" office:value-type="float" office:value="0.876712328767123" calcext:value-type="float">
            <text:p>0.876712328767123</text:p>
          </table:table-cell>
          <table:table-cell table:number-columns-repeated="3"/>
          <table:table-cell table:style-name="ce2" office:value-type="float" office:value="8.02" calcext:value-type="float">
            <text:p>8.02</text:p>
          </table:table-cell>
          <table:table-cell table:style-name="ce4" table:formula="of:=([.G65]-[.$I$57])/[.$K$57]" office:value-type="float" office:value="0.470155355682747" calcext:value-type="float">
            <text:p>0.470155355682747</text:p>
          </table:table-cell>
          <table:table-cell table:number-columns-repeated="3"/>
          <table:table-cell table:style-name="ce2" office:value-type="float" office:value="16283" calcext:value-type="float">
            <text:p>16283</text:p>
          </table:table-cell>
          <table:table-cell table:style-name="ce4" table:formula="of:=([.L65]-[.$N$57])/[.$P$57]" office:value-type="float" office:value="0.53269401293967" calcext:value-type="float">
            <text:p>0.53269401293967</text:p>
          </table:table-cell>
          <table:table-cell table:number-columns-repeated="3"/>
          <table:table-cell table:style-name="ce4" table:formula="of:=[.H65]+[.C65]" office:value-type="float" office:value="1.34686768444987" calcext:value-type="float">
            <text:p>1.34686768444987</text:p>
          </table:table-cell>
          <table:table-cell table:style-name="ce4" table:formula="of:=RANK([.Q65];[.$Q$58:.$Q$83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Flume</text:p>
          </table:table-cell>
          <table:table-cell table:style-name="ce4" table:formula="of:=1-0.15" office:value-type="float" office:value="0.85" calcext:value-type="float">
            <text:p>0.85</text:p>
          </table:table-cell>
          <table:table-cell table:style-name="ce4" table:formula="of:=([.B66]-[.$D$57])/[.$F$57]" office:value-type="float" office:value="0.821917808219178" calcext:value-type="float">
            <text:p>0.821917808219178</text:p>
          </table:table-cell>
          <table:table-cell table:number-columns-repeated="3"/>
          <table:table-cell table:style-name="ce2" office:value-type="float" office:value="5.32" calcext:value-type="float">
            <text:p>5.32</text:p>
          </table:table-cell>
          <table:table-cell table:style-name="ce4" table:formula="of:=([.G66]-[.$I$57])/[.$K$57]" office:value-type="float" office:value="0.249386753883892" calcext:value-type="float">
            <text:p>0.249386753883892</text:p>
          </table:table-cell>
          <table:table-cell table:number-columns-repeated="3"/>
          <table:table-cell table:style-name="ce2" office:value-type="float" office:value="3339" calcext:value-type="float">
            <text:p>3339</text:p>
          </table:table-cell>
          <table:table-cell table:style-name="ce4" table:formula="of:=([.L66]-[.$N$57])/[.$P$57]" office:value-type="float" office:value="0.107589740221354" calcext:value-type="float">
            <text:p>0.107589740221354</text:p>
          </table:table-cell>
          <table:table-cell table:number-columns-repeated="3"/>
          <table:table-cell table:style-name="ce4" table:formula="of:=[.H66]+[.C66]" office:value-type="float" office:value="1.07130456210307" calcext:value-type="float">
            <text:p>1.07130456210307</text:p>
          </table:table-cell>
          <table:table-cell table:style-name="ce4" table:formula="of:=RANK([.Q66];[.$Q$58:.$Q$83])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FOP</text:p>
          </table:table-cell>
          <table:table-cell table:style-name="ce4" table:formula="of:=1-0.05" office:value-type="float" office:value="0.95" calcext:value-type="float">
            <text:p>0.95</text:p>
          </table:table-cell>
          <table:table-cell table:style-name="ce4" table:formula="of:=([.B67]-[.$D$57])/[.$F$57]" office:value-type="float" office:value="0.958904109589041" calcext:value-type="float">
            <text:p>0.958904109589041</text:p>
          </table:table-cell>
          <table:table-cell table:number-columns-repeated="3"/>
          <table:table-cell table:style-name="ce2" office:value-type="float" office:value="4.83" calcext:value-type="float">
            <text:p>4.83</text:p>
          </table:table-cell>
          <table:table-cell table:style-name="ce4" table:formula="of:=([.G67]-[.$I$57])/[.$K$57]" office:value-type="float" office:value="0.209321340964841" calcext:value-type="float">
            <text:p>0.209321340964841</text:p>
          </table:table-cell>
          <table:table-cell table:number-columns-repeated="3"/>
          <table:table-cell table:style-name="ce2" office:value-type="float" office:value="2909" calcext:value-type="float">
            <text:p>2909</text:p>
          </table:table-cell>
          <table:table-cell table:style-name="ce4" table:formula="of:=([.L67]-[.$N$57])/[.$P$57]" office:value-type="float" office:value="0.0934677657722749" calcext:value-type="float">
            <text:p>0.093467765772275</text:p>
          </table:table-cell>
          <table:table-cell table:number-columns-repeated="3"/>
          <table:table-cell table:style-name="ce4" table:formula="of:=[.H67]+[.C67]" office:value-type="float" office:value="1.16822545055388" calcext:value-type="float">
            <text:p>1.16822545055388</text:p>
          </table:table-cell>
          <table:table-cell table:style-name="ce4" table:formula="of:=RANK([.Q67];[.$Q$58:.$Q$83])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Giraph</text:p>
          </table:table-cell>
          <table:table-cell table:style-name="ce4" table:formula="of:=1-0.09" office:value-type="float" office:value="0.91" calcext:value-type="float">
            <text:p>0.91</text:p>
          </table:table-cell>
          <table:table-cell table:style-name="ce4" table:formula="of:=([.B68]-[.$D$57])/[.$F$57]" office:value-type="float" office:value="0.904109589041096" calcext:value-type="float">
            <text:p>0.904109589041096</text:p>
          </table:table-cell>
          <table:table-cell table:number-columns-repeated="3"/>
          <table:table-cell table:style-name="ce2" office:value-type="float" office:value="6.07" calcext:value-type="float">
            <text:p>6.07</text:p>
          </table:table-cell>
          <table:table-cell table:style-name="ce4" table:formula="of:=([.G68]-[.$I$57])/[.$K$57]" office:value-type="float" office:value="0.310711365494685" calcext:value-type="float">
            <text:p>0.310711365494685</text:p>
          </table:table-cell>
          <table:table-cell table:number-columns-repeated="3"/>
          <table:table-cell table:style-name="ce2" office:value-type="float" office:value="1231" calcext:value-type="float">
            <text:p>1231</text:p>
          </table:table-cell>
          <table:table-cell table:style-name="ce4" table:formula="of:=([.L68]-[.$N$57])/[.$P$57]" office:value-type="float" office:value="0.0383592236198233" calcext:value-type="float">
            <text:p>0.038359223619823</text:p>
          </table:table-cell>
          <table:table-cell table:number-columns-repeated="3"/>
          <table:table-cell table:style-name="ce4" table:formula="of:=[.H68]+[.C68]" office:value-type="float" office:value="1.21482095453578" calcext:value-type="float">
            <text:p>1.21482095453578</text:p>
          </table:table-cell>
          <table:table-cell table:style-name="ce4" table:formula="of:=RANK([.Q68];[.$Q$58:.$Q$83])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Hadoop Common</text:p>
          </table:table-cell>
          <table:table-cell table:style-name="ce4" table:formula="of:=1-0.05" office:value-type="float" office:value="0.95" calcext:value-type="float">
            <text:p>0.95</text:p>
          </table:table-cell>
          <table:table-cell table:style-name="ce4" table:formula="of:=([.B69]-[.$D$57])/[.$F$57]" office:value-type="float" office:value="0.958904109589041" calcext:value-type="float">
            <text:p>0.958904109589041</text:p>
          </table:table-cell>
          <table:table-cell table:number-columns-repeated="3"/>
          <table:table-cell table:style-name="ce2" office:value-type="float" office:value="11.36" calcext:value-type="float">
            <text:p>11.36</text:p>
          </table:table-cell>
          <table:table-cell table:style-name="ce4" table:formula="of:=([.G69]-[.$I$57])/[.$K$57]" office:value-type="float" office:value="0.743254292722813" calcext:value-type="float">
            <text:p>0.743254292722813</text:p>
          </table:table-cell>
          <table:table-cell table:number-columns-repeated="3"/>
          <table:table-cell table:style-name="ce2" office:value-type="float" office:value="14662" calcext:value-type="float">
            <text:p>14662</text:p>
          </table:table-cell>
          <table:table-cell table:style-name="ce4" table:formula="of:=([.L69]-[.$N$57])/[.$P$57]" office:value-type="float" office:value="0.479457453446747" calcext:value-type="float">
            <text:p>0.479457453446747</text:p>
          </table:table-cell>
          <table:table-cell table:number-columns-repeated="3"/>
          <table:table-cell table:style-name="ce4" table:formula="of:=[.H69]+[.C69]" office:value-type="float" office:value="1.70215840231185" calcext:value-type="float">
            <text:p>1.70215840231185</text:p>
          </table:table-cell>
          <table:table-cell table:style-name="ce4" table:formula="of:=RANK([.Q69];[.$Q$58:.$Q$83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HDT</text:p>
          </table:table-cell>
          <table:table-cell table:style-name="ce4" table:formula="of:=1-0.26" office:value-type="float" office:value="0.74" calcext:value-type="float">
            <text:p>0.74</text:p>
          </table:table-cell>
          <table:table-cell table:style-name="ce4" table:formula="of:=([.B70]-[.$D$57])/[.$F$57]" office:value-type="float" office:value="0.671232876712329" calcext:value-type="float">
            <text:p>0.671232876712329</text:p>
          </table:table-cell>
          <table:table-cell table:number-columns-repeated="3"/>
          <table:table-cell table:style-name="ce2" office:value-type="float" office:value="3.03" calcext:value-type="float">
            <text:p>3.03</text:p>
          </table:table-cell>
          <table:table-cell table:style-name="ce4" table:formula="of:=([.G70]-[.$I$57])/[.$K$57]" office:value-type="float" office:value="0.062142273098937" calcext:value-type="float">
            <text:p>0.062142273098937</text:p>
          </table:table-cell>
          <table:table-cell table:number-columns-repeated="3"/>
          <table:table-cell table:style-name="ce2" office:value-type="float" office:value="63" calcext:value-type="float">
            <text:p>63</text:p>
          </table:table-cell>
          <table:table-cell table:style-name="ce4" table:formula="of:=([.L70]-[.$N$57])/[.$P$57]" office:value-type="float" office:value="0" calcext:value-type="float">
            <text:p>0</text:p>
          </table:table-cell>
          <table:table-cell table:number-columns-repeated="3"/>
          <table:table-cell table:style-name="ce4" table:formula="of:=[.H70]+[.C70]" office:value-type="float" office:value="0.733375149811266" calcext:value-type="float">
            <text:p>0.733375149811266</text:p>
          </table:table-cell>
          <table:table-cell table:style-name="ce4" table:formula="of:=RANK([.Q70];[.$Q$58:.$Q$83])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Hadoop Distributed Data Store</text:p>
          </table:table-cell>
          <table:table-cell table:style-name="ce4" table:formula="of:=1-0.06" office:value-type="float" office:value="0.94" calcext:value-type="float">
            <text:p>0.94</text:p>
          </table:table-cell>
          <table:table-cell table:style-name="ce4" table:formula="of:=([.B71]-[.$D$57])/[.$F$57]" office:value-type="float" office:value="0.945205479452055" calcext:value-type="float">
            <text:p>0.945205479452055</text:p>
          </table:table-cell>
          <table:table-cell table:number-columns-repeated="3"/>
          <table:table-cell table:style-name="ce2" office:value-type="float" office:value="5.88" calcext:value-type="float">
            <text:p>5.88</text:p>
          </table:table-cell>
          <table:table-cell table:style-name="ce4" table:formula="of:=([.G71]-[.$I$57])/[.$K$57]" office:value-type="float" office:value="0.295175797219951" calcext:value-type="float">
            <text:p>0.295175797219951</text:p>
          </table:table-cell>
          <table:table-cell table:number-columns-repeated="3"/>
          <table:table-cell table:style-name="ce2" office:value-type="float" office:value="3056" calcext:value-type="float">
            <text:p>3056</text:p>
          </table:table-cell>
          <table:table-cell table:style-name="ce4" table:formula="of:=([.L71]-[.$N$57])/[.$P$57]" office:value-type="float" office:value="0.0982955105257972" calcext:value-type="float">
            <text:p>0.098295510525797</text:p>
          </table:table-cell>
          <table:table-cell table:number-columns-repeated="3"/>
          <table:table-cell table:style-name="ce4" table:formula="of:=[.H71]+[.C71]" office:value-type="float" office:value="1.24038127667201" calcext:value-type="float">
            <text:p>1.24038127667201</text:p>
          </table:table-cell>
          <table:table-cell table:style-name="ce4" table:formula="of:=RANK([.Q71];[.$Q$58:.$Q$83])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Hadoop HDFS</text:p>
          </table:table-cell>
          <table:table-cell table:style-name="ce4" table:formula="of:=1-0.08" office:value-type="float" office:value="0.92" calcext:value-type="float">
            <text:p>0.92</text:p>
          </table:table-cell>
          <table:table-cell table:style-name="ce4" table:formula="of:=([.B72]-[.$D$57])/[.$F$57]" office:value-type="float" office:value="0.917808219178082" calcext:value-type="float">
            <text:p>0.917808219178082</text:p>
          </table:table-cell>
          <table:table-cell table:number-columns-repeated="3"/>
          <table:table-cell table:style-name="ce2" office:value-type="float" office:value="13.09" calcext:value-type="float">
            <text:p>13.09</text:p>
          </table:table-cell>
          <table:table-cell table:style-name="ce4" table:formula="of:=([.G72]-[.$I$57])/[.$K$57]" office:value-type="float" office:value="0.884709730171709" calcext:value-type="float">
            <text:p>0.884709730171709</text:p>
          </table:table-cell>
          <table:table-cell table:number-columns-repeated="3"/>
          <table:table-cell table:style-name="ce2" office:value-type="float" office:value="14419" calcext:value-type="float">
            <text:p>14419</text:p>
          </table:table-cell>
          <table:table-cell table:style-name="ce4" table:formula="of:=([.L72]-[.$N$57])/[.$P$57]" office:value-type="float" office:value="0.471476895792965" calcext:value-type="float">
            <text:p>0.471476895792965</text:p>
          </table:table-cell>
          <table:table-cell table:number-columns-repeated="3"/>
          <table:table-cell table:style-name="ce4" table:formula="of:=[.H72]+[.C72]" office:value-type="float" office:value="1.80251794934979" calcext:value-type="float">
            <text:p>1.80251794934979</text:p>
          </table:table-cell>
          <table:table-cell table:style-name="ce4" table:formula="of:=RANK([.Q72];[.$Q$58:.$Q$83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Hadoop Map/Reduce</text:p>
          </table:table-cell>
          <table:table-cell table:style-name="ce4" table:formula="of:=1-0.09" office:value-type="float" office:value="0.91" calcext:value-type="float">
            <text:p>0.91</text:p>
          </table:table-cell>
          <table:table-cell table:style-name="ce4" table:formula="of:=([.B73]-[.$D$57])/[.$F$57]" office:value-type="float" office:value="0.904109589041096" calcext:value-type="float">
            <text:p>0.904109589041096</text:p>
          </table:table-cell>
          <table:table-cell table:number-columns-repeated="3"/>
          <table:table-cell table:style-name="ce2" office:value-type="float" office:value="10.83" calcext:value-type="float">
            <text:p>10.83</text:p>
          </table:table-cell>
          <table:table-cell table:style-name="ce4" table:formula="of:=([.G73]-[.$I$57])/[.$K$57]" office:value-type="float" office:value="0.699918233851186" calcext:value-type="float">
            <text:p>0.699918233851186</text:p>
          </table:table-cell>
          <table:table-cell table:number-columns-repeated="3"/>
          <table:table-cell table:style-name="ce2" office:value-type="float" office:value="6941" calcext:value-type="float">
            <text:p>6941</text:p>
          </table:table-cell>
          <table:table-cell table:style-name="ce4" table:formula="of:=([.L73]-[.$N$57])/[.$P$57]" office:value-type="float" office:value="0.225885907583172" calcext:value-type="float">
            <text:p>0.225885907583172</text:p>
          </table:table-cell>
          <table:table-cell table:number-columns-repeated="3"/>
          <table:table-cell table:style-name="ce4" table:formula="of:=[.H73]+[.C73]" office:value-type="float" office:value="1.60402782289228" calcext:value-type="float">
            <text:p>1.60402782289228</text:p>
          </table:table-cell>
          <table:table-cell table:style-name="ce4" table:formula="of:=RANK([.Q73];[.$Q$58:.$Q$83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Hadoop YARN</text:p>
          </table:table-cell>
          <table:table-cell table:style-name="ce4" table:formula="of:=1-0.07" office:value-type="float" office:value="0.93" calcext:value-type="float">
            <text:p>0.93</text:p>
          </table:table-cell>
          <table:table-cell table:style-name="ce4" table:formula="of:=([.B74]-[.$D$57])/[.$F$57]" office:value-type="float" office:value="0.931506849315069" calcext:value-type="float">
            <text:p>0.931506849315069</text:p>
          </table:table-cell>
          <table:table-cell table:number-columns-repeated="3"/>
          <table:table-cell table:style-name="ce2" office:value-type="float" office:value="14.5" calcext:value-type="float">
            <text:p>14.5</text:p>
          </table:table-cell>
          <table:table-cell table:style-name="ce4" table:formula="of:=([.G74]-[.$I$57])/[.$K$57]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9888" calcext:value-type="float">
            <text:p>9888</text:p>
          </table:table-cell>
          <table:table-cell table:style-name="ce4" table:formula="of:=([.L74]-[.$N$57])/[.$P$57]" office:value-type="float" office:value="0.322670695260928" calcext:value-type="float">
            <text:p>0.322670695260928</text:p>
          </table:table-cell>
          <table:table-cell table:number-columns-repeated="3"/>
          <table:table-cell table:style-name="ce4" table:formula="of:=[.H74]+[.C74]" office:value-type="float" office:value="1.93150684931507" calcext:value-type="float">
            <text:p>1.93150684931507</text:p>
          </table:table-cell>
          <table:table-cell table:style-name="ce4" table:formula="of:=RANK([.Q74];[.$Q$58:.$Q$83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Hama</text:p>
          </table:table-cell>
          <table:table-cell table:style-name="ce4" table:formula="of:=1-0.24" office:value-type="float" office:value="0.76" calcext:value-type="float">
            <text:p>0.76</text:p>
          </table:table-cell>
          <table:table-cell table:style-name="ce4" table:formula="of:=([.B75]-[.$D$57])/[.$F$57]" office:value-type="float" office:value="0.698630136986301" calcext:value-type="float">
            <text:p>0.698630136986301</text:p>
          </table:table-cell>
          <table:table-cell table:number-columns-repeated="3"/>
          <table:table-cell table:style-name="ce2" office:value-type="float" office:value="7.09" calcext:value-type="float">
            <text:p>7.09</text:p>
          </table:table-cell>
          <table:table-cell table:style-name="ce4" table:formula="of:=([.G75]-[.$I$57])/[.$K$57]" office:value-type="float" office:value="0.394112837285364" calcext:value-type="float">
            <text:p>0.394112837285364</text:p>
          </table:table-cell>
          <table:table-cell table:number-columns-repeated="3"/>
          <table:table-cell table:style-name="ce2" office:value-type="float" office:value="1006" calcext:value-type="float">
            <text:p>1006</text:p>
          </table:table-cell>
          <table:table-cell table:style-name="ce4" table:formula="of:=([.L75]-[.$N$57])/[.$P$57]" office:value-type="float" office:value="0.0309698183848402" calcext:value-type="float">
            <text:p>0.03096981838484</text:p>
          </table:table-cell>
          <table:table-cell table:number-columns-repeated="3"/>
          <table:table-cell table:style-name="ce4" table:formula="of:=[.H75]+[.C75]" office:value-type="float" office:value="1.09274297427167" calcext:value-type="float">
            <text:p>1.09274297427167</text:p>
          </table:table-cell>
          <table:table-cell table:style-name="ce4" table:formula="of:=RANK([.Q75];[.$Q$58:.$Q$83])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Ignite</text:p>
          </table:table-cell>
          <table:table-cell table:style-name="ce4" table:formula="of:=1-0.17" office:value-type="float" office:value="0.83" calcext:value-type="float">
            <text:p>0.83</text:p>
          </table:table-cell>
          <table:table-cell table:style-name="ce4" table:formula="of:=([.B76]-[.$D$57])/[.$F$57]" office:value-type="float" office:value="0.794520547945206" calcext:value-type="float">
            <text:p>0.794520547945206</text:p>
          </table:table-cell>
          <table:table-cell table:number-columns-repeated="3"/>
          <table:table-cell table:style-name="ce2" office:value-type="float" office:value="4.68" calcext:value-type="float">
            <text:p>4.68</text:p>
          </table:table-cell>
          <table:table-cell table:style-name="ce4" table:formula="of:=([.G76]-[.$I$57])/[.$K$57]" office:value-type="float" office:value="0.197056418642682" calcext:value-type="float">
            <text:p>0.197056418642682</text:p>
          </table:table-cell>
          <table:table-cell table:number-columns-repeated="3"/>
          <table:table-cell table:style-name="ce2" office:value-type="float" office:value="12666" calcext:value-type="float">
            <text:p>12666</text:p>
          </table:table-cell>
          <table:table-cell table:style-name="ce4" table:formula="of:=([.L76]-[.$N$57])/[.$P$57]" office:value-type="float" office:value="0.413905218562186" calcext:value-type="float">
            <text:p>0.413905218562186</text:p>
          </table:table-cell>
          <table:table-cell table:number-columns-repeated="3"/>
          <table:table-cell table:style-name="ce4" table:formula="of:=[.H76]+[.C76]" office:value-type="float" office:value="0.991576966587887" calcext:value-type="float">
            <text:p>0.991576966587887</text:p>
          </table:table-cell>
          <table:table-cell table:style-name="ce4" table:formula="of:=RANK([.Q76];[.$Q$58:.$Q$83])"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Oozie</text:p>
          </table:table-cell>
          <table:table-cell table:style-name="ce4" table:formula="of:=1-0.13" office:value-type="float" office:value="0.87" calcext:value-type="float">
            <text:p>0.87</text:p>
          </table:table-cell>
          <table:table-cell table:style-name="ce4" table:formula="of:=([.B77]-[.$D$57])/[.$F$57]" office:value-type="float" office:value="0.849315068493151" calcext:value-type="float">
            <text:p>0.849315068493151</text:p>
          </table:table-cell>
          <table:table-cell table:number-columns-repeated="3"/>
          <table:table-cell table:style-name="ce2" office:value-type="float" office:value="8.09" calcext:value-type="float">
            <text:p>8.09</text:p>
          </table:table-cell>
          <table:table-cell table:style-name="ce4" table:formula="of:=([.G77]-[.$I$57])/[.$K$57]" office:value-type="float" office:value="0.475878986099755" calcext:value-type="float">
            <text:p>0.475878986099755</text:p>
          </table:table-cell>
          <table:table-cell table:number-columns-repeated="3"/>
          <table:table-cell table:style-name="ce2" office:value-type="float" office:value="3585" calcext:value-type="float">
            <text:p>3585</text:p>
          </table:table-cell>
          <table:table-cell table:style-name="ce4" table:formula="of:=([.L77]-[.$N$57])/[.$P$57]" office:value-type="float" office:value="0.115668823278269" calcext:value-type="float">
            <text:p>0.115668823278269</text:p>
          </table:table-cell>
          <table:table-cell table:number-columns-repeated="3"/>
          <table:table-cell table:style-name="ce4" table:formula="of:=[.H77]+[.C77]" office:value-type="float" office:value="1.32519405459291" calcext:value-type="float">
            <text:p>1.32519405459291</text:p>
          </table:table-cell>
          <table:table-cell table:style-name="ce4" table:formula="of:=RANK([.Q77];[.$Q$58:.$Q$83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hoenix</text:p>
          </table:table-cell>
          <table:table-cell table:style-name="ce4" table:formula="of:=1-0.09" office:value-type="float" office:value="0.91" calcext:value-type="float">
            <text:p>0.91</text:p>
          </table:table-cell>
          <table:table-cell table:style-name="ce4" table:formula="of:=([.B78]-[.$D$57])/[.$F$57]" office:value-type="float" office:value="0.904109589041096" calcext:value-type="float">
            <text:p>0.904109589041096</text:p>
          </table:table-cell>
          <table:table-cell table:number-columns-repeated="3"/>
          <table:table-cell table:style-name="ce2" office:value-type="float" office:value="8.75" calcext:value-type="float">
            <text:p>8.75</text:p>
          </table:table-cell>
          <table:table-cell table:style-name="ce4" table:formula="of:=([.G78]-[.$I$57])/[.$K$57]" office:value-type="float" office:value="0.529844644317253" calcext:value-type="float">
            <text:p>0.529844644317253</text:p>
          </table:table-cell>
          <table:table-cell table:number-columns-repeated="3"/>
          <table:table-cell table:style-name="ce2" office:value-type="float" office:value="5716" calcext:value-type="float">
            <text:p>5716</text:p>
          </table:table-cell>
          <table:table-cell table:style-name="ce4" table:formula="of:=([.L78]-[.$N$57])/[.$P$57]" office:value-type="float" office:value="0.185654701303819" calcext:value-type="float">
            <text:p>0.185654701303819</text:p>
          </table:table-cell>
          <table:table-cell table:number-columns-repeated="3"/>
          <table:table-cell table:style-name="ce4" table:formula="of:=[.H78]+[.C78]" office:value-type="float" office:value="1.43395423335835" calcext:value-type="float">
            <text:p>1.43395423335835</text:p>
          </table:table-cell>
          <table:table-cell table:style-name="ce4" table:formula="of:=RANK([.Q78];[.$Q$58:.$Q$83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ig</text:p>
          </table:table-cell>
          <table:table-cell table:style-name="ce4" table:formula="of:=1-0.08" office:value-type="float" office:value="0.92" calcext:value-type="float">
            <text:p>0.92</text:p>
          </table:table-cell>
          <table:table-cell table:style-name="ce4" table:formula="of:=([.B79]-[.$D$57])/[.$F$57]" office:value-type="float" office:value="0.917808219178082" calcext:value-type="float">
            <text:p>0.917808219178082</text:p>
          </table:table-cell>
          <table:table-cell table:number-columns-repeated="3"/>
          <table:table-cell table:style-name="ce2" office:value-type="float" office:value="6.33" calcext:value-type="float">
            <text:p>6.33</text:p>
          </table:table-cell>
          <table:table-cell table:style-name="ce4" table:formula="of:=([.G79]-[.$I$57])/[.$K$57]" office:value-type="float" office:value="0.331970564186427" calcext:value-type="float">
            <text:p>0.331970564186427</text:p>
          </table:table-cell>
          <table:table-cell table:number-columns-repeated="3"/>
          <table:table-cell table:style-name="ce2" office:value-type="float" office:value="5318" calcext:value-type="float">
            <text:p>5318</text:p>
          </table:table-cell>
          <table:table-cell table:style-name="ce4" table:formula="of:=([.L79]-[.$N$57])/[.$P$57]" office:value-type="float" office:value="0.172583664488161" calcext:value-type="float">
            <text:p>0.172583664488161</text:p>
          </table:table-cell>
          <table:table-cell table:number-columns-repeated="3"/>
          <table:table-cell table:style-name="ce4" table:formula="of:=[.H79]+[.C79]" office:value-type="float" office:value="1.24977878336451" calcext:value-type="float">
            <text:p>1.24977878336451</text:p>
          </table:table-cell>
          <table:table-cell table:style-name="ce4" table:formula="of:=RANK([.Q79];[.$Q$58:.$Q$83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park</text:p>
          </table:table-cell>
          <table:table-cell table:style-name="ce4" table:formula="of:=1-0.18" office:value-type="float" office:value="0.82" calcext:value-type="float">
            <text:p>0.82</text:p>
          </table:table-cell>
          <table:table-cell table:style-name="ce4" table:formula="of:=([.B80]-[.$D$57])/[.$F$57]" office:value-type="float" office:value="0.780821917808219" calcext:value-type="float">
            <text:p>0.780821917808219</text:p>
          </table:table-cell>
          <table:table-cell table:number-columns-repeated="3"/>
          <table:table-cell table:style-name="ce2" office:value-type="float" office:value="3.66" calcext:value-type="float">
            <text:p>3.66</text:p>
          </table:table-cell>
          <table:table-cell table:style-name="ce4" table:formula="of:=([.G80]-[.$I$57])/[.$K$57]" office:value-type="float" office:value="0.113654946852003" calcext:value-type="float">
            <text:p>0.113654946852003</text:p>
          </table:table-cell>
          <table:table-cell table:number-columns-repeated="3"/>
          <table:table-cell table:style-name="ce2" office:value-type="float" office:value="30512" calcext:value-type="float">
            <text:p>30512</text:p>
          </table:table-cell>
          <table:table-cell table:style-name="ce4" table:formula="of:=([.L80]-[.$N$57])/[.$P$57]" office:value-type="float" office:value="1" calcext:value-type="float">
            <text:p>1</text:p>
          </table:table-cell>
          <table:table-cell table:number-columns-repeated="3"/>
          <table:table-cell table:style-name="ce4" table:formula="of:=[.H80]+[.C80]" office:value-type="float" office:value="0.894476864660223" calcext:value-type="float">
            <text:p>0.894476864660223</text:p>
          </table:table-cell>
          <table:table-cell table:style-name="ce4" table:formula="of:=RANK([.Q80];[.$Q$58:.$Q$83])"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tanbol</text:p>
          </table:table-cell>
          <table:table-cell table:style-name="ce4" table:formula="of:=1-0.18" office:value-type="float" office:value="0.82" calcext:value-type="float">
            <text:p>0.82</text:p>
          </table:table-cell>
          <table:table-cell table:style-name="ce4" table:formula="of:=([.B81]-[.$D$57])/[.$F$57]" office:value-type="float" office:value="0.780821917808219" calcext:value-type="float">
            <text:p>0.780821917808219</text:p>
          </table:table-cell>
          <table:table-cell table:number-columns-repeated="3"/>
          <table:table-cell table:style-name="ce2" office:value-type="float" office:value="2.27" calcext:value-type="float">
            <text:p>2.27</text:p>
          </table:table-cell>
          <table:table-cell table:style-name="ce4" table:formula="of:=([.G81]-[.$I$57])/[.$K$57]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473" calcext:value-type="float">
            <text:p>1473</text:p>
          </table:table-cell>
          <table:table-cell table:style-name="ce4" table:formula="of:=([.L81]-[.$N$57])/[.$P$57]" office:value-type="float" office:value="0.0463069394725607" calcext:value-type="float">
            <text:p>0.046306939472561</text:p>
          </table:table-cell>
          <table:table-cell table:number-columns-repeated="3"/>
          <table:table-cell table:style-name="ce4" table:formula="of:=[.H81]+[.C81]" office:value-type="float" office:value="0.780821917808219" calcext:value-type="float">
            <text:p>0.780821917808219</text:p>
          </table:table-cell>
          <table:table-cell table:style-name="ce4" table:formula="of:=RANK([.Q81];[.$Q$58:.$Q$83])" office:value-type="float" office:value="23" calcext:value-type="float">
            <text:p>2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yncope</text:p>
          </table:table-cell>
          <table:table-cell table:style-name="ce4" table:formula="of:=1-0.02" office:value-type="float" office:value="0.98" calcext:value-type="float">
            <text:p>0.98</text:p>
          </table:table-cell>
          <table:table-cell table:style-name="ce4" table:formula="of:=([.B82]-[.$D$57])/[.$F$57]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5.23" calcext:value-type="float">
            <text:p>5.23</text:p>
          </table:table-cell>
          <table:table-cell table:style-name="ce4" table:formula="of:=([.G82]-[.$I$57])/[.$K$57]" office:value-type="float" office:value="0.242027800490597" calcext:value-type="float">
            <text:p>0.242027800490597</text:p>
          </table:table-cell>
          <table:table-cell table:number-columns-repeated="3"/>
          <table:table-cell table:style-name="ce2" office:value-type="float" office:value="1538" calcext:value-type="float">
            <text:p>1538</text:p>
          </table:table-cell>
          <table:table-cell table:style-name="ce4" table:formula="of:=([.L82]-[.$N$57])/[.$P$57]" office:value-type="float" office:value="0.0484416565404447" calcext:value-type="float">
            <text:p>0.048441656540445</text:p>
          </table:table-cell>
          <table:table-cell table:number-columns-repeated="3"/>
          <table:table-cell table:style-name="ce4" table:formula="of:=[.H82]+[.C82]" office:value-type="float" office:value="1.2420278004906" calcext:value-type="float">
            <text:p>1.2420278004906</text:p>
          </table:table-cell>
          <table:table-cell table:style-name="ce4" table:formula="of:=RANK([.Q82];[.$Q$58:.$Q$83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Zeppelin</text:p>
          </table:table-cell>
          <table:table-cell table:style-name="ce4" table:formula="of:=1-0.23" office:value-type="float" office:value="0.77" calcext:value-type="float">
            <text:p>0.77</text:p>
          </table:table-cell>
          <table:table-cell table:style-name="ce4" table:formula="of:=([.B83]-[.$D$57])/[.$F$57]" office:value-type="float" office:value="0.712328767123288" calcext:value-type="float">
            <text:p>0.712328767123288</text:p>
          </table:table-cell>
          <table:table-cell table:number-columns-repeated="3"/>
          <table:table-cell table:style-name="ce2" office:value-type="float" office:value="7.71" calcext:value-type="float">
            <text:p>7.71</text:p>
          </table:table-cell>
          <table:table-cell table:style-name="ce4" table:formula="of:=([.G83]-[.$I$57])/[.$K$57]" office:value-type="float" office:value="0.444807849550286" calcext:value-type="float">
            <text:p>0.444807849550286</text:p>
          </table:table-cell>
          <table:table-cell table:number-columns-repeated="3"/>
          <table:table-cell table:style-name="ce2" office:value-type="float" office:value="4624" calcext:value-type="float">
            <text:p>4624</text:p>
          </table:table-cell>
          <table:table-cell table:style-name="ce4" table:formula="of:=([.L83]-[.$N$57])/[.$P$57]" office:value-type="float" office:value="0.149791454563368" calcext:value-type="float">
            <text:p>0.149791454563368</text:p>
          </table:table-cell>
          <table:table-cell table:number-columns-repeated="3"/>
          <table:table-cell table:style-name="ce4" table:formula="of:=[.H83]+[.C83]" office:value-type="float" office:value="1.15713661667357" calcext:value-type="float">
            <text:p>1.15713661667357</text:p>
          </table:table-cell>
          <table:table-cell table:style-name="ce4" table:formula="of:=RANK([.Q83];[.$Q$58:.$Q$83])" office:value-type="float" office:value="14" calcext:value-type="float">
            <text:p>1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nv. % of uncommented</text:p>
          </table:table-cell>
          <table:table-cell table:style-name="ce2" office:value-type="string" calcext:value-type="string">
            <text:p>normalized valu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style-name="ce2" office:value-type="string" calcext:value-type="string">
            <text:p>average comments</text:p>
          </table:table-cell>
          <table:table-cell table:style-name="ce2" office:value-type="string" calcext:value-type="string">
            <text:p>normilized values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style-name="ce2" office:value-type="string" calcext:value-type="string">
            <text:p>num issues</text:p>
          </table:table-cell>
          <table:table-cell table:style-name="ce2" office:value-type="string" calcext:value-type="string">
            <text:p>normalized valu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rank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braries</text:p>
          </table:table-cell>
          <table:table-cell table:style-name="ce3" table:number-columns-repeated="2"/>
          <table:table-cell table:style-name="ce3" table:formula="of:=MIN([.B87:.B158])" office:value-type="float" office:value="0.57" calcext:value-type="float">
            <text:p>0.57</text:p>
          </table:table-cell>
          <table:table-cell table:style-name="ce3" table:formula="of:=MAX([.B87:.B158])" office:value-type="float" office:value="1" calcext:value-type="float">
            <text:p>1</text:p>
          </table:table-cell>
          <table:table-cell table:style-name="ce3" table:formula="of:=[.E86]-[.D86]" office:value-type="float" office:value="0.43" calcext:value-type="float">
            <text:p>0.43</text:p>
          </table:table-cell>
          <table:table-cell table:style-name="ce3" table:number-columns-repeated="2"/>
          <table:table-cell table:style-name="ce3" table:formula="of:=MIN([.G87:.G158])" office:value-type="float" office:value="1.66" calcext:value-type="float">
            <text:p>1.66</text:p>
          </table:table-cell>
          <table:table-cell table:style-name="ce3" table:formula="of:=MAX([.G87:.G158])" office:value-type="float" office:value="7.91" calcext:value-type="float">
            <text:p>7.91</text:p>
          </table:table-cell>
          <table:table-cell table:style-name="ce3" table:formula="of:=([.J86]-[.I86])" office:value-type="float" office:value="6.25" calcext:value-type="float">
            <text:p>6.25</text:p>
          </table:table-cell>
          <table:table-cell table:style-name="ce3" table:number-columns-repeated="2"/>
          <table:table-cell table:style-name="ce3" table:formula="of:=MIN([.L87:.L158])" office:value-type="float" office:value="8" calcext:value-type="float">
            <text:p>8</text:p>
          </table:table-cell>
          <table:table-cell table:style-name="ce3" table:formula="of:=MAX([.L87:.L158])" office:value-type="float" office:value="9174" calcext:value-type="float">
            <text:p>9174</text:p>
          </table:table-cell>
          <table:table-cell table:style-name="ce3" table:formula="of:=([.O86]-[.N86])" office:value-type="float" office:value="9166" calcext:value-type="float">
            <text:p>9166</text:p>
          </table:table-cell>
          <table:table-cell table:style-name="ce3" table:number-columns-repeated="10"/>
          <table:table-cell table:number-columns-repeated="998"/>
        </table:table-row>
        <table:table-row table:style-name="ro1">
          <table:table-cell table:style-name="ce2" office:value-type="string" calcext:value-type="string">
            <text:p>Archiva</text:p>
          </table:table-cell>
          <table:table-cell table:style-name="ce4" table:formula="of:=1-0.15" office:value-type="float" office:value="0.85" calcext:value-type="float">
            <text:p>0.85</text:p>
          </table:table-cell>
          <table:table-cell table:style-name="ce4" table:formula="of:=([.B87]-[.$D$86])/[.$F$86]" office:value-type="float" office:value="0.651162790697674" calcext:value-type="float">
            <text:p>0.651162790697674</text:p>
          </table:table-cell>
          <table:table-cell table:number-columns-repeated="3"/>
          <table:table-cell table:style-name="ce2" office:value-type="float" office:value="3.12" calcext:value-type="float">
            <text:p>3.12</text:p>
          </table:table-cell>
          <table:table-cell table:style-name="ce4" table:formula="of:=([.G87]-[.$I$86])/[.$K$86]" office:value-type="float" office:value="0.2336" calcext:value-type="float">
            <text:p>0.2336</text:p>
          </table:table-cell>
          <table:table-cell table:number-columns-repeated="3"/>
          <table:table-cell table:style-name="ce2" office:value-type="float" office:value="1976" calcext:value-type="float">
            <text:p>1976</text:p>
          </table:table-cell>
          <table:table-cell table:style-name="ce4" table:formula="of:=([.L87]-[.$N$86])/[.$P$86]" office:value-type="float" office:value="0.214706524110844" calcext:value-type="float">
            <text:p>0.214706524110844</text:p>
          </table:table-cell>
          <table:table-cell table:number-columns-repeated="3"/>
          <table:table-cell table:style-name="ce4" table:formula="of:=[.H87]+[.C87]" office:value-type="float" office:value="0.884762790697674" calcext:value-type="float">
            <text:p>0.884762790697674</text:p>
          </table:table-cell>
          <table:table-cell table:style-name="ce4" table:formula="of:=RANK([.Q87];[.$Q$87:.$Q$158])" office:value-type="float" office:value="54" calcext:value-type="float">
            <text:p>5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nakia</text:p>
          </table:table-cell>
          <table:table-cell table:style-name="ce4" table:formula="of:=1-0.25" office:value-type="float" office:value="0.75" calcext:value-type="float">
            <text:p>0.75</text:p>
          </table:table-cell>
          <table:table-cell table:style-name="ce4" table:formula="of:=([.B88]-[.$D$86])/[.$F$86]" office:value-type="float" office:value="0.418604651162791" calcext:value-type="float">
            <text:p>0.418604651162791</text:p>
          </table:table-cell>
          <table:table-cell table:number-columns-repeated="3"/>
          <table:table-cell table:style-name="ce2" office:value-type="float" office:value="2.33" calcext:value-type="float">
            <text:p>2.33</text:p>
          </table:table-cell>
          <table:table-cell table:style-name="ce4" table:formula="of:=([.G88]-[.$I$86])/[.$K$86]" office:value-type="float" office:value="0.1072" calcext:value-type="float">
            <text:p>0.1072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4" table:formula="of:=([.L88]-[.$N$86])/[.$P$86]" office:value-type="float" office:value="0" calcext:value-type="float">
            <text:p>0</text:p>
          </table:table-cell>
          <table:table-cell table:number-columns-repeated="3"/>
          <table:table-cell table:style-name="ce4" table:formula="of:=[.H88]+[.C88]" office:value-type="float" office:value="0.525804651162791" calcext:value-type="float">
            <text:p>0.525804651162791</text:p>
          </table:table-cell>
          <table:table-cell table:style-name="ce4" table:formula="of:=RANK([.Q88];[.$Q$87:.$Q$158])" office:value-type="float" office:value="68" calcext:value-type="float">
            <text:p>6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ries</text:p>
          </table:table-cell>
          <table:table-cell table:style-name="ce4" table:formula="of:=1-0.24" office:value-type="float" office:value="0.76" calcext:value-type="float">
            <text:p>0.76</text:p>
          </table:table-cell>
          <table:table-cell table:style-name="ce4" table:formula="of:=([.B89]-[.$D$86])/[.$F$86]" office:value-type="float" office:value="0.441860465116279" calcext:value-type="float">
            <text:p>0.441860465116279</text:p>
          </table:table-cell>
          <table:table-cell table:number-columns-repeated="3"/>
          <table:table-cell table:style-name="ce2" office:value-type="float" office:value="3.15" calcext:value-type="float">
            <text:p>3.15</text:p>
          </table:table-cell>
          <table:table-cell table:style-name="ce4" table:formula="of:=([.G89]-[.$I$86])/[.$K$86]" office:value-type="float" office:value="0.2384" calcext:value-type="float">
            <text:p>0.2384</text:p>
          </table:table-cell>
          <table:table-cell table:number-columns-repeated="3"/>
          <table:table-cell table:style-name="ce2" office:value-type="float" office:value="1968" calcext:value-type="float">
            <text:p>1968</text:p>
          </table:table-cell>
          <table:table-cell table:style-name="ce4" table:formula="of:=([.L89]-[.$N$86])/[.$P$86]" office:value-type="float" office:value="0.213833733362426" calcext:value-type="float">
            <text:p>0.213833733362426</text:p>
          </table:table-cell>
          <table:table-cell table:number-columns-repeated="3"/>
          <table:table-cell table:style-name="ce4" table:formula="of:=[.H89]+[.C89]" office:value-type="float" office:value="0.680260465116279" calcext:value-type="float">
            <text:p>0.680260465116279</text:p>
          </table:table-cell>
          <table:table-cell table:style-name="ce4" table:formula="of:=RANK([.Q89];[.$Q$87:.$Q$158])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xiom</text:p>
          </table:table-cell>
          <table:table-cell table:style-name="ce4" table:formula="of:=1-0.05" office:value-type="float" office:value="0.95" calcext:value-type="float">
            <text:p>0.95</text:p>
          </table:table-cell>
          <table:table-cell table:style-name="ce4" table:formula="of:=([.B90]-[.$D$86])/[.$F$86]" office:value-type="float" office:value="0.883720930232558" calcext:value-type="float">
            <text:p>0.883720930232558</text:p>
          </table:table-cell>
          <table:table-cell table:number-columns-repeated="3"/>
          <table:table-cell table:style-name="ce2" office:value-type="float" office:value="3.77" calcext:value-type="float">
            <text:p>3.77</text:p>
          </table:table-cell>
          <table:table-cell table:style-name="ce4" table:formula="of:=([.G90]-[.$I$86])/[.$K$86]" office:value-type="float" office:value="0.3376" calcext:value-type="float">
            <text:p>0.3376</text:p>
          </table:table-cell>
          <table:table-cell table:number-columns-repeated="3"/>
          <table:table-cell table:style-name="ce2" office:value-type="float" office:value="496" calcext:value-type="float">
            <text:p>496</text:p>
          </table:table-cell>
          <table:table-cell table:style-name="ce4" table:formula="of:=([.L90]-[.$N$86])/[.$P$86]" office:value-type="float" office:value="0.0532402356535021" calcext:value-type="float">
            <text:p>0.053240235653502</text:p>
          </table:table-cell>
          <table:table-cell table:number-columns-repeated="3"/>
          <table:table-cell table:style-name="ce4" table:formula="of:=[.H90]+[.C90]" office:value-type="float" office:value="1.22132093023256" calcext:value-type="float">
            <text:p>1.22132093023256</text:p>
          </table:table-cell>
          <table:table-cell table:style-name="ce4" table:formula="of:=RANK([.Q90];[.$Q$87:.$Q$158])" office:value-type="float" office:value="23" calcext:value-type="float">
            <text:p>2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Val</text:p>
          </table:table-cell>
          <table:table-cell table:style-name="ce4" table:formula="of:=1-0.13" office:value-type="float" office:value="0.87" calcext:value-type="float">
            <text:p>0.87</text:p>
          </table:table-cell>
          <table:table-cell table:style-name="ce4" table:formula="of:=([.B91]-[.$D$86])/[.$F$86]" office:value-type="float" office:value="0.697674418604651" calcext:value-type="float">
            <text:p>0.697674418604651</text:p>
          </table:table-cell>
          <table:table-cell table:number-columns-repeated="3"/>
          <table:table-cell table:style-name="ce2" office:value-type="float" office:value="3.87" calcext:value-type="float">
            <text:p>3.87</text:p>
          </table:table-cell>
          <table:table-cell table:style-name="ce4" table:formula="of:=([.G91]-[.$I$86])/[.$K$86]" office:value-type="float" office:value="0.3536" calcext:value-type="float">
            <text:p>0.3536</text:p>
          </table:table-cell>
          <table:table-cell table:number-columns-repeated="3"/>
          <table:table-cell table:style-name="ce2" office:value-type="float" office:value="179" calcext:value-type="float">
            <text:p>179</text:p>
          </table:table-cell>
          <table:table-cell table:style-name="ce4" table:formula="of:=([.L91]-[.$N$86])/[.$P$86]" office:value-type="float" office:value="0.0186559022474362" calcext:value-type="float">
            <text:p>0.018655902247436</text:p>
          </table:table-cell>
          <table:table-cell table:number-columns-repeated="3"/>
          <table:table-cell table:style-name="ce4" table:formula="of:=[.H91]+[.C91]" office:value-type="float" office:value="1.05127441860465" calcext:value-type="float">
            <text:p>1.05127441860465</text:p>
          </table:table-cell>
          <table:table-cell table:style-name="ce4" table:formula="of:=RANK([.Q91];[.$Q$87:.$Q$158])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hemistry</text:p>
          </table:table-cell>
          <table:table-cell table:style-name="ce4" table:formula="of:=1-0.21" office:value-type="float" office:value="0.79" calcext:value-type="float">
            <text:p>0.79</text:p>
          </table:table-cell>
          <table:table-cell table:style-name="ce4" table:formula="of:=([.B92]-[.$D$86])/[.$F$86]" office:value-type="float" office:value="0.511627906976744" calcext:value-type="float">
            <text:p>0.511627906976744</text:p>
          </table:table-cell>
          <table:table-cell table:number-columns-repeated="3"/>
          <table:table-cell table:style-name="ce2" office:value-type="float" office:value="2.79" calcext:value-type="float">
            <text:p>2.79</text:p>
          </table:table-cell>
          <table:table-cell table:style-name="ce4" table:formula="of:=([.G92]-[.$I$86])/[.$K$86]" office:value-type="float" office:value="0.1808" calcext:value-type="float">
            <text:p>0.1808</text:p>
          </table:table-cell>
          <table:table-cell table:number-columns-repeated="3"/>
          <table:table-cell table:style-name="ce2" office:value-type="float" office:value="1083" calcext:value-type="float">
            <text:p>1083</text:p>
          </table:table-cell>
          <table:table-cell table:style-name="ce4" table:formula="of:=([.L92]-[.$N$86])/[.$P$86]" office:value-type="float" office:value="0.117281256818678" calcext:value-type="float">
            <text:p>0.117281256818678</text:p>
          </table:table-cell>
          <table:table-cell table:number-columns-repeated="3"/>
          <table:table-cell table:style-name="ce4" table:formula="of:=[.H92]+[.C92]" office:value-type="float" office:value="0.692427906976744" calcext:value-type="float">
            <text:p>0.692427906976744</text:p>
          </table:table-cell>
          <table:table-cell table:style-name="ce4" table:formula="of:=RANK([.Q92];[.$Q$87:.$Q$158])" office:value-type="float" office:value="63" calcext:value-type="float">
            <text:p>6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lerezza</text:p>
          </table:table-cell>
          <table:table-cell table:style-name="ce4" table:formula="of:=1-0.43" office:value-type="float" office:value="0.57" calcext:value-type="float">
            <text:p>0.57</text:p>
          </table:table-cell>
          <table:table-cell table:style-name="ce4" table:formula="of:=([.B93]-[.$D$86])/[.$F$86]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3.05" calcext:value-type="float">
            <text:p>3.05</text:p>
          </table:table-cell>
          <table:table-cell table:style-name="ce4" table:formula="of:=([.G93]-[.$I$86])/[.$K$86]" office:value-type="float" office:value="0.2224" calcext:value-type="float">
            <text:p>0.2224</text:p>
          </table:table-cell>
          <table:table-cell table:number-columns-repeated="3"/>
          <table:table-cell table:style-name="ce2" office:value-type="float" office:value="1055" calcext:value-type="float">
            <text:p>1055</text:p>
          </table:table-cell>
          <table:table-cell table:style-name="ce4" table:formula="of:=([.L93]-[.$N$86])/[.$P$86]" office:value-type="float" office:value="0.114226489199214" calcext:value-type="float">
            <text:p>0.114226489199214</text:p>
          </table:table-cell>
          <table:table-cell table:number-columns-repeated="3"/>
          <table:table-cell table:style-name="ce4" table:formula="of:=[.H93]+[.C93]" office:value-type="float" office:value="0.2224" calcext:value-type="float">
            <text:p>0.2224</text:p>
          </table:table-cell>
          <table:table-cell table:style-name="ce4" table:formula="of:=RANK([.Q93];[.$Q$87:.$Q$158])" office:value-type="float" office:value="71" calcext:value-type="float">
            <text:p>7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BCEL</text:p>
          </table:table-cell>
          <table:table-cell table:style-name="ce4" table:formula="of:=1-0.11" office:value-type="float" office:value="0.89" calcext:value-type="float">
            <text:p>0.89</text:p>
          </table:table-cell>
          <table:table-cell table:style-name="ce4" table:formula="of:=([.B94]-[.$D$86])/[.$F$86]" office:value-type="float" office:value="0.744186046511628" calcext:value-type="float">
            <text:p>0.744186046511628</text:p>
          </table:table-cell>
          <table:table-cell table:number-columns-repeated="3"/>
          <table:table-cell table:style-name="ce2" office:value-type="float" office:value="3.55" calcext:value-type="float">
            <text:p>3.55</text:p>
          </table:table-cell>
          <table:table-cell table:style-name="ce4" table:formula="of:=([.G94]-[.$I$86])/[.$K$86]" office:value-type="float" office:value="0.3024" calcext:value-type="float">
            <text:p>0.3024</text:p>
          </table:table-cell>
          <table:table-cell table:number-columns-repeated="3"/>
          <table:table-cell table:style-name="ce2" office:value-type="float" office:value="330" calcext:value-type="float">
            <text:p>330</text:p>
          </table:table-cell>
          <table:table-cell table:style-name="ce4" table:formula="of:=([.L94]-[.$N$86])/[.$P$86]" office:value-type="float" office:value="0.0351298276238272" calcext:value-type="float">
            <text:p>0.035129827623827</text:p>
          </table:table-cell>
          <table:table-cell table:number-columns-repeated="3"/>
          <table:table-cell table:style-name="ce4" table:formula="of:=[.H94]+[.C94]" office:value-type="float" office:value="1.04658604651163" calcext:value-type="float">
            <text:p>1.04658604651163</text:p>
          </table:table-cell>
          <table:table-cell table:style-name="ce4" table:formula="of:=RANK([.Q94];[.$Q$87:.$Q$158])" office:value-type="float" office:value="41" calcext:value-type="float">
            <text:p>4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BeanUtils</text:p>
          </table:table-cell>
          <table:table-cell table:style-name="ce4" table:formula="of:=1-0.07" office:value-type="float" office:value="0.93" calcext:value-type="float">
            <text:p>0.93</text:p>
          </table:table-cell>
          <table:table-cell table:style-name="ce4" table:formula="of:=([.B95]-[.$D$86])/[.$F$86]" office:value-type="float" office:value="0.837209302325581" calcext:value-type="float">
            <text:p>0.837209302325581</text:p>
          </table:table-cell>
          <table:table-cell table:number-columns-repeated="3"/>
          <table:table-cell table:style-name="ce2" office:value-type="float" office:value="3.63" calcext:value-type="float">
            <text:p>3.63</text:p>
          </table:table-cell>
          <table:table-cell table:style-name="ce4" table:formula="of:=([.G95]-[.$I$86])/[.$K$86]" office:value-type="float" office:value="0.3152" calcext:value-type="float">
            <text:p>0.3152</text:p>
          </table:table-cell>
          <table:table-cell table:number-columns-repeated="3"/>
          <table:table-cell table:style-name="ce2" office:value-type="float" office:value="532" calcext:value-type="float">
            <text:p>532</text:p>
          </table:table-cell>
          <table:table-cell table:style-name="ce4" table:formula="of:=([.L95]-[.$N$86])/[.$P$86]" office:value-type="float" office:value="0.0571677940213834" calcext:value-type="float">
            <text:p>0.057167794021383</text:p>
          </table:table-cell>
          <table:table-cell table:number-columns-repeated="3"/>
          <table:table-cell table:style-name="ce4" table:formula="of:=[.H95]+[.C95]" office:value-type="float" office:value="1.15240930232558" calcext:value-type="float">
            <text:p>1.15240930232558</text:p>
          </table:table-cell>
          <table:table-cell table:style-name="ce4" table:formula="of:=RANK([.Q95];[.$Q$87:.$Q$158])" office:value-type="float" office:value="29" calcext:value-type="float">
            <text:p>2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BSF</text:p>
          </table:table-cell>
          <table:table-cell table:style-name="ce4" table:formula="of:=1-0.2" office:value-type="float" office:value="0.8" calcext:value-type="float">
            <text:p>0.8</text:p>
          </table:table-cell>
          <table:table-cell table:style-name="ce4" table:formula="of:=([.B96]-[.$D$86])/[.$F$86]" office:value-type="float" office:value="0.534883720930232" calcext:value-type="float">
            <text:p>0.534883720930232</text:p>
          </table:table-cell>
          <table:table-cell table:number-columns-repeated="3"/>
          <table:table-cell table:style-name="ce2" office:value-type="float" office:value="2.52" calcext:value-type="float">
            <text:p>2.52</text:p>
          </table:table-cell>
          <table:table-cell table:style-name="ce4" table:formula="of:=([.G96]-[.$I$86])/[.$K$86]" office:value-type="float" office:value="0.1376" calcext:value-type="float">
            <text:p>0.1376</text:p>
          </table:table-cell>
          <table:table-cell table:number-columns-repeated="3"/>
          <table:table-cell table:style-name="ce2" office:value-type="float" office:value="43" calcext:value-type="float">
            <text:p>43</text:p>
          </table:table-cell>
          <table:table-cell table:style-name="ce4" table:formula="of:=([.L96]-[.$N$86])/[.$P$86]" office:value-type="float" office:value="0.00381845952432904" calcext:value-type="float">
            <text:p>0.003818459524329</text:p>
          </table:table-cell>
          <table:table-cell table:number-columns-repeated="3"/>
          <table:table-cell table:style-name="ce4" table:formula="of:=[.H96]+[.C96]" office:value-type="float" office:value="0.672483720930232" calcext:value-type="float">
            <text:p>0.672483720930232</text:p>
          </table:table-cell>
          <table:table-cell table:style-name="ce4" table:formula="of:=RANK([.Q96];[.$Q$87:.$Q$158])" office:value-type="float" office:value="65" calcext:value-type="float">
            <text:p>6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Chain</text:p>
          </table:table-cell>
          <table:table-cell table:style-name="ce4" table:formula="of:=1-0.17" office:value-type="float" office:value="0.83" calcext:value-type="float">
            <text:p>0.83</text:p>
          </table:table-cell>
          <table:table-cell table:style-name="ce4" table:formula="of:=([.B97]-[.$D$86])/[.$F$86]" office:value-type="float" office:value="0.604651162790698" calcext:value-type="float">
            <text:p>0.604651162790698</text:p>
          </table:table-cell>
          <table:table-cell table:number-columns-repeated="3"/>
          <table:table-cell table:style-name="ce2" office:value-type="float" office:value="3.36" calcext:value-type="float">
            <text:p>3.36</text:p>
          </table:table-cell>
          <table:table-cell table:style-name="ce4" table:formula="of:=([.G97]-[.$I$86])/[.$K$86]" office:value-type="float" office:value="0.272" calcext:value-type="float">
            <text:p>0.272</text:p>
          </table:table-cell>
          <table:table-cell table:number-columns-repeated="3"/>
          <table:table-cell table:style-name="ce2" office:value-type="float" office:value="112" calcext:value-type="float">
            <text:p>112</text:p>
          </table:table-cell>
          <table:table-cell table:style-name="ce4" table:formula="of:=([.L97]-[.$N$86])/[.$P$86]" office:value-type="float" office:value="0.0113462797294349" calcext:value-type="float">
            <text:p>0.011346279729435</text:p>
          </table:table-cell>
          <table:table-cell table:number-columns-repeated="3"/>
          <table:table-cell table:style-name="ce4" table:formula="of:=[.H97]+[.C97]" office:value-type="float" office:value="0.876651162790698" calcext:value-type="float">
            <text:p>0.876651162790698</text:p>
          </table:table-cell>
          <table:table-cell table:style-name="ce4" table:formula="of:=RANK([.Q97];[.$Q$87:.$Q$158])"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CLI</text:p>
          </table:table-cell>
          <table:table-cell table:style-name="ce4" table:formula="of:=1-0.12" office:value-type="float" office:value="0.88" calcext:value-type="float">
            <text:p>0.88</text:p>
          </table:table-cell>
          <table:table-cell table:style-name="ce4" table:formula="of:=([.B98]-[.$D$86])/[.$F$86]" office:value-type="float" office:value="0.720930232558139" calcext:value-type="float">
            <text:p>0.720930232558139</text:p>
          </table:table-cell>
          <table:table-cell table:number-columns-repeated="3"/>
          <table:table-cell table:style-name="ce2" office:value-type="float" office:value="3.78" calcext:value-type="float">
            <text:p>3.78</text:p>
          </table:table-cell>
          <table:table-cell table:style-name="ce4" table:formula="of:=([.G98]-[.$I$86])/[.$K$86]" office:value-type="float" office:value="0.3392" calcext:value-type="float">
            <text:p>0.3392</text:p>
          </table:table-cell>
          <table:table-cell table:number-columns-repeated="3"/>
          <table:table-cell table:style-name="ce2" office:value-type="float" office:value="303" calcext:value-type="float">
            <text:p>303</text:p>
          </table:table-cell>
          <table:table-cell table:style-name="ce4" table:formula="of:=([.L98]-[.$N$86])/[.$P$86]" office:value-type="float" office:value="0.0321841588479162" calcext:value-type="float">
            <text:p>0.032184158847916</text:p>
          </table:table-cell>
          <table:table-cell table:number-columns-repeated="3"/>
          <table:table-cell table:style-name="ce4" table:formula="of:=[.H98]+[.C98]" office:value-type="float" office:value="1.06013023255814" calcext:value-type="float">
            <text:p>1.06013023255814</text:p>
          </table:table-cell>
          <table:table-cell table:style-name="ce4" table:formula="of:=RANK([.Q98];[.$Q$87:.$Q$158])" office:value-type="float" office:value="39" calcext:value-type="float">
            <text:p>3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Codec</text:p>
          </table:table-cell>
          <table:table-cell table:style-name="ce4" table:formula="of:=1-0.03" office:value-type="float" office:value="0.97" calcext:value-type="float">
            <text:p>0.97</text:p>
          </table:table-cell>
          <table:table-cell table:style-name="ce4" table:formula="of:=([.B99]-[.$D$86])/[.$F$86]" office:value-type="float" office:value="0.930232558139535" calcext:value-type="float">
            <text:p>0.930232558139535</text:p>
          </table:table-cell>
          <table:table-cell table:number-columns-repeated="3"/>
          <table:table-cell table:style-name="ce2" office:value-type="float" office:value="5.84" calcext:value-type="float">
            <text:p>5.84</text:p>
          </table:table-cell>
          <table:table-cell table:style-name="ce4" table:formula="of:=([.G99]-[.$I$86])/[.$K$86]" office:value-type="float" office:value="0.6688" calcext:value-type="float">
            <text:p>0.6688</text:p>
          </table:table-cell>
          <table:table-cell table:number-columns-repeated="3"/>
          <table:table-cell table:style-name="ce2" office:value-type="float" office:value="277" calcext:value-type="float">
            <text:p>277</text:p>
          </table:table-cell>
          <table:table-cell table:style-name="ce4" table:formula="of:=([.L99]-[.$N$86])/[.$P$86]" office:value-type="float" office:value="0.0293475889155575" calcext:value-type="float">
            <text:p>0.029347588915558</text:p>
          </table:table-cell>
          <table:table-cell table:number-columns-repeated="3"/>
          <table:table-cell table:style-name="ce4" table:formula="of:=[.H99]+[.C99]" office:value-type="float" office:value="1.59903255813953" calcext:value-type="float">
            <text:p>1.59903255813953</text:p>
          </table:table-cell>
          <table:table-cell table:style-name="ce4" table:formula="of:=RANK([.Q99];[.$Q$87:.$Q$158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Collections</text:p>
          </table:table-cell>
          <table:table-cell table:style-name="ce4" table:formula="of:=1-0.04" office:value-type="float" office:value="0.96" calcext:value-type="float">
            <text:p>0.96</text:p>
          </table:table-cell>
          <table:table-cell table:style-name="ce4" table:formula="of:=([.B100]-[.$D$86])/[.$F$86]" office:value-type="float" office:value="0.906976744186046" calcext:value-type="float">
            <text:p>0.906976744186046</text:p>
          </table:table-cell>
          <table:table-cell table:number-columns-repeated="3"/>
          <table:table-cell table:style-name="ce2" office:value-type="float" office:value="3.93" calcext:value-type="float">
            <text:p>3.93</text:p>
          </table:table-cell>
          <table:table-cell table:style-name="ce4" table:formula="of:=([.G100]-[.$I$86])/[.$K$86]" office:value-type="float" office:value="0.3632" calcext:value-type="float">
            <text:p>0.3632</text:p>
          </table:table-cell>
          <table:table-cell table:number-columns-repeated="3"/>
          <table:table-cell table:style-name="ce2" office:value-type="float" office:value="694" calcext:value-type="float">
            <text:p>694</text:p>
          </table:table-cell>
          <table:table-cell table:style-name="ce4" table:formula="of:=([.L100]-[.$N$86])/[.$P$86]" office:value-type="float" office:value="0.0748418066768492" calcext:value-type="float">
            <text:p>0.074841806676849</text:p>
          </table:table-cell>
          <table:table-cell table:number-columns-repeated="3"/>
          <table:table-cell table:style-name="ce4" table:formula="of:=[.H100]+[.C100]" office:value-type="float" office:value="1.27017674418605" calcext:value-type="float">
            <text:p>1.27017674418605</text:p>
          </table:table-cell>
          <table:table-cell table:style-name="ce4" table:formula="of:=RANK([.Q100];[.$Q$87:.$Q$158])"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Compress</text:p>
          </table:table-cell>
          <table:table-cell table:style-name="ce4" table:formula="of:=1-0.05" office:value-type="float" office:value="0.95" calcext:value-type="float">
            <text:p>0.95</text:p>
          </table:table-cell>
          <table:table-cell table:style-name="ce4" table:formula="of:=([.B101]-[.$D$86])/[.$F$86]" office:value-type="float" office:value="0.883720930232558" calcext:value-type="float">
            <text:p>0.883720930232558</text:p>
          </table:table-cell>
          <table:table-cell table:number-columns-repeated="3"/>
          <table:table-cell table:style-name="ce2" office:value-type="float" office:value="5.15" calcext:value-type="float">
            <text:p>5.15</text:p>
          </table:table-cell>
          <table:table-cell table:style-name="ce4" table:formula="of:=([.G101]-[.$I$86])/[.$K$86]" office:value-type="float" office:value="0.5584" calcext:value-type="float">
            <text:p>0.5584</text:p>
          </table:table-cell>
          <table:table-cell table:number-columns-repeated="3"/>
          <table:table-cell table:style-name="ce2" office:value-type="float" office:value="504" calcext:value-type="float">
            <text:p>504</text:p>
          </table:table-cell>
          <table:table-cell table:style-name="ce4" table:formula="of:=([.L101]-[.$N$86])/[.$P$86]" office:value-type="float" office:value="0.0541130264019201" calcext:value-type="float">
            <text:p>0.05411302640192</text:p>
          </table:table-cell>
          <table:table-cell table:number-columns-repeated="3"/>
          <table:table-cell table:style-name="ce4" table:formula="of:=[.H101]+[.C101]" office:value-type="float" office:value="1.44212093023256" calcext:value-type="float">
            <text:p>1.44212093023256</text:p>
          </table:table-cell>
          <table:table-cell table:style-name="ce4" table:formula="of:=RANK([.Q101];[.$Q$87:.$Q$158])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Configuration</text:p>
          </table:table-cell>
          <table:table-cell table:style-name="ce4" table:formula="of:=1-0.04" office:value-type="float" office:value="0.96" calcext:value-type="float">
            <text:p>0.96</text:p>
          </table:table-cell>
          <table:table-cell table:style-name="ce4" table:formula="of:=([.B102]-[.$D$86])/[.$F$86]" office:value-type="float" office:value="0.906976744186046" calcext:value-type="float">
            <text:p>0.906976744186046</text:p>
          </table:table-cell>
          <table:table-cell table:number-columns-repeated="3"/>
          <table:table-cell table:style-name="ce2" office:value-type="float" office:value="3.51" calcext:value-type="float">
            <text:p>3.51</text:p>
          </table:table-cell>
          <table:table-cell table:style-name="ce4" table:formula="of:=([.G102]-[.$I$86])/[.$K$86]" office:value-type="float" office:value="0.296" calcext:value-type="float">
            <text:p>0.296</text:p>
          </table:table-cell>
          <table:table-cell table:number-columns-repeated="3"/>
          <table:table-cell table:style-name="ce2" office:value-type="float" office:value="775" calcext:value-type="float">
            <text:p>775</text:p>
          </table:table-cell>
          <table:table-cell table:style-name="ce4" table:formula="of:=([.L102]-[.$N$86])/[.$P$86]" office:value-type="float" office:value="0.0836788130045821" calcext:value-type="float">
            <text:p>0.083678813004582</text:p>
          </table:table-cell>
          <table:table-cell table:number-columns-repeated="3"/>
          <table:table-cell table:style-name="ce4" table:formula="of:=[.H102]+[.C102]" office:value-type="float" office:value="1.20297674418605" calcext:value-type="float">
            <text:p>1.20297674418605</text:p>
          </table:table-cell>
          <table:table-cell table:style-name="ce4" table:formula="of:=RANK([.Q102];[.$Q$87:.$Q$158])" office:value-type="float" office:value="25" calcext:value-type="float">
            <text:p>2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Daemon</text:p>
          </table:table-cell>
          <table:table-cell table:style-name="ce4" table:formula="of:=1-0.04" office:value-type="float" office:value="0.96" calcext:value-type="float">
            <text:p>0.96</text:p>
          </table:table-cell>
          <table:table-cell table:style-name="ce4" table:formula="of:=([.B103]-[.$D$86])/[.$F$86]" office:value-type="float" office:value="0.906976744186046" calcext:value-type="float">
            <text:p>0.906976744186046</text:p>
          </table:table-cell>
          <table:table-cell table:number-columns-repeated="3"/>
          <table:table-cell table:style-name="ce2" office:value-type="float" office:value="3.36" calcext:value-type="float">
            <text:p>3.36</text:p>
          </table:table-cell>
          <table:table-cell table:style-name="ce4" table:formula="of:=([.G103]-[.$I$86])/[.$K$86]" office:value-type="float" office:value="0.272" calcext:value-type="float">
            <text:p>0.272</text:p>
          </table:table-cell>
          <table:table-cell table:number-columns-repeated="3"/>
          <table:table-cell table:style-name="ce2" office:value-type="float" office:value="415" calcext:value-type="float">
            <text:p>415</text:p>
          </table:table-cell>
          <table:table-cell table:style-name="ce4" table:formula="of:=([.L103]-[.$N$86])/[.$P$86]" office:value-type="float" office:value="0.0444032293257692" calcext:value-type="float">
            <text:p>0.044403229325769</text:p>
          </table:table-cell>
          <table:table-cell table:number-columns-repeated="3"/>
          <table:table-cell table:style-name="ce4" table:formula="of:=[.H103]+[.C103]" office:value-type="float" office:value="1.17897674418605" calcext:value-type="float">
            <text:p>1.17897674418605</text:p>
          </table:table-cell>
          <table:table-cell table:style-name="ce4" table:formula="of:=RANK([.Q103];[.$Q$87:.$Q$158])" office:value-type="float" office:value="27" calcext:value-type="float">
            <text:p>2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DBCP</text:p>
          </table:table-cell>
          <table:table-cell table:style-name="ce4" table:formula="of:=1-0.05" office:value-type="float" office:value="0.95" calcext:value-type="float">
            <text:p>0.95</text:p>
          </table:table-cell>
          <table:table-cell table:style-name="ce4" table:formula="of:=([.B104]-[.$D$86])/[.$F$86]" office:value-type="float" office:value="0.883720930232558" calcext:value-type="float">
            <text:p>0.883720930232558</text:p>
          </table:table-cell>
          <table:table-cell table:number-columns-repeated="3"/>
          <table:table-cell table:style-name="ce2" office:value-type="float" office:value="3.29" calcext:value-type="float">
            <text:p>3.29</text:p>
          </table:table-cell>
          <table:table-cell table:style-name="ce4" table:formula="of:=([.G104]-[.$I$86])/[.$K$86]" office:value-type="float" office:value="0.2608" calcext:value-type="float">
            <text:p>0.2608</text:p>
          </table:table-cell>
          <table:table-cell table:number-columns-repeated="3"/>
          <table:table-cell table:style-name="ce2" office:value-type="float" office:value="553" calcext:value-type="float">
            <text:p>553</text:p>
          </table:table-cell>
          <table:table-cell table:style-name="ce4" table:formula="of:=([.L104]-[.$N$86])/[.$P$86]" office:value-type="float" office:value="0.0594588697359808" calcext:value-type="float">
            <text:p>0.059458869735981</text:p>
          </table:table-cell>
          <table:table-cell table:number-columns-repeated="3"/>
          <table:table-cell table:style-name="ce4" table:formula="of:=[.H104]+[.C104]" office:value-type="float" office:value="1.14452093023256" calcext:value-type="float">
            <text:p>1.14452093023256</text:p>
          </table:table-cell>
          <table:table-cell table:style-name="ce4" table:formula="of:=RANK([.Q104];[.$Q$87:.$Q$158])" office:value-type="float" office:value="31" calcext:value-type="float">
            <text:p>3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DbUtils</text:p>
          </table:table-cell>
          <table:table-cell table:style-name="ce4" table:formula="of:=1-0.04" office:value-type="float" office:value="0.96" calcext:value-type="float">
            <text:p>0.96</text:p>
          </table:table-cell>
          <table:table-cell table:style-name="ce4" table:formula="of:=([.B105]-[.$D$86])/[.$F$86]" office:value-type="float" office:value="0.906976744186046" calcext:value-type="float">
            <text:p>0.906976744186046</text:p>
          </table:table-cell>
          <table:table-cell table:number-columns-repeated="3"/>
          <table:table-cell table:style-name="ce2" office:value-type="float" office:value="4.4" calcext:value-type="float">
            <text:p>4.4</text:p>
          </table:table-cell>
          <table:table-cell table:style-name="ce4" table:formula="of:=([.G105]-[.$I$86])/[.$K$86]" office:value-type="float" office:value="0.4384" calcext:value-type="float">
            <text:p>0.4384</text:p>
          </table:table-cell>
          <table:table-cell table:number-columns-repeated="3"/>
          <table:table-cell table:style-name="ce2" office:value-type="float" office:value="145" calcext:value-type="float">
            <text:p>145</text:p>
          </table:table-cell>
          <table:table-cell table:style-name="ce4" table:formula="of:=([.L105]-[.$N$86])/[.$P$86]" office:value-type="float" office:value="0.0149465415666594" calcext:value-type="float">
            <text:p>0.014946541566659</text:p>
          </table:table-cell>
          <table:table-cell table:number-columns-repeated="3"/>
          <table:table-cell table:style-name="ce4" table:formula="of:=[.H105]+[.C105]" office:value-type="float" office:value="1.34537674418605" calcext:value-type="float">
            <text:p>1.34537674418605</text:p>
          </table:table-cell>
          <table:table-cell table:style-name="ce4" table:formula="of:=RANK([.Q105];[.$Q$87:.$Q$158])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Digester</text:p>
          </table:table-cell>
          <table:table-cell table:style-name="ce4" table:formula="of:=1-0.07" office:value-type="float" office:value="0.93" calcext:value-type="float">
            <text:p>0.93</text:p>
          </table:table-cell>
          <table:table-cell table:style-name="ce4" table:formula="of:=([.B106]-[.$D$86])/[.$F$86]" office:value-type="float" office:value="0.837209302325581" calcext:value-type="float">
            <text:p>0.837209302325581</text:p>
          </table:table-cell>
          <table:table-cell table:number-columns-repeated="3"/>
          <table:table-cell table:style-name="ce2" office:value-type="float" office:value="3.97" calcext:value-type="float">
            <text:p>3.97</text:p>
          </table:table-cell>
          <table:table-cell table:style-name="ce4" table:formula="of:=([.G106]-[.$I$86])/[.$K$86]" office:value-type="float" office:value="0.3696" calcext:value-type="float">
            <text:p>0.3696</text:p>
          </table:table-cell>
          <table:table-cell table:number-columns-repeated="3"/>
          <table:table-cell table:style-name="ce2" office:value-type="float" office:value="192" calcext:value-type="float">
            <text:p>192</text:p>
          </table:table-cell>
          <table:table-cell table:style-name="ce4" table:formula="of:=([.L106]-[.$N$86])/[.$P$86]" office:value-type="float" office:value="0.0200741872136155" calcext:value-type="float">
            <text:p>0.020074187213616</text:p>
          </table:table-cell>
          <table:table-cell table:number-columns-repeated="3"/>
          <table:table-cell table:style-name="ce4" table:formula="of:=[.H106]+[.C106]" office:value-type="float" office:value="1.20680930232558" calcext:value-type="float">
            <text:p>1.20680930232558</text:p>
          </table:table-cell>
          <table:table-cell table:style-name="ce4" table:formula="of:=RANK([.Q106];[.$Q$87:.$Q$158])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Discovery</text:p>
          </table:table-cell>
          <table:table-cell table:style-name="ce4" table:formula="of:=1-0.09" office:value-type="float" office:value="0.91" calcext:value-type="float">
            <text:p>0.91</text:p>
          </table:table-cell>
          <table:table-cell table:style-name="ce4" table:formula="of:=([.B107]-[.$D$86])/[.$F$86]" office:value-type="float" office:value="0.790697674418605" calcext:value-type="float">
            <text:p>0.790697674418605</text:p>
          </table:table-cell>
          <table:table-cell table:number-columns-repeated="3"/>
          <table:table-cell table:style-name="ce2" office:value-type="float" office:value="6.52" calcext:value-type="float">
            <text:p>6.52</text:p>
          </table:table-cell>
          <table:table-cell table:style-name="ce4" table:formula="of:=([.G107]-[.$I$86])/[.$K$86]" office:value-type="float" office:value="0.7776" calcext:value-type="float">
            <text:p>0.7776</text:p>
          </table:table-cell>
          <table:table-cell table:number-columns-repeated="3"/>
          <table:table-cell table:style-name="ce2" office:value-type="float" office:value="21" calcext:value-type="float">
            <text:p>21</text:p>
          </table:table-cell>
          <table:table-cell table:style-name="ce4" table:formula="of:=([.L107]-[.$N$86])/[.$P$86]" office:value-type="float" office:value="0.00141828496617936" calcext:value-type="float">
            <text:p>0.001418284966179</text:p>
          </table:table-cell>
          <table:table-cell table:number-columns-repeated="3"/>
          <table:table-cell table:style-name="ce4" table:formula="of:=[.H107]+[.C107]" office:value-type="float" office:value="1.5682976744186" calcext:value-type="float">
            <text:p>1.5682976744186</text:p>
          </table:table-cell>
          <table:table-cell table:style-name="ce4" table:formula="of:=RANK([.Q107];[.$Q$87:.$Q$158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EL</text:p>
          </table:table-cell>
          <table:table-cell table:style-name="ce4" table:formula="of:=1-0.2" office:value-type="float" office:value="0.8" calcext:value-type="float">
            <text:p>0.8</text:p>
          </table:table-cell>
          <table:table-cell table:style-name="ce4" table:formula="of:=([.B108]-[.$D$86])/[.$F$86]" office:value-type="float" office:value="0.534883720930232" calcext:value-type="float">
            <text:p>0.534883720930232</text:p>
          </table:table-cell>
          <table:table-cell table:number-columns-repeated="3"/>
          <table:table-cell table:style-name="ce2" office:value-type="float" office:value="5.5" calcext:value-type="float">
            <text:p>5.5</text:p>
          </table:table-cell>
          <table:table-cell table:style-name="ce4" table:formula="of:=([.G108]-[.$I$86])/[.$K$86]" office:value-type="float" office:value="0.6144" calcext:value-type="float">
            <text:p>0.6144</text:p>
          </table:table-cell>
          <table:table-cell table:number-columns-repeated="3"/>
          <table:table-cell table:style-name="ce2" office:value-type="float" office:value="20" calcext:value-type="float">
            <text:p>20</text:p>
          </table:table-cell>
          <table:table-cell table:style-name="ce4" table:formula="of:=([.L108]-[.$N$86])/[.$P$86]" office:value-type="float" office:value="0.0013091861226271" calcext:value-type="float">
            <text:p>0.001309186122627</text:p>
          </table:table-cell>
          <table:table-cell table:number-columns-repeated="3"/>
          <table:table-cell table:style-name="ce4" table:formula="of:=[.H108]+[.C108]" office:value-type="float" office:value="1.14928372093023" calcext:value-type="float">
            <text:p>1.14928372093023</text:p>
          </table:table-cell>
          <table:table-cell table:style-name="ce4" table:formula="of:=RANK([.Q108];[.$Q$87:.$Q$158])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Email</text:p>
          </table:table-cell>
          <table:table-cell table:style-name="ce4" table:formula="of:=1-0.07" office:value-type="float" office:value="0.93" calcext:value-type="float">
            <text:p>0.93</text:p>
          </table:table-cell>
          <table:table-cell table:style-name="ce4" table:formula="of:=([.B109]-[.$D$86])/[.$F$86]" office:value-type="float" office:value="0.837209302325581" calcext:value-type="float">
            <text:p>0.837209302325581</text:p>
          </table:table-cell>
          <table:table-cell table:number-columns-repeated="3"/>
          <table:table-cell table:style-name="ce2" office:value-type="float" office:value="4.33" calcext:value-type="float">
            <text:p>4.33</text:p>
          </table:table-cell>
          <table:table-cell table:style-name="ce4" table:formula="of:=([.G109]-[.$I$86])/[.$K$86]" office:value-type="float" office:value="0.4272" calcext:value-type="float">
            <text:p>0.4272</text:p>
          </table:table-cell>
          <table:table-cell table:number-columns-repeated="3"/>
          <table:table-cell table:style-name="ce2" office:value-type="float" office:value="187" calcext:value-type="float">
            <text:p>187</text:p>
          </table:table-cell>
          <table:table-cell table:style-name="ce4" table:formula="of:=([.L109]-[.$N$86])/[.$P$86]" office:value-type="float" office:value="0.0195286929958542" calcext:value-type="float">
            <text:p>0.019528692995854</text:p>
          </table:table-cell>
          <table:table-cell table:number-columns-repeated="3"/>
          <table:table-cell table:style-name="ce4" table:formula="of:=[.H109]+[.C109]" office:value-type="float" office:value="1.26440930232558" calcext:value-type="float">
            <text:p>1.26440930232558</text:p>
          </table:table-cell>
          <table:table-cell table:style-name="ce4" table:formula="of:=RANK([.Q109];[.$Q$87:.$Q$158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Exec</text:p>
          </table:table-cell>
          <table:table-cell table:style-name="ce4" table:formula="of:=1-0.12" office:value-type="float" office:value="0.88" calcext:value-type="float">
            <text:p>0.88</text:p>
          </table:table-cell>
          <table:table-cell table:style-name="ce4" table:formula="of:=([.B110]-[.$D$86])/[.$F$86]" office:value-type="float" office:value="0.720930232558139" calcext:value-type="float">
            <text:p>0.720930232558139</text:p>
          </table:table-cell>
          <table:table-cell table:number-columns-repeated="3"/>
          <table:table-cell table:style-name="ce2" office:value-type="float" office:value="3.8" calcext:value-type="float">
            <text:p>3.8</text:p>
          </table:table-cell>
          <table:table-cell table:style-name="ce4" table:formula="of:=([.G110]-[.$I$86])/[.$K$86]" office:value-type="float" office:value="0.3424" calcext:value-type="float">
            <text:p>0.3424</text:p>
          </table:table-cell>
          <table:table-cell table:number-columns-repeated="3"/>
          <table:table-cell table:style-name="ce2" office:value-type="float" office:value="111" calcext:value-type="float">
            <text:p>111</text:p>
          </table:table-cell>
          <table:table-cell table:style-name="ce4" table:formula="of:=([.L110]-[.$N$86])/[.$P$86]" office:value-type="float" office:value="0.0112371808858826" calcext:value-type="float">
            <text:p>0.011237180885883</text:p>
          </table:table-cell>
          <table:table-cell table:number-columns-repeated="3"/>
          <table:table-cell table:style-name="ce4" table:formula="of:=[.H110]+[.C110]" office:value-type="float" office:value="1.06333023255814" calcext:value-type="float">
            <text:p>1.06333023255814</text:p>
          </table:table-cell>
          <table:table-cell table:style-name="ce4" table:formula="of:=RANK([.Q110];[.$Q$87:.$Q$158])" office:value-type="float" office:value="38" calcext:value-type="float">
            <text:p>3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FileUpload</text:p>
          </table:table-cell>
          <table:table-cell table:style-name="ce4" table:formula="of:=1-0.04" office:value-type="float" office:value="0.96" calcext:value-type="float">
            <text:p>0.96</text:p>
          </table:table-cell>
          <table:table-cell table:style-name="ce4" table:formula="of:=([.B111]-[.$D$86])/[.$F$86]" office:value-type="float" office:value="0.906976744186046" calcext:value-type="float">
            <text:p>0.906976744186046</text:p>
          </table:table-cell>
          <table:table-cell table:number-columns-repeated="3"/>
          <table:table-cell table:style-name="ce2" office:value-type="float" office:value="4.11" calcext:value-type="float">
            <text:p>4.11</text:p>
          </table:table-cell>
          <table:table-cell table:style-name="ce4" table:formula="of:=([.G111]-[.$I$86])/[.$K$86]" office:value-type="float" office:value="0.392" calcext:value-type="float">
            <text:p>0.392</text:p>
          </table:table-cell>
          <table:table-cell table:number-columns-repeated="3"/>
          <table:table-cell table:style-name="ce2" office:value-type="float" office:value="300" calcext:value-type="float">
            <text:p>300</text:p>
          </table:table-cell>
          <table:table-cell table:style-name="ce4" table:formula="of:=([.L111]-[.$N$86])/[.$P$86]" office:value-type="float" office:value="0.0318568623172594" calcext:value-type="float">
            <text:p>0.03185686231726</text:p>
          </table:table-cell>
          <table:table-cell table:number-columns-repeated="3"/>
          <table:table-cell table:style-name="ce4" table:formula="of:=[.H111]+[.C111]" office:value-type="float" office:value="1.29897674418605" calcext:value-type="float">
            <text:p>1.29897674418605</text:p>
          </table:table-cell>
          <table:table-cell table:style-name="ce4" table:formula="of:=RANK([.Q111];[.$Q$87:.$Q$158])" office:value-type="float" office:value="19" calcext:value-type="float">
            <text:p>1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Functor</text:p>
          </table:table-cell>
          <table:table-cell table:style-name="ce4" table:formula="of:=1-0" office:value-type="float" office:value="1" calcext:value-type="float">
            <text:p>1</text:p>
          </table:table-cell>
          <table:table-cell table:style-name="ce4" table:formula="of:=([.B112]-[.$D$86])/[.$F$86]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4.25" calcext:value-type="float">
            <text:p>4.25</text:p>
          </table:table-cell>
          <table:table-cell table:style-name="ce4" table:formula="of:=([.G112]-[.$I$86])/[.$K$86]" office:value-type="float" office:value="0.4144" calcext:value-type="float">
            <text:p>0.4144</text:p>
          </table:table-cell>
          <table:table-cell table:number-columns-repeated="3"/>
          <table:table-cell table:style-name="ce2" office:value-type="float" office:value="31" calcext:value-type="float">
            <text:p>31</text:p>
          </table:table-cell>
          <table:table-cell table:style-name="ce4" table:formula="of:=([.L112]-[.$N$86])/[.$P$86]" office:value-type="float" office:value="0.00250927340170194" calcext:value-type="float">
            <text:p>0.002509273401702</text:p>
          </table:table-cell>
          <table:table-cell table:number-columns-repeated="3"/>
          <table:table-cell table:style-name="ce4" table:formula="of:=[.H112]+[.C112]" office:value-type="float" office:value="1.4144" calcext:value-type="float">
            <text:p>1.4144</text:p>
          </table:table-cell>
          <table:table-cell table:style-name="ce4" table:formula="of:=RANK([.Q112];[.$Q$87:.$Q$158])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IO</text:p>
          </table:table-cell>
          <table:table-cell table:style-name="ce4" table:formula="of:=1-0.12" office:value-type="float" office:value="0.88" calcext:value-type="float">
            <text:p>0.88</text:p>
          </table:table-cell>
          <table:table-cell table:style-name="ce4" table:formula="of:=([.B113]-[.$D$86])/[.$F$86]" office:value-type="float" office:value="0.720930232558139" calcext:value-type="float">
            <text:p>0.720930232558139</text:p>
          </table:table-cell>
          <table:table-cell table:number-columns-repeated="3"/>
          <table:table-cell table:style-name="ce2" office:value-type="float" office:value="4.03" calcext:value-type="float">
            <text:p>4.03</text:p>
          </table:table-cell>
          <table:table-cell table:style-name="ce4" table:formula="of:=([.G113]-[.$I$86])/[.$K$86]" office:value-type="float" office:value="0.3792" calcext:value-type="float">
            <text:p>0.3792</text:p>
          </table:table-cell>
          <table:table-cell table:number-columns-repeated="3"/>
          <table:table-cell table:style-name="ce2" office:value-type="float" office:value="637" calcext:value-type="float">
            <text:p>637</text:p>
          </table:table-cell>
          <table:table-cell table:style-name="ce4" table:formula="of:=([.L113]-[.$N$86])/[.$P$86]" office:value-type="float" office:value="0.0686231725943705" calcext:value-type="float">
            <text:p>0.068623172594371</text:p>
          </table:table-cell>
          <table:table-cell table:number-columns-repeated="3"/>
          <table:table-cell table:style-name="ce4" table:formula="of:=[.H113]+[.C113]" office:value-type="float" office:value="1.10013023255814" calcext:value-type="float">
            <text:p>1.10013023255814</text:p>
          </table:table-cell>
          <table:table-cell table:style-name="ce4" table:formula="of:=RANK([.Q113];[.$Q$87:.$Q$158])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JCI</text:p>
          </table:table-cell>
          <table:table-cell table:style-name="ce4" table:formula="of:=1-0.06" office:value-type="float" office:value="0.94" calcext:value-type="float">
            <text:p>0.94</text:p>
          </table:table-cell>
          <table:table-cell table:style-name="ce4" table:formula="of:=([.B114]-[.$D$86])/[.$F$86]" office:value-type="float" office:value="0.86046511627907" calcext:value-type="float">
            <text:p>0.86046511627907</text:p>
          </table:table-cell>
          <table:table-cell table:number-columns-repeated="3"/>
          <table:table-cell table:style-name="ce2" office:value-type="float" office:value="3.12" calcext:value-type="float">
            <text:p>3.12</text:p>
          </table:table-cell>
          <table:table-cell table:style-name="ce4" table:formula="of:=([.G114]-[.$I$86])/[.$K$86]" office:value-type="float" office:value="0.2336" calcext:value-type="float">
            <text:p>0.2336</text:p>
          </table:table-cell>
          <table:table-cell table:number-columns-repeated="3"/>
          <table:table-cell table:style-name="ce2" office:value-type="float" office:value="77" calcext:value-type="float">
            <text:p>77</text:p>
          </table:table-cell>
          <table:table-cell table:style-name="ce4" table:formula="of:=([.L114]-[.$N$86])/[.$P$86]" office:value-type="float" office:value="0.00752782020510583" calcext:value-type="float">
            <text:p>0.007527820205106</text:p>
          </table:table-cell>
          <table:table-cell table:number-columns-repeated="3"/>
          <table:table-cell table:style-name="ce4" table:formula="of:=[.H114]+[.C114]" office:value-type="float" office:value="1.09406511627907" calcext:value-type="float">
            <text:p>1.09406511627907</text:p>
          </table:table-cell>
          <table:table-cell table:style-name="ce4" table:formula="of:=RANK([.Q114];[.$Q$87:.$Q$158])" office:value-type="float" office:value="37" calcext:value-type="float">
            <text:p>3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JCS</text:p>
          </table:table-cell>
          <table:table-cell table:style-name="ce4" table:formula="of:=1-0.11" office:value-type="float" office:value="0.89" calcext:value-type="float">
            <text:p>0.89</text:p>
          </table:table-cell>
          <table:table-cell table:style-name="ce4" table:formula="of:=([.B115]-[.$D$86])/[.$F$86]" office:value-type="float" office:value="0.744186046511628" calcext:value-type="float">
            <text:p>0.744186046511628</text:p>
          </table:table-cell>
          <table:table-cell table:number-columns-repeated="3"/>
          <table:table-cell table:style-name="ce2" office:value-type="float" office:value="3.54" calcext:value-type="float">
            <text:p>3.54</text:p>
          </table:table-cell>
          <table:table-cell table:style-name="ce4" table:formula="of:=([.G115]-[.$I$86])/[.$K$86]" office:value-type="float" office:value="0.3008" calcext:value-type="float">
            <text:p>0.3008</text:p>
          </table:table-cell>
          <table:table-cell table:number-columns-repeated="3"/>
          <table:table-cell table:style-name="ce2" office:value-type="float" office:value="201" calcext:value-type="float">
            <text:p>201</text:p>
          </table:table-cell>
          <table:table-cell table:style-name="ce4" table:formula="of:=([.L115]-[.$N$86])/[.$P$86]" office:value-type="float" office:value="0.0210560768055859" calcext:value-type="float">
            <text:p>0.021056076805586</text:p>
          </table:table-cell>
          <table:table-cell table:number-columns-repeated="3"/>
          <table:table-cell table:style-name="ce4" table:formula="of:=[.H115]+[.C115]" office:value-type="float" office:value="1.04498604651163" calcext:value-type="float">
            <text:p>1.04498604651163</text:p>
          </table:table-cell>
          <table:table-cell table:style-name="ce4" table:formula="of:=RANK([.Q115];[.$Q$87:.$Q$158])" office:value-type="float" office:value="43" calcext:value-type="float">
            <text:p>4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Jelly</text:p>
          </table:table-cell>
          <table:table-cell table:style-name="ce4" table:formula="of:=1-0.11" office:value-type="float" office:value="0.89" calcext:value-type="float">
            <text:p>0.89</text:p>
          </table:table-cell>
          <table:table-cell table:style-name="ce4" table:formula="of:=([.B116]-[.$D$86])/[.$F$86]" office:value-type="float" office:value="0.744186046511628" calcext:value-type="float">
            <text:p>0.744186046511628</text:p>
          </table:table-cell>
          <table:table-cell table:number-columns-repeated="3"/>
          <table:table-cell table:style-name="ce2" office:value-type="float" office:value="3.39" calcext:value-type="float">
            <text:p>3.39</text:p>
          </table:table-cell>
          <table:table-cell table:style-name="ce4" table:formula="of:=([.G116]-[.$I$86])/[.$K$86]" office:value-type="float" office:value="0.2768" calcext:value-type="float">
            <text:p>0.2768</text:p>
          </table:table-cell>
          <table:table-cell table:number-columns-repeated="3"/>
          <table:table-cell table:style-name="ce2" office:value-type="float" office:value="291" calcext:value-type="float">
            <text:p>291</text:p>
          </table:table-cell>
          <table:table-cell table:style-name="ce4" table:formula="of:=([.L116]-[.$N$86])/[.$P$86]" office:value-type="float" office:value="0.0308749727252891" calcext:value-type="float">
            <text:p>0.030874972725289</text:p>
          </table:table-cell>
          <table:table-cell table:number-columns-repeated="3"/>
          <table:table-cell table:style-name="ce4" table:formula="of:=[.H116]+[.C116]" office:value-type="float" office:value="1.02098604651163" calcext:value-type="float">
            <text:p>1.02098604651163</text:p>
          </table:table-cell>
          <table:table-cell table:style-name="ce4" table:formula="of:=RANK([.Q116];[.$Q$87:.$Q$158])" office:value-type="float" office:value="44" calcext:value-type="float">
            <text:p>4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JEXL</text:p>
          </table:table-cell>
          <table:table-cell table:style-name="ce4" table:formula="of:=1-0.01" office:value-type="float" office:value="0.99" calcext:value-type="float">
            <text:p>0.99</text:p>
          </table:table-cell>
          <table:table-cell table:style-name="ce4" table:formula="of:=([.B117]-[.$D$86])/[.$F$86]" office:value-type="float" office:value="0.976744186046511" calcext:value-type="float">
            <text:p>0.976744186046511</text:p>
          </table:table-cell>
          <table:table-cell table:number-columns-repeated="3"/>
          <table:table-cell table:style-name="ce2" office:value-type="float" office:value="4.18" calcext:value-type="float">
            <text:p>4.18</text:p>
          </table:table-cell>
          <table:table-cell table:style-name="ce4" table:formula="of:=([.G117]-[.$I$86])/[.$K$86]" office:value-type="float" office:value="0.4032" calcext:value-type="float">
            <text:p>0.4032</text:p>
          </table:table-cell>
          <table:table-cell table:number-columns-repeated="3"/>
          <table:table-cell table:style-name="ce2" office:value-type="float" office:value="326" calcext:value-type="float">
            <text:p>326</text:p>
          </table:table-cell>
          <table:table-cell table:style-name="ce4" table:formula="of:=([.L117]-[.$N$86])/[.$P$86]" office:value-type="float" office:value="0.0346934322496182" calcext:value-type="float">
            <text:p>0.034693432249618</text:p>
          </table:table-cell>
          <table:table-cell table:number-columns-repeated="3"/>
          <table:table-cell table:style-name="ce4" table:formula="of:=[.H117]+[.C117]" office:value-type="float" office:value="1.37994418604651" calcext:value-type="float">
            <text:p>1.37994418604651</text:p>
          </table:table-cell>
          <table:table-cell table:style-name="ce4" table:formula="of:=RANK([.Q117];[.$Q$87:.$Q$158])"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JXPath</text:p>
          </table:table-cell>
          <table:table-cell table:style-name="ce4" table:formula="of:=1-0.06" office:value-type="float" office:value="0.94" calcext:value-type="float">
            <text:p>0.94</text:p>
          </table:table-cell>
          <table:table-cell table:style-name="ce4" table:formula="of:=([.B118]-[.$D$86])/[.$F$86]" office:value-type="float" office:value="0.86046511627907" calcext:value-type="float">
            <text:p>0.86046511627907</text:p>
          </table:table-cell>
          <table:table-cell table:number-columns-repeated="3"/>
          <table:table-cell table:style-name="ce2" office:value-type="float" office:value="2.82" calcext:value-type="float">
            <text:p>2.82</text:p>
          </table:table-cell>
          <table:table-cell table:style-name="ce4" table:formula="of:=([.G118]-[.$I$86])/[.$K$86]" office:value-type="float" office:value="0.1856" calcext:value-type="float">
            <text:p>0.1856</text:p>
          </table:table-cell>
          <table:table-cell table:number-columns-repeated="3"/>
          <table:table-cell table:style-name="ce2" office:value-type="float" office:value="195" calcext:value-type="float">
            <text:p>195</text:p>
          </table:table-cell>
          <table:table-cell table:style-name="ce4" table:formula="of:=([.L118]-[.$N$86])/[.$P$86]" office:value-type="float" office:value="0.0204014837442723" calcext:value-type="float">
            <text:p>0.020401483744272</text:p>
          </table:table-cell>
          <table:table-cell table:number-columns-repeated="3"/>
          <table:table-cell table:style-name="ce4" table:formula="of:=[.H118]+[.C118]" office:value-type="float" office:value="1.04606511627907" calcext:value-type="float">
            <text:p>1.04606511627907</text:p>
          </table:table-cell>
          <table:table-cell table:style-name="ce4" table:formula="of:=RANK([.Q118];[.$Q$87:.$Q$158])" office:value-type="float" office:value="42" calcext:value-type="float">
            <text:p>4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Lang</text:p>
          </table:table-cell>
          <table:table-cell table:style-name="ce4" table:formula="of:=1-0.05" office:value-type="float" office:value="0.95" calcext:value-type="float">
            <text:p>0.95</text:p>
          </table:table-cell>
          <table:table-cell table:style-name="ce4" table:formula="of:=([.B119]-[.$D$86])/[.$F$86]" office:value-type="float" office:value="0.883720930232558" calcext:value-type="float">
            <text:p>0.883720930232558</text:p>
          </table:table-cell>
          <table:table-cell table:number-columns-repeated="3"/>
          <table:table-cell table:style-name="ce2" office:value-type="float" office:value="5.11" calcext:value-type="float">
            <text:p>5.11</text:p>
          </table:table-cell>
          <table:table-cell table:style-name="ce4" table:formula="of:=([.G119]-[.$I$86])/[.$K$86]" office:value-type="float" office:value="0.552" calcext:value-type="float">
            <text:p>0.552</text:p>
          </table:table-cell>
          <table:table-cell table:number-columns-repeated="3"/>
          <table:table-cell table:style-name="ce2" office:value-type="float" office:value="1481" calcext:value-type="float">
            <text:p>1481</text:p>
          </table:table-cell>
          <table:table-cell table:style-name="ce4" table:formula="of:=([.L119]-[.$N$86])/[.$P$86]" office:value-type="float" office:value="0.160702596552477" calcext:value-type="float">
            <text:p>0.160702596552477</text:p>
          </table:table-cell>
          <table:table-cell table:number-columns-repeated="3"/>
          <table:table-cell table:style-name="ce4" table:formula="of:=[.H119]+[.C119]" office:value-type="float" office:value="1.43572093023256" calcext:value-type="float">
            <text:p>1.43572093023256</text:p>
          </table:table-cell>
          <table:table-cell table:style-name="ce4" table:formula="of:=RANK([.Q119];[.$Q$87:.$Q$158])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Launcher</text:p>
          </table:table-cell>
          <table:table-cell table:style-name="ce4" table:formula="of:=1-0.41" office:value-type="float" office:value="0.59" calcext:value-type="float">
            <text:p>0.59</text:p>
          </table:table-cell>
          <table:table-cell table:style-name="ce4" table:formula="of:=([.B120]-[.$D$86])/[.$F$86]" office:value-type="float" office:value="0.0465116279069765" calcext:value-type="float">
            <text:p>0.046511627906977</text:p>
          </table:table-cell>
          <table:table-cell table:number-columns-repeated="3"/>
          <table:table-cell table:style-name="ce2" office:value-type="float" office:value="2.42" calcext:value-type="float">
            <text:p>2.42</text:p>
          </table:table-cell>
          <table:table-cell table:style-name="ce4" table:formula="of:=([.G120]-[.$I$86])/[.$K$86]" office:value-type="float" office:value="0.1216" calcext:value-type="float">
            <text:p>0.1216</text:p>
          </table:table-cell>
          <table:table-cell table:number-columns-repeated="3"/>
          <table:table-cell table:style-name="ce2" office:value-type="float" office:value="12" calcext:value-type="float">
            <text:p>12</text:p>
          </table:table-cell>
          <table:table-cell table:style-name="ce4" table:formula="of:=([.L120]-[.$N$86])/[.$P$86]" office:value-type="float" office:value="0.000436395374209033" calcext:value-type="float">
            <text:p>0.000436395374209</text:p>
          </table:table-cell>
          <table:table-cell table:number-columns-repeated="3"/>
          <table:table-cell table:style-name="ce4" table:formula="of:=[.H120]+[.C120]" office:value-type="float" office:value="0.168111627906977" calcext:value-type="float">
            <text:p>0.168111627906977</text:p>
          </table:table-cell>
          <table:table-cell table:style-name="ce4" table:formula="of:=RANK([.Q120];[.$Q$87:.$Q$158])" office:value-type="float" office:value="72" calcext:value-type="float">
            <text:p>7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Logging</text:p>
          </table:table-cell>
          <table:table-cell table:style-name="ce4" table:formula="of:=1-0.02" office:value-type="float" office:value="0.98" calcext:value-type="float">
            <text:p>0.98</text:p>
          </table:table-cell>
          <table:table-cell table:style-name="ce4" table:formula="of:=([.B121]-[.$D$86])/[.$F$86]" office:value-type="float" office:value="0.953488372093023" calcext:value-type="float">
            <text:p>0.953488372093023</text:p>
          </table:table-cell>
          <table:table-cell table:number-columns-repeated="3"/>
          <table:table-cell table:style-name="ce2" office:value-type="float" office:value="4.45" calcext:value-type="float">
            <text:p>4.45</text:p>
          </table:table-cell>
          <table:table-cell table:style-name="ce4" table:formula="of:=([.G121]-[.$I$86])/[.$K$86]" office:value-type="float" office:value="0.4464" calcext:value-type="float">
            <text:p>0.4464</text:p>
          </table:table-cell>
          <table:table-cell table:number-columns-repeated="3"/>
          <table:table-cell table:style-name="ce2" office:value-type="float" office:value="167" calcext:value-type="float">
            <text:p>167</text:p>
          </table:table-cell>
          <table:table-cell table:style-name="ce4" table:formula="of:=([.L121]-[.$N$86])/[.$P$86]" office:value-type="float" office:value="0.0173467161248091" calcext:value-type="float">
            <text:p>0.017346716124809</text:p>
          </table:table-cell>
          <table:table-cell table:number-columns-repeated="3"/>
          <table:table-cell table:style-name="ce4" table:formula="of:=[.H121]+[.C121]" office:value-type="float" office:value="1.39988837209302" calcext:value-type="float">
            <text:p>1.39988837209302</text:p>
          </table:table-cell>
          <table:table-cell table:style-name="ce4" table:formula="of:=RANK([.Q121];[.$Q$87:.$Q$158])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Math</text:p>
          </table:table-cell>
          <table:table-cell table:style-name="ce4" table:formula="of:=1-0.03" office:value-type="float" office:value="0.97" calcext:value-type="float">
            <text:p>0.97</text:p>
          </table:table-cell>
          <table:table-cell table:style-name="ce4" table:formula="of:=([.B122]-[.$D$86])/[.$F$86]" office:value-type="float" office:value="0.930232558139535" calcext:value-type="float">
            <text:p>0.930232558139535</text:p>
          </table:table-cell>
          <table:table-cell table:number-columns-repeated="3"/>
          <table:table-cell table:style-name="ce2" office:value-type="float" office:value="5.36" calcext:value-type="float">
            <text:p>5.36</text:p>
          </table:table-cell>
          <table:table-cell table:style-name="ce4" table:formula="of:=([.G122]-[.$I$86])/[.$K$86]" office:value-type="float" office:value="0.592" calcext:value-type="float">
            <text:p>0.592</text:p>
          </table:table-cell>
          <table:table-cell table:number-columns-repeated="3"/>
          <table:table-cell table:style-name="ce2" office:value-type="float" office:value="1505" calcext:value-type="float">
            <text:p>1505</text:p>
          </table:table-cell>
          <table:table-cell table:style-name="ce4" table:formula="of:=([.L122]-[.$N$86])/[.$P$86]" office:value-type="float" office:value="0.163320968797731" calcext:value-type="float">
            <text:p>0.163320968797731</text:p>
          </table:table-cell>
          <table:table-cell table:number-columns-repeated="3"/>
          <table:table-cell table:style-name="ce4" table:formula="of:=[.H122]+[.C122]" office:value-type="float" office:value="1.52223255813953" calcext:value-type="float">
            <text:p>1.52223255813953</text:p>
          </table:table-cell>
          <table:table-cell table:style-name="ce4" table:formula="of:=RANK([.Q122];[.$Q$87:.$Q$158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Modeler</text:p>
          </table:table-cell>
          <table:table-cell table:style-name="ce4" table:formula="of:=1-0.25" office:value-type="float" office:value="0.75" calcext:value-type="float">
            <text:p>0.75</text:p>
          </table:table-cell>
          <table:table-cell table:style-name="ce4" table:formula="of:=([.B123]-[.$D$86])/[.$F$86]" office:value-type="float" office:value="0.418604651162791" calcext:value-type="float">
            <text:p>0.418604651162791</text:p>
          </table:table-cell>
          <table:table-cell table:number-columns-repeated="3"/>
          <table:table-cell table:style-name="ce2" office:value-type="float" office:value="1.75" calcext:value-type="float">
            <text:p>1.75</text:p>
          </table:table-cell>
          <table:table-cell table:style-name="ce4" table:formula="of:=([.G123]-[.$I$86])/[.$K$86]" office:value-type="float" office:value="0.0144" calcext:value-type="float">
            <text:p>0.0144</text:p>
          </table:table-cell>
          <table:table-cell table:number-columns-repeated="3"/>
          <table:table-cell table:style-name="ce2" office:value-type="float" office:value="32" calcext:value-type="float">
            <text:p>32</text:p>
          </table:table-cell>
          <table:table-cell table:style-name="ce4" table:formula="of:=([.L123]-[.$N$86])/[.$P$86]" office:value-type="float" office:value="0.0026183722452542" calcext:value-type="float">
            <text:p>0.002618372245254</text:p>
          </table:table-cell>
          <table:table-cell table:number-columns-repeated="3"/>
          <table:table-cell table:style-name="ce4" table:formula="of:=[.H123]+[.C123]" office:value-type="float" office:value="0.433004651162791" calcext:value-type="float">
            <text:p>0.433004651162791</text:p>
          </table:table-cell>
          <table:table-cell table:style-name="ce4" table:formula="of:=RANK([.Q123];[.$Q$87:.$Q$158])" office:value-type="float" office:value="69" calcext:value-type="float">
            <text:p>6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Net</text:p>
          </table:table-cell>
          <table:table-cell table:style-name="ce4" table:formula="of:=1-0.12" office:value-type="float" office:value="0.88" calcext:value-type="float">
            <text:p>0.88</text:p>
          </table:table-cell>
          <table:table-cell table:style-name="ce4" table:formula="of:=([.B124]-[.$D$86])/[.$F$86]" office:value-type="float" office:value="0.720930232558139" calcext:value-type="float">
            <text:p>0.720930232558139</text:p>
          </table:table-cell>
          <table:table-cell table:number-columns-repeated="3"/>
          <table:table-cell table:style-name="ce2" office:value-type="float" office:value="4.1" calcext:value-type="float">
            <text:p>4.1</text:p>
          </table:table-cell>
          <table:table-cell table:style-name="ce4" table:formula="of:=([.G124]-[.$I$86])/[.$K$86]" office:value-type="float" office:value="0.3904" calcext:value-type="float">
            <text:p>0.3904</text:p>
          </table:table-cell>
          <table:table-cell table:number-columns-repeated="3"/>
          <table:table-cell table:style-name="ce2" office:value-type="float" office:value="672" calcext:value-type="float">
            <text:p>672</text:p>
          </table:table-cell>
          <table:table-cell table:style-name="ce4" table:formula="of:=([.L124]-[.$N$86])/[.$P$86]" office:value-type="float" office:value="0.0724416321186995" calcext:value-type="float">
            <text:p>0.0724416321187</text:p>
          </table:table-cell>
          <table:table-cell table:number-columns-repeated="3"/>
          <table:table-cell table:style-name="ce4" table:formula="of:=[.H124]+[.C124]" office:value-type="float" office:value="1.11133023255814" calcext:value-type="float">
            <text:p>1.11133023255814</text:p>
          </table:table-cell>
          <table:table-cell table:style-name="ce4" table:formula="of:=RANK([.Q124];[.$Q$87:.$Q$158])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OGNL</text:p>
          </table:table-cell>
          <table:table-cell table:style-name="ce4" table:formula="of:=1-0.26" office:value-type="float" office:value="0.74" calcext:value-type="float">
            <text:p>0.74</text:p>
          </table:table-cell>
          <table:table-cell table:style-name="ce4" table:formula="of:=([.B125]-[.$D$86])/[.$F$86]" office:value-type="float" office:value="0.395348837209302" calcext:value-type="float">
            <text:p>0.395348837209302</text:p>
          </table:table-cell>
          <table:table-cell table:number-columns-repeated="3"/>
          <table:table-cell table:style-name="ce2" office:value-type="float" office:value="4.2" calcext:value-type="float">
            <text:p>4.2</text:p>
          </table:table-cell>
          <table:table-cell table:style-name="ce4" table:formula="of:=([.G125]-[.$I$86])/[.$K$86]" office:value-type="float" office:value="0.4064" calcext:value-type="float">
            <text:p>0.4064</text:p>
          </table:table-cell>
          <table:table-cell table:number-columns-repeated="3"/>
          <table:table-cell table:style-name="ce2" office:value-type="float" office:value="260" calcext:value-type="float">
            <text:p>260</text:p>
          </table:table-cell>
          <table:table-cell table:style-name="ce4" table:formula="of:=([.L125]-[.$N$86])/[.$P$86]" office:value-type="float" office:value="0.0274929085751691" calcext:value-type="float">
            <text:p>0.027492908575169</text:p>
          </table:table-cell>
          <table:table-cell table:number-columns-repeated="3"/>
          <table:table-cell table:style-name="ce4" table:formula="of:=[.H125]+[.C125]" office:value-type="float" office:value="0.801748837209302" calcext:value-type="float">
            <text:p>0.801748837209302</text:p>
          </table:table-cell>
          <table:table-cell table:style-name="ce4" table:formula="of:=RANK([.Q125];[.$Q$87:.$Q$158])" office:value-type="float" office:value="59" calcext:value-type="float">
            <text:p>5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Pool</text:p>
          </table:table-cell>
          <table:table-cell table:style-name="ce4" table:formula="of:=1-0.03" office:value-type="float" office:value="0.97" calcext:value-type="float">
            <text:p>0.97</text:p>
          </table:table-cell>
          <table:table-cell table:style-name="ce4" table:formula="of:=([.B126]-[.$D$86])/[.$F$86]" office:value-type="float" office:value="0.930232558139535" calcext:value-type="float">
            <text:p>0.930232558139535</text:p>
          </table:table-cell>
          <table:table-cell table:number-columns-repeated="3"/>
          <table:table-cell table:style-name="ce2" office:value-type="float" office:value="3.84" calcext:value-type="float">
            <text:p>3.84</text:p>
          </table:table-cell>
          <table:table-cell table:style-name="ce4" table:formula="of:=([.G126]-[.$I$86])/[.$K$86]" office:value-type="float" office:value="0.3488" calcext:value-type="float">
            <text:p>0.3488</text:p>
          </table:table-cell>
          <table:table-cell table:number-columns-repeated="3"/>
          <table:table-cell table:style-name="ce2" office:value-type="float" office:value="366" calcext:value-type="float">
            <text:p>366</text:p>
          </table:table-cell>
          <table:table-cell table:style-name="ce4" table:formula="of:=([.L126]-[.$N$86])/[.$P$86]" office:value-type="float" office:value="0.0390573859917085" calcext:value-type="float">
            <text:p>0.039057385991709</text:p>
          </table:table-cell>
          <table:table-cell table:number-columns-repeated="3"/>
          <table:table-cell table:style-name="ce4" table:formula="of:=[.H126]+[.C126]" office:value-type="float" office:value="1.27903255813953" calcext:value-type="float">
            <text:p>1.27903255813953</text:p>
          </table:table-cell>
          <table:table-cell table:style-name="ce4" table:formula="of:=RANK([.Q126];[.$Q$87:.$Q$158])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Proxy</text:p>
          </table:table-cell>
          <table:table-cell table:style-name="ce4" table:formula="of:=1-0.39" office:value-type="float" office:value="0.61" calcext:value-type="float">
            <text:p>0.61</text:p>
          </table:table-cell>
          <table:table-cell table:style-name="ce4" table:formula="of:=([.B127]-[.$D$86])/[.$F$86]" office:value-type="float" office:value="0.0930232558139533" calcext:value-type="float">
            <text:p>0.093023255813953</text:p>
          </table:table-cell>
          <table:table-cell table:number-columns-repeated="3"/>
          <table:table-cell table:style-name="ce2" office:value-type="float" office:value="2.47" calcext:value-type="float">
            <text:p>2.47</text:p>
          </table:table-cell>
          <table:table-cell table:style-name="ce4" table:formula="of:=([.G127]-[.$I$86])/[.$K$86]" office:value-type="float" office:value="0.1296" calcext:value-type="float">
            <text:p>0.1296</text:p>
          </table:table-cell>
          <table:table-cell table:number-columns-repeated="3"/>
          <table:table-cell table:style-name="ce2" office:value-type="float" office:value="28" calcext:value-type="float">
            <text:p>28</text:p>
          </table:table-cell>
          <table:table-cell table:style-name="ce4" table:formula="of:=([.L127]-[.$N$86])/[.$P$86]" office:value-type="float" office:value="0.00218197687104517" calcext:value-type="float">
            <text:p>0.002181976871045</text:p>
          </table:table-cell>
          <table:table-cell table:number-columns-repeated="3"/>
          <table:table-cell table:style-name="ce4" table:formula="of:=[.H127]+[.C127]" office:value-type="float" office:value="0.222623255813953" calcext:value-type="float">
            <text:p>0.222623255813953</text:p>
          </table:table-cell>
          <table:table-cell table:style-name="ce4" table:formula="of:=RANK([.Q127];[.$Q$87:.$Q$158])" office:value-type="float" office:value="70" calcext:value-type="float">
            <text:p>7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RNG</text:p>
          </table:table-cell>
          <table:table-cell table:style-name="ce4" table:formula="of:=1-0.02" office:value-type="float" office:value="0.98" calcext:value-type="float">
            <text:p>0.98</text:p>
          </table:table-cell>
          <table:table-cell table:style-name="ce4" table:formula="of:=([.B128]-[.$D$86])/[.$F$86]" office:value-type="float" office:value="0.953488372093023" calcext:value-type="float">
            <text:p>0.953488372093023</text:p>
          </table:table-cell>
          <table:table-cell table:number-columns-repeated="3"/>
          <table:table-cell table:style-name="ce2" office:value-type="float" office:value="6.38" calcext:value-type="float">
            <text:p>6.38</text:p>
          </table:table-cell>
          <table:table-cell table:style-name="ce4" table:formula="of:=([.G128]-[.$I$86])/[.$K$86]" office:value-type="float" office:value="0.7552" calcext:value-type="float">
            <text:p>0.7552</text:p>
          </table:table-cell>
          <table:table-cell table:number-columns-repeated="3"/>
          <table:table-cell table:style-name="ce2" office:value-type="float" office:value="125" calcext:value-type="float">
            <text:p>125</text:p>
          </table:table-cell>
          <table:table-cell table:style-name="ce4" table:formula="of:=([.L128]-[.$N$86])/[.$P$86]" office:value-type="float" office:value="0.0127645646956142" calcext:value-type="float">
            <text:p>0.012764564695614</text:p>
          </table:table-cell>
          <table:table-cell table:number-columns-repeated="3"/>
          <table:table-cell table:style-name="ce4" table:formula="of:=[.H128]+[.C128]" office:value-type="float" office:value="1.70868837209302" calcext:value-type="float">
            <text:p>1.70868837209302</text:p>
          </table:table-cell>
          <table:table-cell table:style-name="ce4" table:formula="of:=RANK([.Q128];[.$Q$87:.$Q$158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SCXML</text:p>
          </table:table-cell>
          <table:table-cell table:style-name="ce4" table:formula="of:=1-0.17" office:value-type="float" office:value="0.83" calcext:value-type="float">
            <text:p>0.83</text:p>
          </table:table-cell>
          <table:table-cell table:style-name="ce4" table:formula="of:=([.B129]-[.$D$86])/[.$F$86]" office:value-type="float" office:value="0.604651162790698" calcext:value-type="float">
            <text:p>0.604651162790698</text:p>
          </table:table-cell>
          <table:table-cell table:number-columns-repeated="3"/>
          <table:table-cell table:style-name="ce2" office:value-type="float" office:value="3.19" calcext:value-type="float">
            <text:p>3.19</text:p>
          </table:table-cell>
          <table:table-cell table:style-name="ce4" table:formula="of:=([.G129]-[.$I$86])/[.$K$86]" office:value-type="float" office:value="0.2448" calcext:value-type="float">
            <text:p>0.2448</text:p>
          </table:table-cell>
          <table:table-cell table:number-columns-repeated="3"/>
          <table:table-cell table:style-name="ce2" office:value-type="float" office:value="285" calcext:value-type="float">
            <text:p>285</text:p>
          </table:table-cell>
          <table:table-cell table:style-name="ce4" table:formula="of:=([.L129]-[.$N$86])/[.$P$86]" office:value-type="float" office:value="0.0302203796639756" calcext:value-type="float">
            <text:p>0.030220379663976</text:p>
          </table:table-cell>
          <table:table-cell table:number-columns-repeated="3"/>
          <table:table-cell table:style-name="ce4" table:formula="of:=[.H129]+[.C129]" office:value-type="float" office:value="0.849451162790698" calcext:value-type="float">
            <text:p>0.849451162790698</text:p>
          </table:table-cell>
          <table:table-cell table:style-name="ce4" table:formula="of:=RANK([.Q129];[.$Q$87:.$Q$158])" office:value-type="float" office:value="57" calcext:value-type="float">
            <text:p>5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Validator</text:p>
          </table:table-cell>
          <table:table-cell table:style-name="ce4" table:formula="of:=1-0.07" office:value-type="float" office:value="0.93" calcext:value-type="float">
            <text:p>0.93</text:p>
          </table:table-cell>
          <table:table-cell table:style-name="ce4" table:formula="of:=([.B130]-[.$D$86])/[.$F$86]" office:value-type="float" office:value="0.837209302325581" calcext:value-type="float">
            <text:p>0.837209302325581</text:p>
          </table:table-cell>
          <table:table-cell table:number-columns-repeated="3"/>
          <table:table-cell table:style-name="ce2" office:value-type="float" office:value="3.48" calcext:value-type="float">
            <text:p>3.48</text:p>
          </table:table-cell>
          <table:table-cell table:style-name="ce4" table:formula="of:=([.G130]-[.$I$86])/[.$K$86]" office:value-type="float" office:value="0.2912" calcext:value-type="float">
            <text:p>0.2912</text:p>
          </table:table-cell>
          <table:table-cell table:number-columns-repeated="3"/>
          <table:table-cell table:style-name="ce2" office:value-type="float" office:value="462" calcext:value-type="float">
            <text:p>462</text:p>
          </table:table-cell>
          <table:table-cell table:style-name="ce4" table:formula="of:=([.L130]-[.$N$86])/[.$P$86]" office:value-type="float" office:value="0.0495308749727253" calcext:value-type="float">
            <text:p>0.049530874972725</text:p>
          </table:table-cell>
          <table:table-cell table:number-columns-repeated="3"/>
          <table:table-cell table:style-name="ce4" table:formula="of:=[.H130]+[.C130]" office:value-type="float" office:value="1.12840930232558" calcext:value-type="float">
            <text:p>1.12840930232558</text:p>
          </table:table-cell>
          <table:table-cell table:style-name="ce4" table:formula="of:=RANK([.Q130];[.$Q$87:.$Q$158])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VFS</text:p>
          </table:table-cell>
          <table:table-cell table:style-name="ce4" table:formula="of:=1-0.12" office:value-type="float" office:value="0.88" calcext:value-type="float">
            <text:p>0.88</text:p>
          </table:table-cell>
          <table:table-cell table:style-name="ce4" table:formula="of:=([.B131]-[.$D$86])/[.$F$86]" office:value-type="float" office:value="0.720930232558139" calcext:value-type="float">
            <text:p>0.720930232558139</text:p>
          </table:table-cell>
          <table:table-cell table:number-columns-repeated="3"/>
          <table:table-cell table:style-name="ce2" office:value-type="float" office:value="4.02" calcext:value-type="float">
            <text:p>4.02</text:p>
          </table:table-cell>
          <table:table-cell table:style-name="ce4" table:formula="of:=([.G131]-[.$I$86])/[.$K$86]" office:value-type="float" office:value="0.3776" calcext:value-type="float">
            <text:p>0.3776</text:p>
          </table:table-cell>
          <table:table-cell table:number-columns-repeated="3"/>
          <table:table-cell table:style-name="ce2" office:value-type="float" office:value="761" calcext:value-type="float">
            <text:p>761</text:p>
          </table:table-cell>
          <table:table-cell table:style-name="ce4" table:formula="of:=([.L131]-[.$N$86])/[.$P$86]" office:value-type="float" office:value="0.0821514291948505" calcext:value-type="float">
            <text:p>0.082151429194851</text:p>
          </table:table-cell>
          <table:table-cell table:number-columns-repeated="3"/>
          <table:table-cell table:style-name="ce4" table:formula="of:=[.H131]+[.C131]" office:value-type="float" office:value="1.09853023255814" calcext:value-type="float">
            <text:p>1.09853023255814</text:p>
          </table:table-cell>
          <table:table-cell table:style-name="ce4" table:formula="of:=RANK([.Q131];[.$Q$87:.$Q$158])" office:value-type="float" office:value="36" calcext:value-type="float">
            <text:p>3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mmons Weaver</text:p>
          </table:table-cell>
          <table:table-cell table:style-name="ce4" table:formula="of:=1-0.19" office:value-type="float" office:value="0.81" calcext:value-type="float">
            <text:p>0.81</text:p>
          </table:table-cell>
          <table:table-cell table:style-name="ce4" table:formula="of:=([.B132]-[.$D$86])/[.$F$86]" office:value-type="float" office:value="0.558139534883721" calcext:value-type="float">
            <text:p>0.558139534883721</text:p>
          </table:table-cell>
          <table:table-cell table:number-columns-repeated="3"/>
          <table:table-cell table:style-name="ce2" office:value-type="float" office:value="1.66" calcext:value-type="float">
            <text:p>1.66</text:p>
          </table:table-cell>
          <table:table-cell table:style-name="ce4" table:formula="of:=([.G132]-[.$I$86])/[.$K$86]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26" calcext:value-type="float">
            <text:p>26</text:p>
          </table:table-cell>
          <table:table-cell table:style-name="ce4" table:formula="of:=([.L132]-[.$N$86])/[.$P$86]" office:value-type="float" office:value="0.00196377918394065" calcext:value-type="float">
            <text:p>0.001963779183941</text:p>
          </table:table-cell>
          <table:table-cell table:number-columns-repeated="3"/>
          <table:table-cell table:style-name="ce4" table:formula="of:=[.H132]+[.C132]" office:value-type="float" office:value="0.558139534883721" calcext:value-type="float">
            <text:p>0.558139534883721</text:p>
          </table:table-cell>
          <table:table-cell table:style-name="ce4" table:formula="of:=RANK([.Q132];[.$Q$87:.$Q$158])" office:value-type="float" office:value="67" calcext:value-type="float">
            <text:p>6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ataFu</text:p>
          </table:table-cell>
          <table:table-cell table:style-name="ce4" table:formula="of:=1-0.08" office:value-type="float" office:value="0.92" calcext:value-type="float">
            <text:p>0.92</text:p>
          </table:table-cell>
          <table:table-cell table:style-name="ce4" table:formula="of:=([.B133]-[.$D$86])/[.$F$86]" office:value-type="float" office:value="0.813953488372093" calcext:value-type="float">
            <text:p>0.813953488372093</text:p>
          </table:table-cell>
          <table:table-cell table:number-columns-repeated="3"/>
          <table:table-cell table:style-name="ce2" office:value-type="float" office:value="6.25" calcext:value-type="float">
            <text:p>6.25</text:p>
          </table:table-cell>
          <table:table-cell table:style-name="ce4" table:formula="of:=([.G133]-[.$I$86])/[.$K$86]" office:value-type="float" office:value="0.7344" calcext:value-type="float">
            <text:p>0.7344</text:p>
          </table:table-cell>
          <table:table-cell table:number-columns-repeated="3"/>
          <table:table-cell table:style-name="ce2" office:value-type="float" office:value="151" calcext:value-type="float">
            <text:p>151</text:p>
          </table:table-cell>
          <table:table-cell table:style-name="ce4" table:formula="of:=([.L133]-[.$N$86])/[.$P$86]" office:value-type="float" office:value="0.0156011346279729" calcext:value-type="float">
            <text:p>0.015601134627973</text:p>
          </table:table-cell>
          <table:table-cell table:number-columns-repeated="3"/>
          <table:table-cell table:style-name="ce4" table:formula="of:=[.H133]+[.C133]" office:value-type="float" office:value="1.54835348837209" calcext:value-type="float">
            <text:p>1.54835348837209</text:p>
          </table:table-cell>
          <table:table-cell table:style-name="ce4" table:formula="of:=RANK([.Q133];[.$Q$87:.$Q$158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eltaSpike</text:p>
          </table:table-cell>
          <table:table-cell table:style-name="ce4" table:formula="of:=1-0.31" office:value-type="float" office:value="0.69" calcext:value-type="float">
            <text:p>0.69</text:p>
          </table:table-cell>
          <table:table-cell table:style-name="ce4" table:formula="of:=([.B134]-[.$D$86])/[.$F$86]" office:value-type="float" office:value="0.27906976744186" calcext:value-type="float">
            <text:p>0.27906976744186</text:p>
          </table:table-cell>
          <table:table-cell table:number-columns-repeated="3"/>
          <table:table-cell table:style-name="ce2" office:value-type="float" office:value="3.62" calcext:value-type="float">
            <text:p>3.62</text:p>
          </table:table-cell>
          <table:table-cell table:style-name="ce4" table:formula="of:=([.G134]-[.$I$86])/[.$K$86]" office:value-type="float" office:value="0.3136" calcext:value-type="float">
            <text:p>0.3136</text:p>
          </table:table-cell>
          <table:table-cell table:number-columns-repeated="3"/>
          <table:table-cell table:style-name="ce2" office:value-type="float" office:value="1400" calcext:value-type="float">
            <text:p>1400</text:p>
          </table:table-cell>
          <table:table-cell table:style-name="ce4" table:formula="of:=([.L134]-[.$N$86])/[.$P$86]" office:value-type="float" office:value="0.151865590224744" calcext:value-type="float">
            <text:p>0.151865590224744</text:p>
          </table:table-cell>
          <table:table-cell table:number-columns-repeated="3"/>
          <table:table-cell table:style-name="ce4" table:formula="of:=[.H134]+[.C134]" office:value-type="float" office:value="0.59266976744186" calcext:value-type="float">
            <text:p>0.59266976744186</text:p>
          </table:table-cell>
          <table:table-cell table:style-name="ce4" table:formula="of:=RANK([.Q134];[.$Q$87:.$Q$158])" office:value-type="float" office:value="66" calcext:value-type="float">
            <text:p>6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Groovy</text:p>
          </table:table-cell>
          <table:table-cell table:style-name="ce4" table:formula="of:=1-0.16" office:value-type="float" office:value="0.84" calcext:value-type="float">
            <text:p>0.84</text:p>
          </table:table-cell>
          <table:table-cell table:style-name="ce4" table:formula="of:=([.B135]-[.$D$86])/[.$F$86]" office:value-type="float" office:value="0.627906976744186" calcext:value-type="float">
            <text:p>0.627906976744186</text:p>
          </table:table-cell>
          <table:table-cell table:number-columns-repeated="3"/>
          <table:table-cell table:style-name="ce2" office:value-type="float" office:value="3.73" calcext:value-type="float">
            <text:p>3.73</text:p>
          </table:table-cell>
          <table:table-cell table:style-name="ce4" table:formula="of:=([.G135]-[.$I$86])/[.$K$86]" office:value-type="float" office:value="0.3312" calcext:value-type="float">
            <text:p>0.3312</text:p>
          </table:table-cell>
          <table:table-cell table:number-columns-repeated="3"/>
          <table:table-cell table:style-name="ce2" office:value-type="float" office:value="9174" calcext:value-type="float">
            <text:p>9174</text:p>
          </table:table-cell>
          <table:table-cell table:style-name="ce4" table:formula="of:=([.L135]-[.$N$86])/[.$P$86]" office:value-type="float" office:value="1" calcext:value-type="float">
            <text:p>1</text:p>
          </table:table-cell>
          <table:table-cell table:number-columns-repeated="3"/>
          <table:table-cell table:style-name="ce4" table:formula="of:=[.H135]+[.C135]" office:value-type="float" office:value="0.959106976744186" calcext:value-type="float">
            <text:p>0.959106976744186</text:p>
          </table:table-cell>
          <table:table-cell table:style-name="ce4" table:formula="of:=RANK([.Q135];[.$Q$87:.$Q$158])"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Ivy</text:p>
          </table:table-cell>
          <table:table-cell table:style-name="ce4" table:formula="of:=1-0.15" office:value-type="float" office:value="0.85" calcext:value-type="float">
            <text:p>0.85</text:p>
          </table:table-cell>
          <table:table-cell table:style-name="ce4" table:formula="of:=([.B136]-[.$D$86])/[.$F$86]" office:value-type="float" office:value="0.651162790697674" calcext:value-type="float">
            <text:p>0.651162790697674</text:p>
          </table:table-cell>
          <table:table-cell table:number-columns-repeated="3"/>
          <table:table-cell table:style-name="ce2" office:value-type="float" office:value="3.34" calcext:value-type="float">
            <text:p>3.34</text:p>
          </table:table-cell>
          <table:table-cell table:style-name="ce4" table:formula="of:=([.G136]-[.$I$86])/[.$K$86]" office:value-type="float" office:value="0.2688" calcext:value-type="float">
            <text:p>0.2688</text:p>
          </table:table-cell>
          <table:table-cell table:number-columns-repeated="3"/>
          <table:table-cell table:style-name="ce2" office:value-type="float" office:value="1606" calcext:value-type="float">
            <text:p>1606</text:p>
          </table:table-cell>
          <table:table-cell table:style-name="ce4" table:formula="of:=([.L136]-[.$N$86])/[.$P$86]" office:value-type="float" office:value="0.174339951996509" calcext:value-type="float">
            <text:p>0.174339951996509</text:p>
          </table:table-cell>
          <table:table-cell table:number-columns-repeated="3"/>
          <table:table-cell table:style-name="ce4" table:formula="of:=[.H136]+[.C136]" office:value-type="float" office:value="0.919962790697674" calcext:value-type="float">
            <text:p>0.919962790697674</text:p>
          </table:table-cell>
          <table:table-cell table:style-name="ce4" table:formula="of:=RANK([.Q136];[.$Q$87:.$Q$158])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IvyDE</text:p>
          </table:table-cell>
          <table:table-cell table:style-name="ce4" table:formula="of:=1-0.12" office:value-type="float" office:value="0.88" calcext:value-type="float">
            <text:p>0.88</text:p>
          </table:table-cell>
          <table:table-cell table:style-name="ce4" table:formula="of:=([.B137]-[.$D$86])/[.$F$86]" office:value-type="float" office:value="0.720930232558139" calcext:value-type="float">
            <text:p>0.720930232558139</text:p>
          </table:table-cell>
          <table:table-cell table:number-columns-repeated="3"/>
          <table:table-cell table:style-name="ce2" office:value-type="float" office:value="3.24" calcext:value-type="float">
            <text:p>3.24</text:p>
          </table:table-cell>
          <table:table-cell table:style-name="ce4" table:formula="of:=([.G137]-[.$I$86])/[.$K$86]" office:value-type="float" office:value="0.2528" calcext:value-type="float">
            <text:p>0.2528</text:p>
          </table:table-cell>
          <table:table-cell table:number-columns-repeated="3"/>
          <table:table-cell table:style-name="ce2" office:value-type="float" office:value="383" calcext:value-type="float">
            <text:p>383</text:p>
          </table:table-cell>
          <table:table-cell table:style-name="ce4" table:formula="of:=([.L137]-[.$N$86])/[.$P$86]" office:value-type="float" office:value="0.0409120663320969" calcext:value-type="float">
            <text:p>0.040912066332097</text:p>
          </table:table-cell>
          <table:table-cell table:number-columns-repeated="3"/>
          <table:table-cell table:style-name="ce4" table:formula="of:=[.H137]+[.C137]" office:value-type="float" office:value="0.973730232558139" calcext:value-type="float">
            <text:p>0.973730232558139</text:p>
          </table:table-cell>
          <table:table-cell table:style-name="ce4" table:formula="of:=RANK([.Q137];[.$Q$87:.$Q$158])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og4j 2</text:p>
          </table:table-cell>
          <table:table-cell table:style-name="ce4" table:formula="of:=1-0.1" office:value-type="float" office:value="0.9" calcext:value-type="float">
            <text:p>0.9</text:p>
          </table:table-cell>
          <table:table-cell table:style-name="ce4" table:formula="of:=([.B138]-[.$D$86])/[.$F$86]" office:value-type="float" office:value="0.767441860465116" calcext:value-type="float">
            <text:p>0.767441860465116</text:p>
          </table:table-cell>
          <table:table-cell table:number-columns-repeated="3"/>
          <table:table-cell table:style-name="ce2" office:value-type="float" office:value="6.89" calcext:value-type="float">
            <text:p>6.89</text:p>
          </table:table-cell>
          <table:table-cell table:style-name="ce4" table:formula="of:=([.G138]-[.$I$86])/[.$K$86]" office:value-type="float" office:value="0.8368" calcext:value-type="float">
            <text:p>0.8368</text:p>
          </table:table-cell>
          <table:table-cell table:number-columns-repeated="3"/>
          <table:table-cell table:style-name="ce2" office:value-type="float" office:value="2781" calcext:value-type="float">
            <text:p>2781</text:p>
          </table:table-cell>
          <table:table-cell table:style-name="ce4" table:formula="of:=([.L138]-[.$N$86])/[.$P$86]" office:value-type="float" office:value="0.302531093170412" calcext:value-type="float">
            <text:p>0.302531093170412</text:p>
          </table:table-cell>
          <table:table-cell table:number-columns-repeated="3"/>
          <table:table-cell table:style-name="ce4" table:formula="of:=[.H138]+[.C138]" office:value-type="float" office:value="1.60424186046512" calcext:value-type="float">
            <text:p>1.60424186046512</text:p>
          </table:table-cell>
          <table:table-cell table:style-name="ce4" table:formula="of:=RANK([.Q138];[.$Q$87:.$Q$158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ahout</text:p>
          </table:table-cell>
          <table:table-cell table:style-name="ce4" table:formula="of:=1-0.04" office:value-type="float" office:value="0.96" calcext:value-type="float">
            <text:p>0.96</text:p>
          </table:table-cell>
          <table:table-cell table:style-name="ce4" table:formula="of:=([.B139]-[.$D$86])/[.$F$86]" office:value-type="float" office:value="0.906976744186046" calcext:value-type="float">
            <text:p>0.906976744186046</text:p>
          </table:table-cell>
          <table:table-cell table:number-columns-repeated="3"/>
          <table:table-cell table:style-name="ce2" office:value-type="float" office:value="7.91" calcext:value-type="float">
            <text:p>7.91</text:p>
          </table:table-cell>
          <table:table-cell table:style-name="ce4" table:formula="of:=([.G139]-[.$I$86])/[.$K$86]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2094" calcext:value-type="float">
            <text:p>2094</text:p>
          </table:table-cell>
          <table:table-cell table:style-name="ce4" table:formula="of:=([.L139]-[.$N$86])/[.$P$86]" office:value-type="float" office:value="0.227580187650011" calcext:value-type="float">
            <text:p>0.227580187650011</text:p>
          </table:table-cell>
          <table:table-cell table:number-columns-repeated="3"/>
          <table:table-cell table:style-name="ce4" table:formula="of:=[.H139]+[.C139]" office:value-type="float" office:value="1.90697674418605" calcext:value-type="float">
            <text:p>1.90697674418605</text:p>
          </table:table-cell>
          <table:table-cell table:style-name="ce4" table:formula="of:=RANK([.Q139];[.$Q$87:.$Q$158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aven</text:p>
          </table:table-cell>
          <table:table-cell table:style-name="ce4" table:formula="of:=1-0.1" office:value-type="float" office:value="0.9" calcext:value-type="float">
            <text:p>0.9</text:p>
          </table:table-cell>
          <table:table-cell table:style-name="ce4" table:formula="of:=([.B140]-[.$D$86])/[.$F$86]" office:value-type="float" office:value="0.767441860465116" calcext:value-type="float">
            <text:p>0.767441860465116</text:p>
          </table:table-cell>
          <table:table-cell table:number-columns-repeated="3"/>
          <table:table-cell table:style-name="ce2" office:value-type="float" office:value="4.33" calcext:value-type="float">
            <text:p>4.33</text:p>
          </table:table-cell>
          <table:table-cell table:style-name="ce4" table:formula="of:=([.G140]-[.$I$86])/[.$K$86]" office:value-type="float" office:value="0.4272" calcext:value-type="float">
            <text:p>0.4272</text:p>
          </table:table-cell>
          <table:table-cell table:number-columns-repeated="3"/>
          <table:table-cell table:style-name="ce2" office:value-type="float" office:value="5577" calcext:value-type="float">
            <text:p>5577</text:p>
          </table:table-cell>
          <table:table-cell table:style-name="ce4" table:formula="of:=([.L140]-[.$N$86])/[.$P$86]" office:value-type="float" office:value="0.607571459742527" calcext:value-type="float">
            <text:p>0.607571459742527</text:p>
          </table:table-cell>
          <table:table-cell table:number-columns-repeated="3"/>
          <table:table-cell table:style-name="ce4" table:formula="of:=[.H140]+[.C140]" office:value-type="float" office:value="1.19464186046512" calcext:value-type="float">
            <text:p>1.19464186046512</text:p>
          </table:table-cell>
          <table:table-cell table:style-name="ce4" table:formula="of:=RANK([.Q140];[.$Q$87:.$Q$158])" office:value-type="float" office:value="26" calcext:value-type="float">
            <text:p>2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aven Doxia</text:p>
          </table:table-cell>
          <table:table-cell table:style-name="ce4" table:formula="of:=1-0.05" office:value-type="float" office:value="0.95" calcext:value-type="float">
            <text:p>0.95</text:p>
          </table:table-cell>
          <table:table-cell table:style-name="ce4" table:formula="of:=([.B141]-[.$D$86])/[.$F$86]" office:value-type="float" office:value="0.883720930232558" calcext:value-type="float">
            <text:p>0.883720930232558</text:p>
          </table:table-cell>
          <table:table-cell table:number-columns-repeated="3"/>
          <table:table-cell table:style-name="ce2" office:value-type="float" office:value="3.21" calcext:value-type="float">
            <text:p>3.21</text:p>
          </table:table-cell>
          <table:table-cell table:style-name="ce4" table:formula="of:=([.G141]-[.$I$86])/[.$K$86]" office:value-type="float" office:value="0.248" calcext:value-type="float">
            <text:p>0.248</text:p>
          </table:table-cell>
          <table:table-cell table:number-columns-repeated="3"/>
          <table:table-cell table:style-name="ce2" office:value-type="float" office:value="547" calcext:value-type="float">
            <text:p>547</text:p>
          </table:table-cell>
          <table:table-cell table:style-name="ce4" table:formula="of:=([.L141]-[.$N$86])/[.$P$86]" office:value-type="float" office:value="0.0588042766746672" calcext:value-type="float">
            <text:p>0.058804276674667</text:p>
          </table:table-cell>
          <table:table-cell table:number-columns-repeated="3"/>
          <table:table-cell table:style-name="ce4" table:formula="of:=[.H141]+[.C141]" office:value-type="float" office:value="1.13172093023256" calcext:value-type="float">
            <text:p>1.13172093023256</text:p>
          </table:table-cell>
          <table:table-cell table:style-name="ce4" table:formula="of:=RANK([.Q141];[.$Q$87:.$Q$158])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Olingo</text:p>
          </table:table-cell>
          <table:table-cell table:style-name="ce4" table:formula="of:=1-0.13" office:value-type="float" office:value="0.87" calcext:value-type="float">
            <text:p>0.87</text:p>
          </table:table-cell>
          <table:table-cell table:style-name="ce4" table:formula="of:=([.B142]-[.$D$86])/[.$F$86]" office:value-type="float" office:value="0.697674418604651" calcext:value-type="float">
            <text:p>0.697674418604651</text:p>
          </table:table-cell>
          <table:table-cell table:number-columns-repeated="3"/>
          <table:table-cell table:style-name="ce2" office:value-type="float" office:value="3.47" calcext:value-type="float">
            <text:p>3.47</text:p>
          </table:table-cell>
          <table:table-cell table:style-name="ce4" table:formula="of:=([.G142]-[.$I$86])/[.$K$86]" office:value-type="float" office:value="0.2896" calcext:value-type="float">
            <text:p>0.2896</text:p>
          </table:table-cell>
          <table:table-cell table:number-columns-repeated="3"/>
          <table:table-cell table:style-name="ce2" office:value-type="float" office:value="1427" calcext:value-type="float">
            <text:p>1427</text:p>
          </table:table-cell>
          <table:table-cell table:style-name="ce4" table:formula="of:=([.L142]-[.$N$86])/[.$P$86]" office:value-type="float" office:value="0.154811259000655" calcext:value-type="float">
            <text:p>0.154811259000655</text:p>
          </table:table-cell>
          <table:table-cell table:number-columns-repeated="3"/>
          <table:table-cell table:style-name="ce4" table:formula="of:=[.H142]+[.C142]" office:value-type="float" office:value="0.987274418604651" calcext:value-type="float">
            <text:p>0.987274418604651</text:p>
          </table:table-cell>
          <table:table-cell table:style-name="ce4" table:formula="of:=RANK([.Q142];[.$Q$87:.$Q$158])" office:value-type="float" office:value="47" calcext:value-type="float">
            <text:p>4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OpenJPA</text:p>
          </table:table-cell>
          <table:table-cell table:style-name="ce4" table:formula="of:=1-0.23" office:value-type="float" office:value="0.77" calcext:value-type="float">
            <text:p>0.77</text:p>
          </table:table-cell>
          <table:table-cell table:style-name="ce4" table:formula="of:=([.B143]-[.$D$86])/[.$F$86]" office:value-type="float" office:value="0.465116279069767" calcext:value-type="float">
            <text:p>0.465116279069767</text:p>
          </table:table-cell>
          <table:table-cell table:number-columns-repeated="3"/>
          <table:table-cell table:style-name="ce2" office:value-type="float" office:value="4.1" calcext:value-type="float">
            <text:p>4.1</text:p>
          </table:table-cell>
          <table:table-cell table:style-name="ce4" table:formula="of:=([.G143]-[.$I$86])/[.$K$86]" office:value-type="float" office:value="0.3904" calcext:value-type="float">
            <text:p>0.3904</text:p>
          </table:table-cell>
          <table:table-cell table:number-columns-repeated="3"/>
          <table:table-cell table:style-name="ce2" office:value-type="float" office:value="2805" calcext:value-type="float">
            <text:p>2805</text:p>
          </table:table-cell>
          <table:table-cell table:style-name="ce4" table:formula="of:=([.L143]-[.$N$86])/[.$P$86]" office:value-type="float" office:value="0.305149465415667" calcext:value-type="float">
            <text:p>0.305149465415667</text:p>
          </table:table-cell>
          <table:table-cell table:number-columns-repeated="3"/>
          <table:table-cell table:style-name="ce4" table:formula="of:=[.H143]+[.C143]" office:value-type="float" office:value="0.855516279069767" calcext:value-type="float">
            <text:p>0.855516279069767</text:p>
          </table:table-cell>
          <table:table-cell table:style-name="ce4" table:formula="of:=RANK([.Q143];[.$Q$87:.$Q$158])" office:value-type="float" office:value="56" calcext:value-type="float">
            <text:p>5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OpenNLP</text:p>
          </table:table-cell>
          <table:table-cell table:style-name="ce4" table:formula="of:=1-0.29" office:value-type="float" office:value="0.71" calcext:value-type="float">
            <text:p>0.71</text:p>
          </table:table-cell>
          <table:table-cell table:style-name="ce4" table:formula="of:=([.B144]-[.$D$86])/[.$F$86]" office:value-type="float" office:value="0.325581395348837" calcext:value-type="float">
            <text:p>0.325581395348837</text:p>
          </table:table-cell>
          <table:table-cell table:number-columns-repeated="3"/>
          <table:table-cell table:style-name="ce2" office:value-type="float" office:value="3.98" calcext:value-type="float">
            <text:p>3.98</text:p>
          </table:table-cell>
          <table:table-cell table:style-name="ce4" table:formula="of:=([.G144]-[.$I$86])/[.$K$86]" office:value-type="float" office:value="0.3712" calcext:value-type="float">
            <text:p>0.3712</text:p>
          </table:table-cell>
          <table:table-cell table:number-columns-repeated="3"/>
          <table:table-cell table:style-name="ce2" office:value-type="float" office:value="1257" calcext:value-type="float">
            <text:p>1257</text:p>
          </table:table-cell>
          <table:table-cell table:style-name="ce4" table:formula="of:=([.L144]-[.$N$86])/[.$P$86]" office:value-type="float" office:value="0.136264455596771" calcext:value-type="float">
            <text:p>0.136264455596771</text:p>
          </table:table-cell>
          <table:table-cell table:number-columns-repeated="3"/>
          <table:table-cell table:style-name="ce4" table:formula="of:=[.H144]+[.C144]" office:value-type="float" office:value="0.696781395348837" calcext:value-type="float">
            <text:p>0.696781395348837</text:p>
          </table:table-cell>
          <table:table-cell table:style-name="ce4" table:formula="of:=RANK([.Q144];[.$Q$87:.$Q$158])" office:value-type="float" office:value="62" calcext:value-type="float">
            <text:p>6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OpenWebBeans</text:p>
          </table:table-cell>
          <table:table-cell table:style-name="ce4" table:formula="of:=1-0.2" office:value-type="float" office:value="0.8" calcext:value-type="float">
            <text:p>0.8</text:p>
          </table:table-cell>
          <table:table-cell table:style-name="ce4" table:formula="of:=([.B145]-[.$D$86])/[.$F$86]" office:value-type="float" office:value="0.534883720930232" calcext:value-type="float">
            <text:p>0.534883720930232</text:p>
          </table:table-cell>
          <table:table-cell table:number-columns-repeated="3"/>
          <table:table-cell table:style-name="ce2" office:value-type="float" office:value="3.04" calcext:value-type="float">
            <text:p>3.04</text:p>
          </table:table-cell>
          <table:table-cell table:style-name="ce4" table:formula="of:=([.G145]-[.$I$86])/[.$K$86]" office:value-type="float" office:value="0.2208" calcext:value-type="float">
            <text:p>0.2208</text:p>
          </table:table-cell>
          <table:table-cell table:number-columns-repeated="3"/>
          <table:table-cell table:style-name="ce2" office:value-type="float" office:value="1308" calcext:value-type="float">
            <text:p>1308</text:p>
          </table:table-cell>
          <table:table-cell table:style-name="ce4" table:formula="of:=([.L145]-[.$N$86])/[.$P$86]" office:value-type="float" office:value="0.141828496617936" calcext:value-type="float">
            <text:p>0.141828496617936</text:p>
          </table:table-cell>
          <table:table-cell table:number-columns-repeated="3"/>
          <table:table-cell table:style-name="ce4" table:formula="of:=[.H145]+[.C145]" office:value-type="float" office:value="0.755683720930232" calcext:value-type="float">
            <text:p>0.755683720930232</text:p>
          </table:table-cell>
          <table:table-cell table:style-name="ce4" table:formula="of:=RANK([.Q145];[.$Q$87:.$Q$158])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4" table:formula="of:=1-0.18" office:value-type="float" office:value="0.82" calcext:value-type="float">
            <text:p>0.82</text:p>
          </table:table-cell>
          <table:table-cell table:style-name="ce4" table:formula="of:=([.B146]-[.$D$86])/[.$F$86]" office:value-type="float" office:value="0.581395348837209" calcext:value-type="float">
            <text:p>0.581395348837209</text:p>
          </table:table-cell>
          <table:table-cell table:number-columns-repeated="3"/>
          <table:table-cell table:style-name="ce2" office:value-type="float" office:value="6.42" calcext:value-type="float">
            <text:p>6.42</text:p>
          </table:table-cell>
          <table:table-cell table:style-name="ce4" table:formula="of:=([.G146]-[.$I$86])/[.$K$86]" office:value-type="float" office:value="0.7616" calcext:value-type="float">
            <text:p>0.7616</text:p>
          </table:table-cell>
          <table:table-cell table:number-columns-repeated="3"/>
          <table:table-cell table:style-name="ce2" office:value-type="float" office:value="600" calcext:value-type="float">
            <text:p>600</text:p>
          </table:table-cell>
          <table:table-cell table:style-name="ce4" table:formula="of:=([.L146]-[.$N$86])/[.$P$86]" office:value-type="float" office:value="0.0645865153829369" calcext:value-type="float">
            <text:p>0.064586515382937</text:p>
          </table:table-cell>
          <table:table-cell table:number-columns-repeated="3"/>
          <table:table-cell table:style-name="ce4" table:formula="of:=[.H146]+[.C146]" office:value-type="float" office:value="1.34299534883721" calcext:value-type="float">
            <text:p>1.34299534883721</text:p>
          </table:table-cell>
          <table:table-cell table:style-name="ce4" table:formula="of:=RANK([.Q146];[.$Q$87:.$Q$158])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arquet</text:p>
          </table:table-cell>
          <table:table-cell table:style-name="ce4" table:formula="of:=1-0.12" office:value-type="float" office:value="0.88" calcext:value-type="float">
            <text:p>0.88</text:p>
          </table:table-cell>
          <table:table-cell table:style-name="ce4" table:formula="of:=([.B147]-[.$D$86])/[.$F$86]" office:value-type="float" office:value="0.720930232558139" calcext:value-type="float">
            <text:p>0.720930232558139</text:p>
          </table:table-cell>
          <table:table-cell table:number-columns-repeated="3"/>
          <table:table-cell table:style-name="ce2" office:value-type="float" office:value="3.22" calcext:value-type="float">
            <text:p>3.22</text:p>
          </table:table-cell>
          <table:table-cell table:style-name="ce4" table:formula="of:=([.G147]-[.$I$86])/[.$K$86]" office:value-type="float" office:value="0.2496" calcext:value-type="float">
            <text:p>0.2496</text:p>
          </table:table-cell>
          <table:table-cell table:number-columns-repeated="3"/>
          <table:table-cell table:style-name="ce2" office:value-type="float" office:value="1785" calcext:value-type="float">
            <text:p>1785</text:p>
          </table:table-cell>
          <table:table-cell table:style-name="ce4" table:formula="of:=([.L147]-[.$N$86])/[.$P$86]" office:value-type="float" office:value="0.193868644992363" calcext:value-type="float">
            <text:p>0.193868644992363</text:p>
          </table:table-cell>
          <table:table-cell table:number-columns-repeated="3"/>
          <table:table-cell table:style-name="ce4" table:formula="of:=[.H147]+[.C147]" office:value-type="float" office:value="0.970530232558139" calcext:value-type="float">
            <text:p>0.970530232558139</text:p>
          </table:table-cell>
          <table:table-cell table:style-name="ce4" table:formula="of:=RANK([.Q147];[.$Q$87:.$Q$158])"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DFBox</text:p>
          </table:table-cell>
          <table:table-cell table:style-name="ce4" table:formula="of:=1-0.01" office:value-type="float" office:value="0.99" calcext:value-type="float">
            <text:p>0.99</text:p>
          </table:table-cell>
          <table:table-cell table:style-name="ce4" table:formula="of:=([.B148]-[.$D$86])/[.$F$86]" office:value-type="float" office:value="0.976744186046511" calcext:value-type="float">
            <text:p>0.976744186046511</text:p>
          </table:table-cell>
          <table:table-cell table:number-columns-repeated="3"/>
          <table:table-cell table:style-name="ce2" office:value-type="float" office:value="7.66" calcext:value-type="float">
            <text:p>7.66</text:p>
          </table:table-cell>
          <table:table-cell table:style-name="ce4" table:formula="of:=([.G148]-[.$I$86])/[.$K$86]" office:value-type="float" office:value="0.96" calcext:value-type="float">
            <text:p>0.96</text:p>
          </table:table-cell>
          <table:table-cell table:number-columns-repeated="3"/>
          <table:table-cell table:style-name="ce2" office:value-type="float" office:value="4775" calcext:value-type="float">
            <text:p>4775</text:p>
          </table:table-cell>
          <table:table-cell table:style-name="ce4" table:formula="of:=([.L148]-[.$N$86])/[.$P$86]" office:value-type="float" office:value="0.520074187213616" calcext:value-type="float">
            <text:p>0.520074187213616</text:p>
          </table:table-cell>
          <table:table-cell table:number-columns-repeated="3"/>
          <table:table-cell table:style-name="ce4" table:formula="of:=[.H148]+[.C148]" office:value-type="float" office:value="1.93674418604651" calcext:value-type="float">
            <text:p>1.93674418604651</text:p>
          </table:table-cell>
          <table:table-cell table:style-name="ce4" table:formula="of:=RANK([.Q148];[.$Q$87:.$Q$158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ivot</text:p>
          </table:table-cell>
          <table:table-cell table:style-name="ce4" table:formula="of:=1-0.27" office:value-type="float" office:value="0.73" calcext:value-type="float">
            <text:p>0.73</text:p>
          </table:table-cell>
          <table:table-cell table:style-name="ce4" table:formula="of:=([.B149]-[.$D$86])/[.$F$86]" office:value-type="float" office:value="0.372093023255814" calcext:value-type="float">
            <text:p>0.372093023255814</text:p>
          </table:table-cell>
          <table:table-cell table:number-columns-repeated="3"/>
          <table:table-cell table:style-name="ce2" office:value-type="float" office:value="5.13" calcext:value-type="float">
            <text:p>5.13</text:p>
          </table:table-cell>
          <table:table-cell table:style-name="ce4" table:formula="of:=([.G149]-[.$I$86])/[.$K$86]" office:value-type="float" office:value="0.5552" calcext:value-type="float">
            <text:p>0.5552</text:p>
          </table:table-cell>
          <table:table-cell table:number-columns-repeated="3"/>
          <table:table-cell table:style-name="ce2" office:value-type="float" office:value="1021" calcext:value-type="float">
            <text:p>1021</text:p>
          </table:table-cell>
          <table:table-cell table:style-name="ce4" table:formula="of:=([.L149]-[.$N$86])/[.$P$86]" office:value-type="float" office:value="0.110517128518438" calcext:value-type="float">
            <text:p>0.110517128518438</text:p>
          </table:table-cell>
          <table:table-cell table:number-columns-repeated="3"/>
          <table:table-cell table:style-name="ce4" table:formula="of:=[.H149]+[.C149]" office:value-type="float" office:value="0.927293023255814" calcext:value-type="float">
            <text:p>0.927293023255814</text:p>
          </table:table-cell>
          <table:table-cell table:style-name="ce4" table:formula="of:=RANK([.Q149];[.$Q$87:.$Q$158])" office:value-type="float" office:value="51" calcext:value-type="float">
            <text:p>5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REEF</text:p>
          </table:table-cell>
          <table:table-cell table:style-name="ce4" table:formula="of:=1-0.15" office:value-type="float" office:value="0.85" calcext:value-type="float">
            <text:p>0.85</text:p>
          </table:table-cell>
          <table:table-cell table:style-name="ce4" table:formula="of:=([.B150]-[.$D$86])/[.$F$86]" office:value-type="float" office:value="0.651162790697674" calcext:value-type="float">
            <text:p>0.651162790697674</text:p>
          </table:table-cell>
          <table:table-cell table:number-columns-repeated="3"/>
          <table:table-cell table:style-name="ce2" office:value-type="float" office:value="3.88" calcext:value-type="float">
            <text:p>3.88</text:p>
          </table:table-cell>
          <table:table-cell table:style-name="ce4" table:formula="of:=([.G150]-[.$I$86])/[.$K$86]" office:value-type="float" office:value="0.3552" calcext:value-type="float">
            <text:p>0.3552</text:p>
          </table:table-cell>
          <table:table-cell table:number-columns-repeated="3"/>
          <table:table-cell table:style-name="ce2" office:value-type="float" office:value="2059" calcext:value-type="float">
            <text:p>2059</text:p>
          </table:table-cell>
          <table:table-cell table:style-name="ce4" table:formula="of:=([.L150]-[.$N$86])/[.$P$86]" office:value-type="float" office:value="0.223761728125682" calcext:value-type="float">
            <text:p>0.223761728125682</text:p>
          </table:table-cell>
          <table:table-cell table:number-columns-repeated="3"/>
          <table:table-cell table:style-name="ce4" table:formula="of:=[.H150]+[.C150]" office:value-type="float" office:value="1.00636279069767" calcext:value-type="float">
            <text:p>1.00636279069767</text:p>
          </table:table-cell>
          <table:table-cell table:style-name="ce4" table:formula="of:=RANK([.Q150];[.$Q$87:.$Q$158])" office:value-type="float" office:value="45" calcext:value-type="float">
            <text:p>4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antuario</text:p>
          </table:table-cell>
          <table:table-cell table:style-name="ce4" table:formula="of:=1-0.26" office:value-type="float" office:value="0.74" calcext:value-type="float">
            <text:p>0.74</text:p>
          </table:table-cell>
          <table:table-cell table:style-name="ce4" table:formula="of:=([.B151]-[.$D$86])/[.$F$86]" office:value-type="float" office:value="0.395348837209302" calcext:value-type="float">
            <text:p>0.395348837209302</text:p>
          </table:table-cell>
          <table:table-cell table:number-columns-repeated="3"/>
          <table:table-cell table:style-name="ce2" office:value-type="float" office:value="3.57" calcext:value-type="float">
            <text:p>3.57</text:p>
          </table:table-cell>
          <table:table-cell table:style-name="ce4" table:formula="of:=([.G151]-[.$I$86])/[.$K$86]" office:value-type="float" office:value="0.3056" calcext:value-type="float">
            <text:p>0.3056</text:p>
          </table:table-cell>
          <table:table-cell table:number-columns-repeated="3"/>
          <table:table-cell table:style-name="ce2" office:value-type="float" office:value="152" calcext:value-type="float">
            <text:p>152</text:p>
          </table:table-cell>
          <table:table-cell table:style-name="ce4" table:formula="of:=([.L151]-[.$N$86])/[.$P$86]" office:value-type="float" office:value="0.0157102334715252" calcext:value-type="float">
            <text:p>0.015710233471525</text:p>
          </table:table-cell>
          <table:table-cell table:number-columns-repeated="3"/>
          <table:table-cell table:style-name="ce4" table:formula="of:=[.H151]+[.C151]" office:value-type="float" office:value="0.700948837209302" calcext:value-type="float">
            <text:p>0.700948837209302</text:p>
          </table:table-cell>
          <table:table-cell table:style-name="ce4" table:formula="of:=RANK([.Q151];[.$Q$87:.$Q$158])" office:value-type="float" office:value="61" calcext:value-type="float">
            <text:p>6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cout</text:p>
          </table:table-cell>
          <table:table-cell table:style-name="ce4" table:formula="of:=1-0.1" office:value-type="float" office:value="0.9" calcext:value-type="float">
            <text:p>0.9</text:p>
          </table:table-cell>
          <table:table-cell table:style-name="ce4" table:formula="of:=([.B152]-[.$D$86])/[.$F$86]" office:value-type="float" office:value="0.767441860465116" calcext:value-type="float">
            <text:p>0.767441860465116</text:p>
          </table:table-cell>
          <table:table-cell table:number-columns-repeated="3"/>
          <table:table-cell table:style-name="ce2" office:value-type="float" office:value="2.48" calcext:value-type="float">
            <text:p>2.48</text:p>
          </table:table-cell>
          <table:table-cell table:style-name="ce4" table:formula="of:=([.G152]-[.$I$86])/[.$K$86]" office:value-type="float" office:value="0.1312" calcext:value-type="float">
            <text:p>0.1312</text:p>
          </table:table-cell>
          <table:table-cell table:number-columns-repeated="3"/>
          <table:table-cell table:style-name="ce2" office:value-type="float" office:value="137" calcext:value-type="float">
            <text:p>137</text:p>
          </table:table-cell>
          <table:table-cell table:style-name="ce4" table:formula="of:=([.L152]-[.$N$86])/[.$P$86]" office:value-type="float" office:value="0.0140737508182413" calcext:value-type="float">
            <text:p>0.014073750818241</text:p>
          </table:table-cell>
          <table:table-cell table:number-columns-repeated="3"/>
          <table:table-cell table:style-name="ce4" table:formula="of:=[.H152]+[.C152]" office:value-type="float" office:value="0.898641860465116" calcext:value-type="float">
            <text:p>0.898641860465116</text:p>
          </table:table-cell>
          <table:table-cell table:style-name="ce4" table:formula="of:=RANK([.Q152];[.$Q$87:.$Q$158])" office:value-type="float" office:value="53" calcext:value-type="float">
            <text:p>5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exen</text:p>
          </table:table-cell>
          <table:table-cell table:style-name="ce4" table:formula="of:=1-0.21" office:value-type="float" office:value="0.79" calcext:value-type="float">
            <text:p>0.79</text:p>
          </table:table-cell>
          <table:table-cell table:style-name="ce4" table:formula="of:=([.B153]-[.$D$86])/[.$F$86]" office:value-type="float" office:value="0.511627906976744" calcext:value-type="float">
            <text:p>0.511627906976744</text:p>
          </table:table-cell>
          <table:table-cell table:number-columns-repeated="3"/>
          <table:table-cell table:style-name="ce2" office:value-type="float" office:value="4.73" calcext:value-type="float">
            <text:p>4.73</text:p>
          </table:table-cell>
          <table:table-cell table:style-name="ce4" table:formula="of:=([.G153]-[.$I$86])/[.$K$86]" office:value-type="float" office:value="0.4912" calcext:value-type="float">
            <text:p>0.4912</text:p>
          </table:table-cell>
          <table:table-cell table:number-columns-repeated="3"/>
          <table:table-cell table:style-name="ce2" office:value-type="float" office:value="19" calcext:value-type="float">
            <text:p>19</text:p>
          </table:table-cell>
          <table:table-cell table:style-name="ce4" table:formula="of:=([.L153]-[.$N$86])/[.$P$86]" office:value-type="float" office:value="0.00120008727907484" calcext:value-type="float">
            <text:p>0.001200087279075</text:p>
          </table:table-cell>
          <table:table-cell table:number-columns-repeated="3"/>
          <table:table-cell table:style-name="ce4" table:formula="of:=[.H153]+[.C153]" office:value-type="float" office:value="1.00282790697674" calcext:value-type="float">
            <text:p>1.00282790697674</text:p>
          </table:table-cell>
          <table:table-cell table:style-name="ce4" table:formula="of:=RANK([.Q153];[.$Q$87:.$Q$158])" office:value-type="float" office:value="46" calcext:value-type="float">
            <text:p>4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ika</text:p>
          </table:table-cell>
          <table:table-cell table:style-name="ce4" table:formula="of:=1-0.07" office:value-type="float" office:value="0.93" calcext:value-type="float">
            <text:p>0.93</text:p>
          </table:table-cell>
          <table:table-cell table:style-name="ce4" table:formula="of:=([.B154]-[.$D$86])/[.$F$86]" office:value-type="float" office:value="0.837209302325581" calcext:value-type="float">
            <text:p>0.837209302325581</text:p>
          </table:table-cell>
          <table:table-cell table:number-columns-repeated="3"/>
          <table:table-cell table:style-name="ce2" office:value-type="float" office:value="5.91" calcext:value-type="float">
            <text:p>5.91</text:p>
          </table:table-cell>
          <table:table-cell table:style-name="ce4" table:formula="of:=([.G154]-[.$I$86])/[.$K$86]" office:value-type="float" office:value="0.68" calcext:value-type="float">
            <text:p>0.68</text:p>
          </table:table-cell>
          <table:table-cell table:number-columns-repeated="3"/>
          <table:table-cell table:style-name="ce2" office:value-type="float" office:value="3041" calcext:value-type="float">
            <text:p>3041</text:p>
          </table:table-cell>
          <table:table-cell table:style-name="ce4" table:formula="of:=([.L154]-[.$N$86])/[.$P$86]" office:value-type="float" office:value="0.330896792494" calcext:value-type="float">
            <text:p>0.330896792494</text:p>
          </table:table-cell>
          <table:table-cell table:number-columns-repeated="3"/>
          <table:table-cell table:style-name="ce4" table:formula="of:=[.H154]+[.C154]" office:value-type="float" office:value="1.51720930232558" calcext:value-type="float">
            <text:p>1.51720930232558</text:p>
          </table:table-cell>
          <table:table-cell table:style-name="ce4" table:formula="of:=RANK([.Q154];[.$Q$87:.$Q$158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Velocity</text:p>
          </table:table-cell>
          <table:table-cell table:style-name="ce4" table:formula="of:=1-0.03" office:value-type="float" office:value="0.97" calcext:value-type="float">
            <text:p>0.97</text:p>
          </table:table-cell>
          <table:table-cell table:style-name="ce4" table:formula="of:=([.B155]-[.$D$86])/[.$F$86]" office:value-type="float" office:value="0.930232558139535" calcext:value-type="float">
            <text:p>0.930232558139535</text:p>
          </table:table-cell>
          <table:table-cell table:number-columns-repeated="3"/>
          <table:table-cell table:style-name="ce2" office:value-type="float" office:value="4.35" calcext:value-type="float">
            <text:p>4.35</text:p>
          </table:table-cell>
          <table:table-cell table:style-name="ce4" table:formula="of:=([.G155]-[.$I$86])/[.$K$86]" office:value-type="float" office:value="0.4304" calcext:value-type="float">
            <text:p>0.4304</text:p>
          </table:table-cell>
          <table:table-cell table:number-columns-repeated="3"/>
          <table:table-cell table:style-name="ce2" office:value-type="float" office:value="862" calcext:value-type="float">
            <text:p>862</text:p>
          </table:table-cell>
          <table:table-cell table:style-name="ce4" table:formula="of:=([.L155]-[.$N$86])/[.$P$86]" office:value-type="float" office:value="0.0931704123936286" calcext:value-type="float">
            <text:p>0.093170412393629</text:p>
          </table:table-cell>
          <table:table-cell table:number-columns-repeated="3"/>
          <table:table-cell table:style-name="ce4" table:formula="of:=[.H155]+[.C155]" office:value-type="float" office:value="1.36063255813953" calcext:value-type="float">
            <text:p>1.36063255813953</text:p>
          </table:table-cell>
          <table:table-cell table:style-name="ce4" table:formula="of:=RANK([.Q155];[.$Q$87:.$Q$158])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Velocity Tools</text:p>
          </table:table-cell>
          <table:table-cell table:style-name="ce4" table:formula="of:=1-0.02" office:value-type="float" office:value="0.98" calcext:value-type="float">
            <text:p>0.98</text:p>
          </table:table-cell>
          <table:table-cell table:style-name="ce4" table:formula="of:=([.B156]-[.$D$86])/[.$F$86]" office:value-type="float" office:value="0.953488372093023" calcext:value-type="float">
            <text:p>0.953488372093023</text:p>
          </table:table-cell>
          <table:table-cell table:number-columns-repeated="3"/>
          <table:table-cell table:style-name="ce2" office:value-type="float" office:value="3.85" calcext:value-type="float">
            <text:p>3.85</text:p>
          </table:table-cell>
          <table:table-cell table:style-name="ce4" table:formula="of:=([.G156]-[.$I$86])/[.$K$86]" office:value-type="float" office:value="0.3504" calcext:value-type="float">
            <text:p>0.3504</text:p>
          </table:table-cell>
          <table:table-cell table:number-columns-repeated="3"/>
          <table:table-cell table:style-name="ce2" office:value-type="float" office:value="182" calcext:value-type="float">
            <text:p>182</text:p>
          </table:table-cell>
          <table:table-cell table:style-name="ce4" table:formula="of:=([.L156]-[.$N$86])/[.$P$86]" office:value-type="float" office:value="0.018983198778093" calcext:value-type="float">
            <text:p>0.018983198778093</text:p>
          </table:table-cell>
          <table:table-cell table:number-columns-repeated="3"/>
          <table:table-cell table:style-name="ce4" table:formula="of:=[.H156]+[.C156]" office:value-type="float" office:value="1.30388837209302" calcext:value-type="float">
            <text:p>1.30388837209302</text:p>
          </table:table-cell>
          <table:table-cell table:style-name="ce4" table:formula="of:=RANK([.Q156];[.$Q$87:.$Q$158])"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Woden</text:p>
          </table:table-cell>
          <table:table-cell table:style-name="ce4" table:formula="of:=1-0.1" office:value-type="float" office:value="0.9" calcext:value-type="float">
            <text:p>0.9</text:p>
          </table:table-cell>
          <table:table-cell table:style-name="ce4" table:formula="of:=([.B157]-[.$D$86])/[.$F$86]" office:value-type="float" office:value="0.767441860465116" calcext:value-type="float">
            <text:p>0.767441860465116</text:p>
          </table:table-cell>
          <table:table-cell table:number-columns-repeated="3"/>
          <table:table-cell table:style-name="ce2" office:value-type="float" office:value="4.08" calcext:value-type="float">
            <text:p>4.08</text:p>
          </table:table-cell>
          <table:table-cell table:style-name="ce4" table:formula="of:=([.G157]-[.$I$86])/[.$K$86]" office:value-type="float" office:value="0.3872" calcext:value-type="float">
            <text:p>0.3872</text:p>
          </table:table-cell>
          <table:table-cell table:number-columns-repeated="3"/>
          <table:table-cell table:style-name="ce2" office:value-type="float" office:value="243" calcext:value-type="float">
            <text:p>243</text:p>
          </table:table-cell>
          <table:table-cell table:style-name="ce4" table:formula="of:=([.L157]-[.$N$86])/[.$P$86]" office:value-type="float" office:value="0.0256382282347807" calcext:value-type="float">
            <text:p>0.025638228234781</text:p>
          </table:table-cell>
          <table:table-cell table:number-columns-repeated="3"/>
          <table:table-cell table:style-name="ce4" table:formula="of:=[.H157]+[.C157]" office:value-type="float" office:value="1.15464186046512" calcext:value-type="float">
            <text:p>1.15464186046512</text:p>
          </table:table-cell>
          <table:table-cell table:style-name="ce4" table:formula="of:=RANK([.Q157];[.$Q$87:.$Q$158])" office:value-type="float" office:value="28" calcext:value-type="float">
            <text:p>2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XMLBeans</text:p>
          </table:table-cell>
          <table:table-cell table:style-name="ce4" table:formula="of:=1-0.16" office:value-type="float" office:value="0.84" calcext:value-type="float">
            <text:p>0.84</text:p>
          </table:table-cell>
          <table:table-cell table:style-name="ce4" table:formula="of:=([.B158]-[.$D$86])/[.$F$86]" office:value-type="float" office:value="0.627906976744186" calcext:value-type="float">
            <text:p>0.627906976744186</text:p>
          </table:table-cell>
          <table:table-cell table:number-columns-repeated="3"/>
          <table:table-cell table:style-name="ce2" office:value-type="float" office:value="2.98" calcext:value-type="float">
            <text:p>2.98</text:p>
          </table:table-cell>
          <table:table-cell table:style-name="ce4" table:formula="of:=([.G158]-[.$I$86])/[.$K$86]" office:value-type="float" office:value="0.2112" calcext:value-type="float">
            <text:p>0.2112</text:p>
          </table:table-cell>
          <table:table-cell table:number-columns-repeated="3"/>
          <table:table-cell table:style-name="ce2" office:value-type="float" office:value="547" calcext:value-type="float">
            <text:p>547</text:p>
          </table:table-cell>
          <table:table-cell table:style-name="ce4" table:formula="of:=([.L158]-[.$N$86])/[.$P$86]" office:value-type="float" office:value="0.0588042766746672" calcext:value-type="float">
            <text:p>0.058804276674667</text:p>
          </table:table-cell>
          <table:table-cell table:number-columns-repeated="3"/>
          <table:table-cell table:style-name="ce4" table:formula="of:=[.H158]+[.C158]" office:value-type="float" office:value="0.839106976744186" calcext:value-type="float">
            <text:p>0.839106976744186</text:p>
          </table:table-cell>
          <table:table-cell table:style-name="ce4" table:formula="of:=RANK([.Q158];[.$Q$87:.$Q$158])" office:value-type="float" office:value="58" calcext:value-type="float">
            <text:p>58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nv. % of uncommented</text:p>
          </table:table-cell>
          <table:table-cell table:style-name="ce2" office:value-type="string" calcext:value-type="string">
            <text:p>normalized valu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style-name="ce2" office:value-type="string" calcext:value-type="string">
            <text:p>average comments</text:p>
          </table:table-cell>
          <table:table-cell table:style-name="ce2" office:value-type="string" calcext:value-type="string">
            <text:p>normilized values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style-name="ce2" office:value-type="string" calcext:value-type="string">
            <text:p>num issues</text:p>
          </table:table-cell>
          <table:table-cell table:style-name="ce2" office:value-type="string" calcext:value-type="string">
            <text:p>normalized valu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rank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b management</text:p>
          </table:table-cell>
          <table:table-cell table:style-name="ce3" table:number-columns-repeated="2"/>
          <table:table-cell table:style-name="ce3" table:formula="of:=MIN([.B162:.B166])" office:value-type="float" office:value="0.49" calcext:value-type="float">
            <text:p>0.49</text:p>
          </table:table-cell>
          <table:table-cell table:style-name="ce3" table:formula="of:=MAX([.B162:.B166])" office:value-type="float" office:value="0.95" calcext:value-type="float">
            <text:p>0.95</text:p>
          </table:table-cell>
          <table:table-cell table:style-name="ce3" table:formula="of:=[.E161]-[.D161]" office:value-type="float" office:value="0.46" calcext:value-type="float">
            <text:p>0.46</text:p>
          </table:table-cell>
          <table:table-cell table:style-name="ce3" table:number-columns-repeated="2"/>
          <table:table-cell table:style-name="ce3" table:formula="of:=MIN([.G162:.G166])" office:value-type="float" office:value="3.27" calcext:value-type="float">
            <text:p>3.27</text:p>
          </table:table-cell>
          <table:table-cell table:style-name="ce3" table:formula="of:=MAX([.G162:.G166])" office:value-type="float" office:value="9.01" calcext:value-type="float">
            <text:p>9.01</text:p>
          </table:table-cell>
          <table:table-cell table:style-name="ce3" table:formula="of:=([.J161]-[.I161])" office:value-type="float" office:value="5.74" calcext:value-type="float">
            <text:p>5.74</text:p>
          </table:table-cell>
          <table:table-cell table:style-name="ce3" table:number-columns-repeated="2"/>
          <table:table-cell table:style-name="ce3" table:formula="of:=MIN([.L162:.L166])" office:value-type="float" office:value="623" calcext:value-type="float">
            <text:p>623</text:p>
          </table:table-cell>
          <table:table-cell table:style-name="ce3" table:formula="of:=MAX([.L162:.L166])" office:value-type="float" office:value="14162" calcext:value-type="float">
            <text:p>14162</text:p>
          </table:table-cell>
          <table:table-cell table:style-name="ce3" table:formula="of:=([.O161]-[.N161])" office:value-type="float" office:value="13539" calcext:value-type="float">
            <text:p>13539</text:p>
          </table:table-cell>
          <table:table-cell table:style-name="ce3" table:number-columns-repeated="10"/>
          <table:table-cell table:number-columns-repeated="998"/>
        </table:table-row>
        <table:table-row table:style-name="ro1">
          <table:table-cell table:style-name="ce2" office:value-type="string" calcext:value-type="string">
            <text:p>Brooklyn</text:p>
          </table:table-cell>
          <table:table-cell table:style-name="ce4" table:formula="of:=1-0.26" office:value-type="float" office:value="0.74" calcext:value-type="float">
            <text:p>0.74</text:p>
          </table:table-cell>
          <table:table-cell table:style-name="ce4" table:formula="of:=([.B162]-[.$D$161])/[.$F$161]" office:value-type="float" office:value="0.543478260869565" calcext:value-type="float">
            <text:p>0.543478260869565</text:p>
          </table:table-cell>
          <table:table-cell table:number-columns-repeated="3"/>
          <table:table-cell table:style-name="ce2" office:value-type="float" office:value="5.65" calcext:value-type="float">
            <text:p>5.65</text:p>
          </table:table-cell>
          <table:table-cell table:style-name="ce4" table:formula="of:=([.G162]-[.$I$161])/[.$K$161]" office:value-type="float" office:value="0.414634146341463" calcext:value-type="float">
            <text:p>0.414634146341463</text:p>
          </table:table-cell>
          <table:table-cell table:number-columns-repeated="3"/>
          <table:table-cell table:style-name="ce2" office:value-type="float" office:value="623" calcext:value-type="float">
            <text:p>623</text:p>
          </table:table-cell>
          <table:table-cell table:style-name="ce4" table:formula="of:=([.L162]-[.$N$161])/[.$P$161]" office:value-type="float" office:value="0" calcext:value-type="float">
            <text:p>0</text:p>
          </table:table-cell>
          <table:table-cell table:number-columns-repeated="3"/>
          <table:table-cell table:style-name="ce4" table:formula="of:=[.H162]+[.C162]" office:value-type="float" office:value="0.958112407211029" calcext:value-type="float">
            <text:p>0.958112407211029</text:p>
          </table:table-cell>
          <table:table-cell table:style-name="ce4" table:formula="of:=RANK([.Q162];[.$Q$162:.$Q$166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loudStack</text:p>
          </table:table-cell>
          <table:table-cell table:style-name="ce4" table:formula="of:=1-0.12" office:value-type="float" office:value="0.88" calcext:value-type="float">
            <text:p>0.88</text:p>
          </table:table-cell>
          <table:table-cell table:style-name="ce4" table:formula="of:=([.B163]-[.$D$161])/[.$F$161]" office:value-type="float" office:value="0.847826086956522" calcext:value-type="float">
            <text:p>0.847826086956522</text:p>
          </table:table-cell>
          <table:table-cell table:number-columns-repeated="3"/>
          <table:table-cell table:style-name="ce2" office:value-type="float" office:value="6.99" calcext:value-type="float">
            <text:p>6.99</text:p>
          </table:table-cell>
          <table:table-cell table:style-name="ce4" table:formula="of:=([.G163]-[.$I$161])/[.$K$161]" office:value-type="float" office:value="0.64808362369338" calcext:value-type="float">
            <text:p>0.64808362369338</text:p>
          </table:table-cell>
          <table:table-cell table:number-columns-repeated="3"/>
          <table:table-cell table:style-name="ce2" office:value-type="float" office:value="10305" calcext:value-type="float">
            <text:p>10305</text:p>
          </table:table-cell>
          <table:table-cell table:style-name="ce4" table:formula="of:=([.L163]-[.$N$161])/[.$P$161]" office:value-type="float" office:value="0.715119285028436" calcext:value-type="float">
            <text:p>0.715119285028436</text:p>
          </table:table-cell>
          <table:table-cell table:number-columns-repeated="3"/>
          <table:table-cell table:style-name="ce4" table:formula="of:=[.H163]+[.C163]" office:value-type="float" office:value="1.4959097106499" calcext:value-type="float">
            <text:p>1.4959097106499</text:p>
          </table:table-cell>
          <table:table-cell table:style-name="ce4" table:formula="of:=RANK([.Q163];[.$Q$162:.$Q$166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JSPWiki</text:p>
          </table:table-cell>
          <table:table-cell table:style-name="ce4" table:formula="of:=1-0.05" office:value-type="float" office:value="0.95" calcext:value-type="float">
            <text:p>0.95</text:p>
          </table:table-cell>
          <table:table-cell table:style-name="ce4" table:formula="of:=([.B164]-[.$D$161])/[.$F$161]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4.98" calcext:value-type="float">
            <text:p>4.98</text:p>
          </table:table-cell>
          <table:table-cell table:style-name="ce4" table:formula="of:=([.G164]-[.$I$161])/[.$K$161]" office:value-type="float" office:value="0.297909407665505" calcext:value-type="float">
            <text:p>0.297909407665505</text:p>
          </table:table-cell>
          <table:table-cell table:number-columns-repeated="3"/>
          <table:table-cell table:style-name="ce2" office:value-type="float" office:value="1007" calcext:value-type="float">
            <text:p>1007</text:p>
          </table:table-cell>
          <table:table-cell table:style-name="ce4" table:formula="of:=([.L164]-[.$N$161])/[.$P$161]" office:value-type="float" office:value="0.0283625083093286" calcext:value-type="float">
            <text:p>0.028362508309329</text:p>
          </table:table-cell>
          <table:table-cell table:number-columns-repeated="3"/>
          <table:table-cell table:style-name="ce4" table:formula="of:=[.H164]+[.C164]" office:value-type="float" office:value="1.29790940766551" calcext:value-type="float">
            <text:p>1.29790940766551</text:p>
          </table:table-cell>
          <table:table-cell table:style-name="ce4" table:formula="of:=RANK([.Q164];[.$Q$162:.$Q$166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olr</text:p>
          </table:table-cell>
          <table:table-cell table:style-name="ce4" table:formula="of:=1-0.09" office:value-type="float" office:value="0.91" calcext:value-type="float">
            <text:p>0.91</text:p>
          </table:table-cell>
          <table:table-cell table:style-name="ce4" table:formula="of:=([.B165]-[.$D$161])/[.$F$161]" office:value-type="float" office:value="0.91304347826087" calcext:value-type="float">
            <text:p>0.91304347826087</text:p>
          </table:table-cell>
          <table:table-cell table:number-columns-repeated="3"/>
          <table:table-cell table:style-name="ce2" office:value-type="float" office:value="9.01" calcext:value-type="float">
            <text:p>9.01</text:p>
          </table:table-cell>
          <table:table-cell table:style-name="ce4" table:formula="of:=([.G165]-[.$I$161])/[.$K$161]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14162" calcext:value-type="float">
            <text:p>14162</text:p>
          </table:table-cell>
          <table:table-cell table:style-name="ce4" table:formula="of:=([.L165]-[.$N$161])/[.$P$161]" office:value-type="float" office:value="1" calcext:value-type="float">
            <text:p>1</text:p>
          </table:table-cell>
          <table:table-cell table:number-columns-repeated="3"/>
          <table:table-cell table:style-name="ce4" table:formula="of:=[.H165]+[.C165]" office:value-type="float" office:value="1.91304347826087" calcext:value-type="float">
            <text:p>1.91304347826087</text:p>
          </table:table-cell>
          <table:table-cell table:style-name="ce4" table:formula="of:=RANK([.Q165];[.$Q$162:.$Q$166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omEE</text:p>
          </table:table-cell>
          <table:table-cell table:style-name="ce4" table:formula="of:=1-0.51" office:value-type="float" office:value="0.49" calcext:value-type="float">
            <text:p>0.49</text:p>
          </table:table-cell>
          <table:table-cell table:style-name="ce4" table:formula="of:=([.B166]-[.$D$161])/[.$F$161]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3.27" calcext:value-type="float">
            <text:p>3.27</text:p>
          </table:table-cell>
          <table:table-cell table:style-name="ce4" table:formula="of:=([.G166]-[.$I$161])/[.$K$161]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2747" calcext:value-type="float">
            <text:p>2747</text:p>
          </table:table-cell>
          <table:table-cell table:style-name="ce4" table:formula="of:=([.L166]-[.$N$161])/[.$P$161]" office:value-type="float" office:value="0.156880124085974" calcext:value-type="float">
            <text:p>0.156880124085974</text:p>
          </table:table-cell>
          <table:table-cell table:number-columns-repeated="3"/>
          <table:table-cell table:style-name="ce4" table:formula="of:=[.H166]+[.C166]" office:value-type="float" office:value="0" calcext:value-type="float">
            <text:p>0</text:p>
          </table:table-cell>
          <table:table-cell table:style-name="ce4" table:formula="of:=RANK([.Q166];[.$Q$162:.$Q$166])" office:value-type="float" office:value="5" calcext:value-type="float">
            <text:p>5</text:p>
          </table:table-cell>
          <table:table-cell table:number-columns-repeated="1006"/>
        </table:table-row>
        <table:table-row table:style-name="ro2" table:number-rows-repeated="10484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03" meta:object-count="0"/>
    <meta:generator>LibreOfficeDev/6.0.5.2$Linux_X86_64 LibreOffice_project/</meta:generator>
  </office:meta>
</office:document-meta>
</file>